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background-color="transparent" style:cell-protect="protected" style:repeat-content="false"/>
      <style:paragraph-properties fo:text-align="justify"/>
    </style:style>
    <style:style style:name="ce3" style:family="table-cell" style:parent-style-name="Default" style:data-style-name="N0">
      <style:table-cell-properties style:vertical-align="top" fo:background-color="#FFFFFF" style:cell-protect="protected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top" fo:wrap-option="wrap" fo:background-color="#FFFFFF" style:cell-protect="protected"/>
    </style:style>
    <style:style style:name="ce5" style:family="table-cell" style:parent-style-name="Default" style:data-style-name="N0">
      <style:table-cell-properties style:vertical-align="top" fo:background-color="#FFFFFF" style:cell-protect="protected"/>
    </style:style>
    <style:style style:name="ce6" style:family="table-cell" style:parent-style-name="Default" style:data-style-name="N0">
      <style:table-cell-properties style:vertical-align="top" fo:background-color="transparent" style:cell-protect="protected" style:repeat-content="false"/>
      <style:paragraph-properties fo:text-align="justify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top" fo:background-color="transparent" style:cell-protect="protected" style:repeat-content="false"/>
      <style:paragraph-properties fo:text-align="justify"/>
      <style:text-properties fo:font-size="9pt" style:font-size-asian="9pt" style:font-size-complex="9pt"/>
    </style:style>
    <style:style style:name="ce8" style:family="table-cell" style:parent-style-name="Default" style:data-style-name="N0">
      <style:table-cell-properties style:vertical-align="top" fo:wrap-option="wrap" fo:background-color="transparent" style:cell-protect="protected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fo:border-top="none" fo:border-bottom="thick solid #000000" fo:border-left="none" fo:border-right="none" style:vertical-align="automatic" fo:background-color="#6699CC" style:cell-protect="protected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ck solid #000000" fo:border-left="none" fo:border-right="none" style:vertical-align="automatic" fo:background-color="transparent" style:cell-protect="protected"/>
    </style:style>
    <style:style style:name="ce12" style:family="table-cell" style:parent-style-name="Default" style:data-style-name="N0">
      <style:table-cell-properties style:vertical-align="automatic" fo:background-color="#FFFFFF" style:cell-protect="protected"/>
    </style:style>
    <style:style style:name="ce13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14" style:family="table-cell" style:parent-style-name="Default" style:data-style-name="N4">
      <style:table-cell-properties style:vertical-align="automatic" fo:background-color="#FFFFFF" style:cell-protect="protected"/>
    </style:style>
    <style:style style:name="ce15" style:family="table-cell" style:parent-style-name="Default" style:data-style-name="N0">
      <style:table-cell-properties style:vertical-align="automatic" fo:background-color="transparent" style:cell-protect="protected"/>
    </style:style>
    <style:style style:name="ce16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0.396875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0.47625cm"/>
    </style:style>
    <style:style style:name="co4" style:family="table-column">
      <style:table-column-properties fo:break-before="auto" style:column-width="8.44020833333333cm"/>
    </style:style>
    <style:style style:name="co5" style:family="table-column">
      <style:table-column-properties fo:break-before="auto" style:column-width="4.60375cm"/>
    </style:style>
    <style:style style:name="co6" style:family="table-column">
      <style:table-column-properties fo:break-before="auto" style:column-width="6.746875cm"/>
    </style:style>
    <style:style style:name="co7" style:family="table-column">
      <style:table-column-properties fo:break-before="auto" style:column-width="4.78895833333333cm"/>
    </style:style>
    <style:style style:name="co8" style:family="table-column">
      <style:table-column-properties fo:break-before="auto" style:column-width="27.9135416666667cm"/>
    </style:style>
    <style:style style:name="co9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draw:stroke="none" style:protect="position siz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ratula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2" table:number-columns-repeated="16378" table:default-cell-style-name="ce2"/>
        <table:table-row table:style-name="ro1">
          <table:table-cell table:number-columns-repeated="16384"/>
        </table:table-row>
        <table:table-row table:style-name="ro2">
          <table:table-cell/>
          <table:table-cell table:style-name="ce2">
            <draw:frame draw:z-index="1" draw:id="id0" draw:style-name="a0" draw:name="Logo" svg:x="0in" svg:y="0in" svg:width="2.5625in" svg:height="0.83333in" style:rel-width="scale" style:rel-height="scale">
              <draw:image xlink:href="media/image1.jpg" xlink:type="simple" xlink:show="embed" xlink:actuate="onLoad"/>
              <svg:title/>
              <svg:desc/>
            </draw:frame>
          </table:table-cell>
          <table:table-cell table:number-columns-repeated="3" table:style-name="ce2"/>
          <table:table-cell office:value-type="string" table:number-columns-spanned="4" table:number-rows-spanned="1" table:style-name="ce6">
            <text:p>SECRETARÍA DE ESTADO DE ENERGÍA</text:p>
          </table:table-cell>
          <table:covered-table-cell table:number-columns-repeated="3"/>
          <table:table-cell table:number-columns-repeated="16375" table:style-name="ce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2"/>
          <table:table-cell office:value-type="string" table:number-columns-spanned="3" table:number-rows-spanned="2" table:style-name="ce7">
            <text:p>DIRECCIÓN GENERAL DE POLÍTICA ENERGÉTICA Y MINAS</text:p>
          </table:table-cell>
          <table:covered-table-cell table:number-columns-repeated="2"/>
          <table:table-cell table:number-columns-repeated="16375" table:style-name="ce2"/>
        </table:table-row>
        <table:table-row table:style-name="ro1">
          <table:table-cell/>
          <table:table-cell table:number-columns-repeated="5" table:style-name="ce2"/>
          <table:covered-table-cell/>
          <table:covered-table-cell table:number-columns-repeated="2"/>
          <table:table-cell table:number-columns-repeated="16375" table:style-name="ce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2"/>
          <table:table-cell office:value-type="string" table:number-columns-spanned="3" table:number-rows-spanned="4" table:style-name="ce7">
            <text:p>SUBDIRECCIÓN GENERAL DE ENERGÍAS RENOVABLES</text:p>
          </table:table-cell>
          <table:covered-table-cell table:number-columns-repeated="2"/>
          <table:table-cell table:number-columns-repeated="16375" table:style-name="ce2"/>
        </table:table-row>
        <table:table-row table:number-rows-repeated="3" table:style-name="ro1">
          <table:table-cell/>
          <table:table-cell table:number-columns-repeated="5" table:style-name="ce2"/>
          <table:covered-table-cell/>
          <table:covered-table-cell table:number-columns-repeated="2"/>
          <table:table-cell table:number-columns-repeated="16375" table:style-name="ce2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number-columns-repeated="5" table:style-name="ce2"/>
          <table:table-cell office:value-type="string" table:style-name="ce3">
            <text:p>NIPO EN LINEA: 084-17-032-8</text:p>
          </table:table-cell>
          <table:table-cell table:number-columns-repeated="7" table:style-name="ce4"/>
          <table:table-cell table:number-columns-repeated="16370"/>
        </table:table-row>
        <table:table-row table:style-name="ro3">
          <table:table-cell/>
          <table:table-cell table:number-columns-repeated="5" table:style-name="ce2"/>
          <table:table-cell office:value-type="string" table:style-name="ce5">
            <text:p>ISSN: 2603-6142</text:p>
          </table:table-cell>
          <table:table-cell table:number-columns-repeated="7" table:style-name="ce4"/>
          <table:table-cell table:number-columns-repeated="1637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8" table:number-rows-spanned="5" table:style-name="ce8">
            <text:p>ESTADÍSTICA DE LA INDUSTRIA DE LA ENERGÍA ELÉCTRICA 2017</text:p>
          </table:table-cell>
          <table:covered-table-cell table:number-columns-repeated="7"/>
          <table:table-cell table:number-columns-repeated="16375" table:style-name="ce2"/>
        </table:table-row>
        <table:table-row table:number-rows-repeated="4" table:style-name="ro1">
          <table:table-cell/>
          <table:covered-table-cell/>
          <table:covered-table-cell table:number-columns-repeated="7"/>
          <table:table-cell table:number-columns-repeated="16375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/>
          <table:table-cell table:number-columns-spanned="4" table:number-rows-spanned="1" table:style-name="ce9"/>
          <table:covered-table-cell table:number-columns-repeated="3"/>
          <table:table-cell table:number-columns-repeated="16379" table:style-name="ce2"/>
        </table:table-row>
        <table:table-row table:number-rows-repeated="1048548" table:style-name="ro1">
          <table:table-cell table:number-columns-repeated="16384"/>
        </table:table-row>
      </table:table>
      <table:table table:name="Nacional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80" table:default-cell-style-name="ce15"/>
        <table:table-row table:style-name="ro2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12">
            <text:p>Bono Social</text:p>
          </table:table-cell>
          <table:table-cell office:value-type="float" office:value="2340435" table:style-name="ce13">
            <text:p>2.340.435</text:p>
          </table:table-cell>
          <table:table-cell office:value-type="float" office:value="6269817.5499999998" table:style-name="ce14">
            <text:p>6.269.817,55</text:p>
          </table:table-cell>
          <table:table-cell office:value-type="float" office:value="4344658.0999999996" table:style-name="ce14">
            <text:p>4.344.658,1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/Sin D.H.A hasta 10 kW</text:p>
          </table:table-cell>
          <table:table-cell office:value-type="float" office:value="9212027" table:style-name="ce13">
            <text:p>9.212.027</text:p>
          </table:table-cell>
          <table:table-cell office:value-type="float" office:value="40772967.329999998" table:style-name="ce14">
            <text:p>40.772.967,33</text:p>
          </table:table-cell>
          <table:table-cell office:value-type="float" office:value="22229596.199999999" table:style-name="ce14">
            <text:p>22.229.596,2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/Sin D.H.A superior a 10 kW</text:p>
          </table:table-cell>
          <table:table-cell office:value-type="float" office:value="55900" table:style-name="ce13">
            <text:p>55.900</text:p>
          </table:table-cell>
          <table:table-cell office:value-type="float" office:value="948621.16" table:style-name="ce14">
            <text:p>948.621,16</text:p>
          </table:table-cell>
          <table:table-cell office:value-type="float" office:value="601541.23" table:style-name="ce14">
            <text:p>601.541,2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15949026" table:style-name="ce13">
            <text:p>15.949.026</text:p>
          </table:table-cell>
          <table:table-cell office:value-type="float" office:value="101363341.89" table:style-name="ce14">
            <text:p>101.363.341,89</text:p>
          </table:table-cell>
          <table:table-cell office:value-type="float" office:value="40507179.710000001" table:style-name="ce14">
            <text:p>40.507.179,7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1552599" table:style-name="ce13">
            <text:p>1.552.599</text:p>
          </table:table-cell>
          <table:table-cell office:value-type="float" office:value="61047615.109999999" table:style-name="ce14">
            <text:p>61.047.615,11</text:p>
          </table:table-cell>
          <table:table-cell office:value-type="float" office:value="42370191.649999999" table:style-name="ce14">
            <text:p>42.370.191,6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92580" table:style-name="ce13">
            <text:p>92.580</text:p>
          </table:table-cell>
          <table:table-cell office:value-type="float" office:value="10766206.82" table:style-name="ce14">
            <text:p>10.766.206,82</text:p>
          </table:table-cell>
          <table:table-cell office:value-type="float" office:value="15795167.550000001" table:style-name="ce14">
            <text:p>15.795.167,5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21503" table:style-name="ce13">
            <text:p>21.503</text:p>
          </table:table-cell>
          <table:table-cell office:value-type="float" office:value="21876152.75" table:style-name="ce14">
            <text:p>21.876.152,75</text:p>
          </table:table-cell>
          <table:table-cell office:value-type="float" office:value="54781542.43" table:style-name="ce14">
            <text:p>54.781.542,4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950" table:style-name="ce13">
            <text:p>950</text:p>
          </table:table-cell>
          <table:table-cell office:value-type="float" office:value="1294918.58" table:style-name="ce14">
            <text:p>1.294.918,58</text:p>
          </table:table-cell>
          <table:table-cell office:value-type="float" office:value="3705778.5" table:style-name="ce14">
            <text:p>3.705.778,5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6 kV a 72,5 kV</text:p>
          </table:table-cell>
          <table:table-cell office:value-type="float" office:value="1616" table:style-name="ce13">
            <text:p>1.616</text:p>
          </table:table-cell>
          <table:table-cell office:value-type="float" office:value="5094233.82" table:style-name="ce14">
            <text:p>5.094.233,82</text:p>
          </table:table-cell>
          <table:table-cell office:value-type="float" office:value="17510416.449999999" table:style-name="ce14">
            <text:p>17.510.416,4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399" table:style-name="ce13">
            <text:p>399</text:p>
          </table:table-cell>
          <table:table-cell office:value-type="float" office:value="2627053" table:style-name="ce14">
            <text:p>2.627.053,00</text:p>
          </table:table-cell>
          <table:table-cell office:value-type="float" office:value="11049347.16" table:style-name="ce14">
            <text:p>11.049.347,1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-6.5 mayor o igual a 145 kV</text:p>
          </table:table-cell>
          <table:table-cell office:value-type="float" office:value="565" table:style-name="ce13">
            <text:p>565</text:p>
          </table:table-cell>
          <table:table-cell office:value-type="float" office:value="7359850.2999999998" table:style-name="ce14">
            <text:p>7.359.850,30</text:p>
          </table:table-cell>
          <table:table-cell office:value-type="float" office:value="24508838.859999999" table:style-name="ce14">
            <text:p>24.508.838,8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29227600" table:style-name="ce13">
            <text:p>29.227.600</text:p>
          </table:table-cell>
          <table:table-cell office:value-type="float" office:value="259420778.31" table:style-name="ce14">
            <text:p>259.420.778,31</text:p>
          </table:table-cell>
          <table:table-cell office:value-type="float" office:value="237404257.84" table:style-name="ce14">
            <text:p>237.404.257,84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6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Hoja1" table:style-name="ta2">
        <table:table-column table:style-name="co9" table:number-columns-repeated="16384" table:default-cell-style-name="ce1"/>
        <table:table-row table:number-rows-repeated="17" table:style-name="ro1">
          <table:table-cell table:number-columns-repeated="16384"/>
        </table:table-row>
        <table:table-row table:style-name="ro1">
          <table:table-cell table:style-name="ce17"/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ARABA-ÁLAVA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80" table:default-cell-style-name="ce15"/>
        <table:table-row table:style-name="ro2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12">
            <text:p>Bono Social</text:p>
          </table:table-cell>
          <table:table-cell office:value-type="float" office:value="11075" table:style-name="ce13">
            <text:p>11.075</text:p>
          </table:table-cell>
          <table:table-cell office:value-type="float" office:value="31359.86" table:style-name="ce14">
            <text:p>31.359,86</text:p>
          </table:table-cell>
          <table:table-cell office:value-type="float" office:value="17852.740000000002" table:style-name="ce14">
            <text:p>17.852,7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/Sin D.H.A hasta 10 kW</text:p>
          </table:table-cell>
          <table:table-cell office:value-type="float" office:value="51194" table:style-name="ce13">
            <text:p>51.194</text:p>
          </table:table-cell>
          <table:table-cell office:value-type="float" office:value="209893.14" table:style-name="ce14">
            <text:p>209.893,14</text:p>
          </table:table-cell>
          <table:table-cell office:value-type="float" office:value="110422.77" table:style-name="ce14">
            <text:p>110.422,7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/Sin D.H.A superior a 10 kW</text:p>
          </table:table-cell>
          <table:table-cell office:value-type="float" office:value="16" table:style-name="ce13">
            <text:p>16</text:p>
          </table:table-cell>
          <table:table-cell office:value-type="float" office:value="462" table:style-name="ce14">
            <text:p>462,00</text:p>
          </table:table-cell>
          <table:table-cell office:value-type="float" office:value="356.58" table:style-name="ce14">
            <text:p>356,5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117759" table:style-name="ce13">
            <text:p>117.759</text:p>
          </table:table-cell>
          <table:table-cell office:value-type="float" office:value="449999.98" table:style-name="ce14">
            <text:p>449.999,98</text:p>
          </table:table-cell>
          <table:table-cell office:value-type="float" office:value="226582.79" table:style-name="ce14">
            <text:p>226.582,7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13300" table:style-name="ce13">
            <text:p>13.300</text:p>
          </table:table-cell>
          <table:table-cell office:value-type="float" office:value="454304.26" table:style-name="ce14">
            <text:p>454.304,26</text:p>
          </table:table-cell>
          <table:table-cell office:value-type="float" office:value="360446.89" table:style-name="ce14">
            <text:p>360.446,8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497" table:style-name="ce13">
            <text:p>497</text:p>
          </table:table-cell>
          <table:table-cell office:value-type="float" office:value="66869.740000000005" table:style-name="ce14">
            <text:p>66.869,74</text:p>
          </table:table-cell>
          <table:table-cell office:value-type="float" office:value="115719.27" table:style-name="ce14">
            <text:p>115.719,2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149" table:style-name="ce13">
            <text:p>149</text:p>
          </table:table-cell>
          <table:table-cell office:value-type="float" office:value="135618" table:style-name="ce14">
            <text:p>135.618,00</text:p>
          </table:table-cell>
          <table:table-cell office:value-type="float" office:value="366170.4" table:style-name="ce14">
            <text:p>366.170,4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173" table:style-name="ce13">
            <text:p>173</text:p>
          </table:table-cell>
          <table:table-cell office:value-type="float" office:value="291861" table:style-name="ce14">
            <text:p>291.861,00</text:p>
          </table:table-cell>
          <table:table-cell office:value-type="float" office:value="597192.68000000005" table:style-name="ce14">
            <text:p>597.192,6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6 kV a 72,5 kV</text:p>
          </table:table-cell>
          <table:table-cell office:value-type="float" office:value="2" table:style-name="ce13">
            <text:p>2</text:p>
          </table:table-cell>
          <table:table-cell office:value-type="float" office:value="902" table:style-name="ce14">
            <text:p>902,00</text:p>
          </table:table-cell>
          <table:table-cell office:value-type="float" office:value="2056.58" table:style-name="ce14">
            <text:p>2.056,5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4" table:style-name="ce13">
            <text:p>4</text:p>
          </table:table-cell>
          <table:table-cell office:value-type="float" office:value="1600" table:style-name="ce14">
            <text:p>1.600,00</text:p>
          </table:table-cell>
          <table:table-cell office:value-type="float" office:value="1445" table:style-name="ce14">
            <text:p>1.445,0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-6.5 mayor o igual a 145 kV</text:p>
          </table:table-cell>
          <table:table-cell office:value-type="float" office:value="7" table:style-name="ce13">
            <text:p>7</text:p>
          </table:table-cell>
          <table:table-cell office:value-type="float" office:value="291051" table:style-name="ce14">
            <text:p>291.051,00</text:p>
          </table:table-cell>
          <table:table-cell office:value-type="float" office:value="697761.36" table:style-name="ce14">
            <text:p>697.761,3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194176" table:style-name="ce13">
            <text:p>194.176</text:p>
          </table:table-cell>
          <table:table-cell office:value-type="float" office:value="1933920.98" table:style-name="ce14">
            <text:p>1.933.920,98</text:p>
          </table:table-cell>
          <table:table-cell office:value-type="float" office:value="2496007.06" table:style-name="ce14">
            <text:p>2.496.007,06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6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ALBACETE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80" table:default-cell-style-name="ce15"/>
        <table:table-row table:style-name="ro2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12">
            <text:p>Bono Social</text:p>
          </table:table-cell>
          <table:table-cell office:value-type="float" office:value="32214" table:style-name="ce13">
            <text:p>32.214</text:p>
          </table:table-cell>
          <table:table-cell office:value-type="float" office:value="81696.399999999994" table:style-name="ce14">
            <text:p>81.696,40</text:p>
          </table:table-cell>
          <table:table-cell office:value-type="float" office:value="58375.96" table:style-name="ce14">
            <text:p>58.375,9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/Sin D.H.A hasta 10 kW</text:p>
          </table:table-cell>
          <table:table-cell office:value-type="float" office:value="57004" table:style-name="ce13">
            <text:p>57.004</text:p>
          </table:table-cell>
          <table:table-cell office:value-type="float" office:value="221603.7" table:style-name="ce14">
            <text:p>221.603,70</text:p>
          </table:table-cell>
          <table:table-cell office:value-type="float" office:value="120666.16" table:style-name="ce14">
            <text:p>120.666,1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/Sin D.H.A superior a 10 kW</text:p>
          </table:table-cell>
          <table:table-cell office:value-type="float" office:value="14" table:style-name="ce13">
            <text:p>14</text:p>
          </table:table-cell>
          <table:table-cell office:value-type="float" office:value="167.18" table:style-name="ce14">
            <text:p>167,18</text:p>
          </table:table-cell>
          <table:table-cell office:value-type="float" office:value="272.81" table:style-name="ce14">
            <text:p>272,8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153924" table:style-name="ce13">
            <text:p>153.924</text:p>
          </table:table-cell>
          <table:table-cell office:value-type="float" office:value="653359.24" table:style-name="ce14">
            <text:p>653.359,24</text:p>
          </table:table-cell>
          <table:table-cell office:value-type="float" office:value="348049.98" table:style-name="ce14">
            <text:p>348.049,9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15887" table:style-name="ce13">
            <text:p>15.887</text:p>
          </table:table-cell>
          <table:table-cell office:value-type="float" office:value="621675.39" table:style-name="ce14">
            <text:p>621.675,39</text:p>
          </table:table-cell>
          <table:table-cell office:value-type="float" office:value="312684.05" table:style-name="ce14">
            <text:p>312.684,0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3072" table:style-name="ce13">
            <text:p>3.072</text:p>
          </table:table-cell>
          <table:table-cell office:value-type="float" office:value="425509.18" table:style-name="ce14">
            <text:p>425.509,18</text:p>
          </table:table-cell>
          <table:table-cell office:value-type="float" office:value="380229.13" table:style-name="ce14">
            <text:p>380.229,1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442" table:style-name="ce13">
            <text:p>442</text:p>
          </table:table-cell>
          <table:table-cell office:value-type="float" office:value="328763" table:style-name="ce14">
            <text:p>328.763,00</text:p>
          </table:table-cell>
          <table:table-cell office:value-type="float" office:value="618170.84" table:style-name="ce14">
            <text:p>618.170,8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6 kV a 72,5 kV</text:p>
          </table:table-cell>
          <table:table-cell office:value-type="float" office:value="14" table:style-name="ce13">
            <text:p>14</text:p>
          </table:table-cell>
          <table:table-cell office:value-type="float" office:value="40114" table:style-name="ce14">
            <text:p>40.114,00</text:p>
          </table:table-cell>
          <table:table-cell office:value-type="float" office:value="120184.19" table:style-name="ce14">
            <text:p>120.184,1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16" table:style-name="ce13">
            <text:p>16</text:p>
          </table:table-cell>
          <table:table-cell office:value-type="float" office:value="7616" table:style-name="ce14">
            <text:p>7.616,00</text:p>
          </table:table-cell>
          <table:table-cell office:value-type="float" office:value="24195.13" table:style-name="ce14">
            <text:p>24.195,1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-6.5 mayor o igual a 145 kV</text:p>
          </table:table-cell>
          <table:table-cell office:value-type="float" office:value="20" table:style-name="ce13">
            <text:p>20</text:p>
          </table:table-cell>
          <table:table-cell office:value-type="float" office:value="57444" table:style-name="ce14">
            <text:p>57.444,00</text:p>
          </table:table-cell>
          <table:table-cell office:value-type="float" office:value="33440.639999999999" table:style-name="ce14">
            <text:p>33.440,6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262607" table:style-name="ce13">
            <text:p>262.607</text:p>
          </table:table-cell>
          <table:table-cell office:value-type="float" office:value="2437948.09" table:style-name="ce14">
            <text:p>2.437.948,09</text:p>
          </table:table-cell>
          <table:table-cell office:value-type="float" office:value="2016268.89" table:style-name="ce14">
            <text:p>2.016.268,89</text:p>
          </table:table-cell>
          <table:table-cell table:number-columns-repeated="16380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6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ALICANTE-ALACANT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80" table:default-cell-style-name="ce15"/>
        <table:table-row table:style-name="ro2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12">
            <text:p>Bono Social</text:p>
          </table:table-cell>
          <table:table-cell office:value-type="float" office:value="117255" table:style-name="ce13">
            <text:p>117.255</text:p>
          </table:table-cell>
          <table:table-cell office:value-type="float" office:value="294098.09999999998" table:style-name="ce14">
            <text:p>294.098,10</text:p>
          </table:table-cell>
          <table:table-cell office:value-type="float" office:value="233549.58" table:style-name="ce14">
            <text:p>233.549,5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/Sin D.H.A hasta 10 kW</text:p>
          </table:table-cell>
          <table:table-cell office:value-type="float" office:value="349396" table:style-name="ce13">
            <text:p>349.396</text:p>
          </table:table-cell>
          <table:table-cell office:value-type="float" office:value="1495985.3" table:style-name="ce14">
            <text:p>1.495.985,30</text:p>
          </table:table-cell>
          <table:table-cell office:value-type="float" office:value="809444.5" table:style-name="ce14">
            <text:p>809.444,5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/Sin D.H.A superior a 10 kW</text:p>
          </table:table-cell>
          <table:table-cell office:value-type="float" office:value="232" table:style-name="ce13">
            <text:p>232</text:p>
          </table:table-cell>
          <table:table-cell office:value-type="float" office:value="3883" table:style-name="ce14">
            <text:p>3.883,00</text:p>
          </table:table-cell>
          <table:table-cell office:value-type="float" office:value="3972.73" table:style-name="ce14">
            <text:p>3.972,7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885606" table:style-name="ce13">
            <text:p>885.606</text:p>
          </table:table-cell>
          <table:table-cell office:value-type="float" office:value="4728153.91" table:style-name="ce14">
            <text:p>4.728.153,91</text:p>
          </table:table-cell>
          <table:table-cell office:value-type="float" office:value="2206751.0699999998" table:style-name="ce14">
            <text:p>2.206.751,0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68774" table:style-name="ce13">
            <text:p>68.774</text:p>
          </table:table-cell>
          <table:table-cell office:value-type="float" office:value="1621303.04" table:style-name="ce14">
            <text:p>1.621.303,04</text:p>
          </table:table-cell>
          <table:table-cell office:value-type="float" office:value="1580861.74" table:style-name="ce14">
            <text:p>1.580.861,7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4632" table:style-name="ce13">
            <text:p>4.632</text:p>
          </table:table-cell>
          <table:table-cell office:value-type="float" office:value="607536.26" table:style-name="ce14">
            <text:p>607.536,26</text:p>
          </table:table-cell>
          <table:table-cell office:value-type="float" office:value="914933.46" table:style-name="ce14">
            <text:p>914.933,4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925" table:style-name="ce13">
            <text:p>925</text:p>
          </table:table-cell>
          <table:table-cell office:value-type="float" office:value="783038.73" table:style-name="ce14">
            <text:p>783.038,73</text:p>
          </table:table-cell>
          <table:table-cell office:value-type="float" office:value="2071934.69" table:style-name="ce14">
            <text:p>2.071.934,6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1" table:style-name="ce13">
            <text:p>1</text:p>
          </table:table-cell>
          <table:table-cell office:value-type="float" office:value="900" table:style-name="ce14">
            <text:p>900,00</text:p>
          </table:table-cell>
          <table:table-cell office:value-type="float" office:value="2804" table:style-name="ce14">
            <text:p>2.804,0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6 kV a 72,5 kV</text:p>
          </table:table-cell>
          <table:table-cell office:value-type="float" office:value="11" table:style-name="ce13">
            <text:p>11</text:p>
          </table:table-cell>
          <table:table-cell office:value-type="float" office:value="45919.33" table:style-name="ce14">
            <text:p>45.919,33</text:p>
          </table:table-cell>
          <table:table-cell office:value-type="float" office:value="166699.35" table:style-name="ce14">
            <text:p>166.699,3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3" table:style-name="ce13">
            <text:p>3</text:p>
          </table:table-cell>
          <table:table-cell office:value-type="float" office:value="28700" table:style-name="ce14">
            <text:p>28.700,00</text:p>
          </table:table-cell>
          <table:table-cell office:value-type="float" office:value="121549" table:style-name="ce14">
            <text:p>121.549,0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-6.5 mayor o igual a 145 kV</text:p>
          </table:table-cell>
          <table:table-cell office:value-type="float" office:value="3" table:style-name="ce13">
            <text:p>3</text:p>
          </table:table-cell>
          <table:table-cell office:value-type="float" office:value="39000" table:style-name="ce14">
            <text:p>39.000,00</text:p>
          </table:table-cell>
          <table:table-cell office:value-type="float" office:value="17536.03" table:style-name="ce14">
            <text:p>17.536,0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1426838" table:style-name="ce13">
            <text:p>1.426.838</text:p>
          </table:table-cell>
          <table:table-cell office:value-type="float" office:value="9648517.6699999999" table:style-name="ce14">
            <text:p>9.648.517,67</text:p>
          </table:table-cell>
          <table:table-cell office:value-type="float" office:value="8130036.1500000004" table:style-name="ce14">
            <text:p>8.130.036,15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6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ALMERÍA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80" table:default-cell-style-name="ce15"/>
        <table:table-row table:style-name="ro2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12">
            <text:p>Bono Social</text:p>
          </table:table-cell>
          <table:table-cell office:value-type="float" office:value="44543" table:style-name="ce13">
            <text:p>44.543</text:p>
          </table:table-cell>
          <table:table-cell office:value-type="float" office:value="106968.15" table:style-name="ce14">
            <text:p>106.968,15</text:p>
          </table:table-cell>
          <table:table-cell office:value-type="float" office:value="83362.12" table:style-name="ce14">
            <text:p>83.362,1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/Sin D.H.A hasta 10 kW</text:p>
          </table:table-cell>
          <table:table-cell office:value-type="float" office:value="157855" table:style-name="ce13">
            <text:p>157.855</text:p>
          </table:table-cell>
          <table:table-cell office:value-type="float" office:value="647697.84" table:style-name="ce14">
            <text:p>647.697,84</text:p>
          </table:table-cell>
          <table:table-cell office:value-type="float" office:value="396436.7" table:style-name="ce14">
            <text:p>396.436,7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/Sin D.H.A superior a 10 kW</text:p>
          </table:table-cell>
          <table:table-cell office:value-type="float" office:value="1054" table:style-name="ce13">
            <text:p>1.054</text:p>
          </table:table-cell>
          <table:table-cell office:value-type="float" office:value="16283.49" table:style-name="ce14">
            <text:p>16.283,49</text:p>
          </table:table-cell>
          <table:table-cell office:value-type="float" office:value="13089.46" table:style-name="ce14">
            <text:p>13.089,4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226862" table:style-name="ce13">
            <text:p>226.862</text:p>
          </table:table-cell>
          <table:table-cell office:value-type="float" office:value="1030320.53" table:style-name="ce14">
            <text:p>1.030.320,53</text:p>
          </table:table-cell>
          <table:table-cell office:value-type="float" office:value="607217.31000000006" table:style-name="ce14">
            <text:p>607.217,3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18606" table:style-name="ce13">
            <text:p>18.606</text:p>
          </table:table-cell>
          <table:table-cell office:value-type="float" office:value="573801.23" table:style-name="ce14">
            <text:p>573.801,23</text:p>
          </table:table-cell>
          <table:table-cell office:value-type="float" office:value="553832.61" table:style-name="ce14">
            <text:p>553.832,6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971" table:style-name="ce13">
            <text:p>971</text:p>
          </table:table-cell>
          <table:table-cell office:value-type="float" office:value="180740.63" table:style-name="ce14">
            <text:p>180.740,63</text:p>
          </table:table-cell>
          <table:table-cell office:value-type="float" office:value="290481.13" table:style-name="ce14">
            <text:p>290.481,1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260" table:style-name="ce13">
            <text:p>260</text:p>
          </table:table-cell>
          <table:table-cell office:value-type="float" office:value="256902.71" table:style-name="ce14">
            <text:p>256.902,71</text:p>
          </table:table-cell>
          <table:table-cell office:value-type="float" office:value="558021.55000000005" table:style-name="ce14">
            <text:p>558.021,5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6 kV a 72,5 kV</text:p>
          </table:table-cell>
          <table:table-cell office:value-type="float" office:value="10" table:style-name="ce13">
            <text:p>10</text:p>
          </table:table-cell>
          <table:table-cell office:value-type="float" office:value="63122" table:style-name="ce14">
            <text:p>63.122,00</text:p>
          </table:table-cell>
          <table:table-cell office:value-type="float" office:value="309217.91999999998" table:style-name="ce14">
            <text:p>309.217,9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13" table:style-name="ce13">
            <text:p>13</text:p>
          </table:table-cell>
          <table:table-cell office:value-type="float" office:value="49892" table:style-name="ce14">
            <text:p>49.892,00</text:p>
          </table:table-cell>
          <table:table-cell office:value-type="float" office:value="278885.15000000002" table:style-name="ce14">
            <text:p>278.885,1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-6.5 mayor o igual a 145 kV</text:p>
          </table:table-cell>
          <table:table-cell office:value-type="float" office:value="7" table:style-name="ce13">
            <text:p>7</text:p>
          </table:table-cell>
          <table:table-cell office:value-type="float" office:value="1264" table:style-name="ce14">
            <text:p>1.264,00</text:p>
          </table:table-cell>
          <table:table-cell office:value-type="float" office:value="2550" table:style-name="ce14">
            <text:p>2.550,0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450181" table:style-name="ce13">
            <text:p>450.181</text:p>
          </table:table-cell>
          <table:table-cell office:value-type="float" office:value="2926992.58" table:style-name="ce14">
            <text:p>2.926.992,58</text:p>
          </table:table-cell>
          <table:table-cell office:value-type="float" office:value="3093093.95" table:style-name="ce14">
            <text:p>3.093.093,95</text:p>
          </table:table-cell>
          <table:table-cell table:number-columns-repeated="16380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6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ÁVILA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80" table:default-cell-style-name="ce15"/>
        <table:table-row table:style-name="ro2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12">
            <text:p>Bono Social</text:p>
          </table:table-cell>
          <table:table-cell office:value-type="float" office:value="20307" table:style-name="ce13">
            <text:p>20.307</text:p>
          </table:table-cell>
          <table:table-cell office:value-type="float" office:value="45506.74" table:style-name="ce14">
            <text:p>45.506,74</text:p>
          </table:table-cell>
          <table:table-cell office:value-type="float" office:value="21134.93" table:style-name="ce14">
            <text:p>21.134,9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/Sin D.H.A hasta 10 kW</text:p>
          </table:table-cell>
          <table:table-cell office:value-type="float" office:value="42834" table:style-name="ce13">
            <text:p>42.834</text:p>
          </table:table-cell>
          <table:table-cell office:value-type="float" office:value="149337.5" table:style-name="ce14">
            <text:p>149.337,50</text:p>
          </table:table-cell>
          <table:table-cell office:value-type="float" office:value="63996.58" table:style-name="ce14">
            <text:p>63.996,5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/Sin D.H.A superior a 10 kW</text:p>
          </table:table-cell>
          <table:table-cell office:value-type="float" office:value="7" table:style-name="ce13">
            <text:p>7</text:p>
          </table:table-cell>
          <table:table-cell office:value-type="float" office:value="103" table:style-name="ce14">
            <text:p>103,00</text:p>
          </table:table-cell>
          <table:table-cell office:value-type="float" office:value="274.08999999999997" table:style-name="ce14">
            <text:p>274,0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116845" table:style-name="ce13">
            <text:p>116.845</text:p>
          </table:table-cell>
          <table:table-cell office:value-type="float" office:value="443702.19" table:style-name="ce14">
            <text:p>443.702,19</text:p>
          </table:table-cell>
          <table:table-cell office:value-type="float" office:value="195242.33" table:style-name="ce14">
            <text:p>195.242,3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6142" table:style-name="ce13">
            <text:p>6.142</text:p>
          </table:table-cell>
          <table:table-cell office:value-type="float" office:value="140648.53" table:style-name="ce14">
            <text:p>140.648,53</text:p>
          </table:table-cell>
          <table:table-cell office:value-type="float" office:value="120945.4" table:style-name="ce14">
            <text:p>120.945,4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1365" table:style-name="ce13">
            <text:p>1.365</text:p>
          </table:table-cell>
          <table:table-cell office:value-type="float" office:value="65822.009999999995" table:style-name="ce14">
            <text:p>65.822,01</text:p>
          </table:table-cell>
          <table:table-cell office:value-type="float" office:value="97406.63" table:style-name="ce14">
            <text:p>97.406,6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34" table:style-name="ce13">
            <text:p>34</text:p>
          </table:table-cell>
          <table:table-cell office:value-type="float" office:value="35301" table:style-name="ce14">
            <text:p>35.301,00</text:p>
          </table:table-cell>
          <table:table-cell office:value-type="float" office:value="107786.03" table:style-name="ce14">
            <text:p>107.786,0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20" table:style-name="ce13">
            <text:p>20</text:p>
          </table:table-cell>
          <table:table-cell office:value-type="float" office:value="19045" table:style-name="ce14">
            <text:p>19.045,00</text:p>
          </table:table-cell>
          <table:table-cell office:value-type="float" office:value="29312" table:style-name="ce14">
            <text:p>29.312,0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6 kV a 72,5 kV</text:p>
          </table:table-cell>
          <table:table-cell office:value-type="float" office:value="8" table:style-name="ce13">
            <text:p>8</text:p>
          </table:table-cell>
          <table:table-cell office:value-type="float" office:value="7730" table:style-name="ce14">
            <text:p>7.730,00</text:p>
          </table:table-cell>
          <table:table-cell office:value-type="float" office:value="16507.34" table:style-name="ce14">
            <text:p>16.507,3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,00</text:p>
          </table:table-cell>
          <table:table-cell office:value-type="float" office:value="0" table:style-name="ce14">
            <text:p>0,0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-6.5 mayor o igual a 145 kV</text:p>
          </table:table-cell>
          <table:table-cell office:value-type="float" office:value="1" table:style-name="ce13">
            <text:p>1</text:p>
          </table:table-cell>
          <table:table-cell office:value-type="float" office:value="300" table:style-name="ce14">
            <text:p>300,00</text:p>
          </table:table-cell>
          <table:table-cell office:value-type="float" office:value="667.29" table:style-name="ce14">
            <text:p>667,2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187563" table:style-name="ce13">
            <text:p>187.563</text:p>
          </table:table-cell>
          <table:table-cell office:value-type="float" office:value="907495.97" table:style-name="ce14">
            <text:p>907.495,97</text:p>
          </table:table-cell>
          <table:table-cell office:value-type="float" office:value="653272.62" table:style-name="ce14">
            <text:p>653.272,62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6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BADAJOZ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80" table:default-cell-style-name="ce15"/>
        <table:table-row table:style-name="ro2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12">
            <text:p>Bono Social</text:p>
          </table:table-cell>
          <table:table-cell office:value-type="float" office:value="52791" table:style-name="ce13">
            <text:p>52.791</text:p>
          </table:table-cell>
          <table:table-cell office:value-type="float" office:value="133095.45000000001" table:style-name="ce14">
            <text:p>133.095,45</text:p>
          </table:table-cell>
          <table:table-cell office:value-type="float" office:value="91477.36" table:style-name="ce14">
            <text:p>91.477,3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/Sin D.H.A hasta 10 kW</text:p>
          </table:table-cell>
          <table:table-cell office:value-type="float" office:value="114596" table:style-name="ce13">
            <text:p>114.596</text:p>
          </table:table-cell>
          <table:table-cell office:value-type="float" office:value="446348.07" table:style-name="ce14">
            <text:p>446.348,07</text:p>
          </table:table-cell>
          <table:table-cell office:value-type="float" office:value="276216.82" table:style-name="ce14">
            <text:p>276.216,8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/Sin D.H.A superior a 10 kW</text:p>
          </table:table-cell>
          <table:table-cell office:value-type="float" office:value="697" table:style-name="ce13">
            <text:p>697</text:p>
          </table:table-cell>
          <table:table-cell office:value-type="float" office:value="11130.39" table:style-name="ce14">
            <text:p>11.130,39</text:p>
          </table:table-cell>
          <table:table-cell office:value-type="float" office:value="7040.19" table:style-name="ce14">
            <text:p>7.040,1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248304" table:style-name="ce13">
            <text:p>248.304</text:p>
          </table:table-cell>
          <table:table-cell office:value-type="float" office:value="1000357.1" table:style-name="ce14">
            <text:p>1.000.357,10</text:p>
          </table:table-cell>
          <table:table-cell office:value-type="float" office:value="599056.37" table:style-name="ce14">
            <text:p>599.056,3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17554" table:style-name="ce13">
            <text:p>17.554</text:p>
          </table:table-cell>
          <table:table-cell office:value-type="float" office:value="546127.87" table:style-name="ce14">
            <text:p>546.127,87</text:p>
          </table:table-cell>
          <table:table-cell office:value-type="float" office:value="435863.71" table:style-name="ce14">
            <text:p>435.863,7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3125" table:style-name="ce13">
            <text:p>3.125</text:p>
          </table:table-cell>
          <table:table-cell office:value-type="float" office:value="382450.55" table:style-name="ce14">
            <text:p>382.450,55</text:p>
          </table:table-cell>
          <table:table-cell office:value-type="float" office:value="288731.13" table:style-name="ce14">
            <text:p>288.731,1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207" table:style-name="ce13">
            <text:p>207</text:p>
          </table:table-cell>
          <table:table-cell office:value-type="float" office:value="204932" table:style-name="ce14">
            <text:p>204.932,00</text:p>
          </table:table-cell>
          <table:table-cell office:value-type="float" office:value="464185.32" table:style-name="ce14">
            <text:p>464.185,3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31" table:style-name="ce13">
            <text:p>31</text:p>
          </table:table-cell>
          <table:table-cell office:value-type="float" office:value="28198" table:style-name="ce14">
            <text:p>28.198,00</text:p>
          </table:table-cell>
          <table:table-cell office:value-type="float" office:value="76011" table:style-name="ce14">
            <text:p>76.011,0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6 kV a 72,5 kV</text:p>
          </table:table-cell>
          <table:table-cell office:value-type="float" office:value="70" table:style-name="ce13">
            <text:p>70</text:p>
          </table:table-cell>
          <table:table-cell office:value-type="float" office:value="69416.800000000003" table:style-name="ce14">
            <text:p>69.416,80</text:p>
          </table:table-cell>
          <table:table-cell office:value-type="float" office:value="234532.53" table:style-name="ce14">
            <text:p>234.532,5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4" table:style-name="ce13">
            <text:p>4</text:p>
          </table:table-cell>
          <table:table-cell office:value-type="float" office:value="10450" table:style-name="ce14">
            <text:p>10.450,00</text:p>
          </table:table-cell>
          <table:table-cell office:value-type="float" office:value="25158.47" table:style-name="ce14">
            <text:p>25.158,4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-6.5 mayor o igual a 145 kV</text:p>
          </table:table-cell>
          <table:table-cell office:value-type="float" office:value="9" table:style-name="ce13">
            <text:p>9</text:p>
          </table:table-cell>
          <table:table-cell office:value-type="float" office:value="166526" table:style-name="ce14">
            <text:p>166.526,00</text:p>
          </table:table-cell>
          <table:table-cell office:value-type="float" office:value="564811.21" table:style-name="ce14">
            <text:p>564.811,2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437388" table:style-name="ce13">
            <text:p>437.388</text:p>
          </table:table-cell>
          <table:table-cell office:value-type="float" office:value="2999032.23" table:style-name="ce14">
            <text:p>2.999.032,23</text:p>
          </table:table-cell>
          <table:table-cell office:value-type="float" office:value="3063084.11" table:style-name="ce14">
            <text:p>3.063.084,11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6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BALEARS_(ILLES)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80" table:default-cell-style-name="ce15"/>
        <table:table-row table:style-name="ro2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12">
            <text:p>Bono Social</text:p>
          </table:table-cell>
          <table:table-cell office:value-type="float" office:value="36058" table:style-name="ce13">
            <text:p>36.058</text:p>
          </table:table-cell>
          <table:table-cell office:value-type="float" office:value="104750.02" table:style-name="ce14">
            <text:p>104.750,02</text:p>
          </table:table-cell>
          <table:table-cell office:value-type="float" office:value="92021.93" table:style-name="ce14">
            <text:p>92.021,9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/Sin D.H.A hasta 10 kW</text:p>
          </table:table-cell>
          <table:table-cell office:value-type="float" office:value="219734" table:style-name="ce13">
            <text:p>219.734</text:p>
          </table:table-cell>
          <table:table-cell office:value-type="float" office:value="1090898.49" table:style-name="ce14">
            <text:p>1.090.898,49</text:p>
          </table:table-cell>
          <table:table-cell office:value-type="float" office:value="687928.16" table:style-name="ce14">
            <text:p>687.928,1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/Sin D.H.A superior a 10 kW</text:p>
          </table:table-cell>
          <table:table-cell office:value-type="float" office:value="6074" table:style-name="ce13">
            <text:p>6.074</text:p>
          </table:table-cell>
          <table:table-cell office:value-type="float" office:value="98141.72" table:style-name="ce14">
            <text:p>98.141,72</text:p>
          </table:table-cell>
          <table:table-cell office:value-type="float" office:value="66837.100000000006" table:style-name="ce14">
            <text:p>66.837,1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390906" table:style-name="ce13">
            <text:p>390.906</text:p>
          </table:table-cell>
          <table:table-cell office:value-type="float" office:value="2114371.36" table:style-name="ce14">
            <text:p>2.114.371,36</text:p>
          </table:table-cell>
          <table:table-cell office:value-type="float" office:value="1282640.5" table:style-name="ce14">
            <text:p>1.282.640,5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58251" table:style-name="ce13">
            <text:p>58.251</text:p>
          </table:table-cell>
          <table:table-cell office:value-type="float" office:value="1444490.23" table:style-name="ce14">
            <text:p>1.444.490,23</text:p>
          </table:table-cell>
          <table:table-cell office:value-type="float" office:value="1789112.52" table:style-name="ce14">
            <text:p>1.789.112,5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827" table:style-name="ce13">
            <text:p>827</text:p>
          </table:table-cell>
          <table:table-cell office:value-type="float" office:value="164849.98000000001" table:style-name="ce14">
            <text:p>164.849,98</text:p>
          </table:table-cell>
          <table:table-cell office:value-type="float" office:value="412123.71" table:style-name="ce14">
            <text:p>412.123,7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389" table:style-name="ce13">
            <text:p>389</text:p>
          </table:table-cell>
          <table:table-cell office:value-type="float" office:value="359967.45" table:style-name="ce14">
            <text:p>359.967,45</text:p>
          </table:table-cell>
          <table:table-cell office:value-type="float" office:value="842230.17" table:style-name="ce14">
            <text:p>842.230,1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6 kV a 72,5 kV</text:p>
          </table:table-cell>
          <table:table-cell office:value-type="float" office:value="5" table:style-name="ce13">
            <text:p>5</text:p>
          </table:table-cell>
          <table:table-cell office:value-type="float" office:value="40031" table:style-name="ce14">
            <text:p>40.031,00</text:p>
          </table:table-cell>
          <table:table-cell office:value-type="float" office:value="105260.97" table:style-name="ce14">
            <text:p>105.260,9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,00</text:p>
          </table:table-cell>
          <table:table-cell office:value-type="float" office:value="0" table:style-name="ce14">
            <text:p>0,0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712244" table:style-name="ce13">
            <text:p>712.244</text:p>
          </table:table-cell>
          <table:table-cell office:value-type="float" office:value="5417500.25" table:style-name="ce14">
            <text:p>5.417.500,25</text:p>
          </table:table-cell>
          <table:table-cell office:value-type="float" office:value="5278155.0599999996" table:style-name="ce14">
            <text:p>5.278.155,06</text:p>
          </table:table-cell>
          <table:table-cell table:number-columns-repeated="16380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16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BARCELONA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80" table:default-cell-style-name="ce15"/>
        <table:table-row table:style-name="ro2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12">
            <text:p>Bono Social</text:p>
          </table:table-cell>
          <table:table-cell office:value-type="float" office:value="141623" table:style-name="ce13">
            <text:p>141.623</text:p>
          </table:table-cell>
          <table:table-cell office:value-type="float" office:value="405500.55" table:style-name="ce14">
            <text:p>405.500,55</text:p>
          </table:table-cell>
          <table:table-cell office:value-type="float" office:value="279568.61" table:style-name="ce14">
            <text:p>279.568,6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/Sin D.H.A hasta 10 kW</text:p>
          </table:table-cell>
          <table:table-cell office:value-type="float" office:value="950934" table:style-name="ce13">
            <text:p>950.934</text:p>
          </table:table-cell>
          <table:table-cell office:value-type="float" office:value="4393705.87" table:style-name="ce14">
            <text:p>4.393.705,87</text:p>
          </table:table-cell>
          <table:table-cell office:value-type="float" office:value="2437082.2200000002" table:style-name="ce14">
            <text:p>2.437.082,2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/Sin D.H.A superior a 10 kW</text:p>
          </table:table-cell>
          <table:table-cell office:value-type="float" office:value="14461" table:style-name="ce13">
            <text:p>14.461</text:p>
          </table:table-cell>
          <table:table-cell office:value-type="float" office:value="225934.45" table:style-name="ce14">
            <text:p>225.934,45</text:p>
          </table:table-cell>
          <table:table-cell office:value-type="float" office:value="118647.06" table:style-name="ce14">
            <text:p>118.647,0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1660325" table:style-name="ce13">
            <text:p>1.660.325</text:p>
          </table:table-cell>
          <table:table-cell office:value-type="float" office:value="8213212.5300000003" table:style-name="ce14">
            <text:p>8.213.212,53</text:p>
          </table:table-cell>
          <table:table-cell office:value-type="float" office:value="4437892.54" table:style-name="ce14">
            <text:p>4.437.892,5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201868" table:style-name="ce13">
            <text:p>201.868</text:p>
          </table:table-cell>
          <table:table-cell office:value-type="float" office:value="7534493.4800000004" table:style-name="ce14">
            <text:p>7.534.493,48</text:p>
          </table:table-cell>
          <table:table-cell office:value-type="float" office:value="6633915.5199999996" table:style-name="ce14">
            <text:p>6.633.915,5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1738" table:style-name="ce13">
            <text:p>1.738</text:p>
          </table:table-cell>
          <table:table-cell office:value-type="float" office:value="372561.95" table:style-name="ce14">
            <text:p>372.561,95</text:p>
          </table:table-cell>
          <table:table-cell office:value-type="float" office:value="751049.63" table:style-name="ce14">
            <text:p>751.049,6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2678" table:style-name="ce13">
            <text:p>2.678</text:p>
          </table:table-cell>
          <table:table-cell office:value-type="float" office:value="3513632.48" table:style-name="ce14">
            <text:p>3.513.632,48</text:p>
          </table:table-cell>
          <table:table-cell office:value-type="float" office:value="9602265.4100000001" table:style-name="ce14">
            <text:p>9.602.265,4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2" table:style-name="ce13">
            <text:p>2</text:p>
          </table:table-cell>
          <table:table-cell office:value-type="float" office:value="1024" table:style-name="ce14">
            <text:p>1.024,00</text:p>
          </table:table-cell>
          <table:table-cell office:value-type="float" office:value="4416" table:style-name="ce14">
            <text:p>4.416,0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6 kV a 72,5 kV</text:p>
          </table:table-cell>
          <table:table-cell office:value-type="float" office:value="2" table:style-name="ce13">
            <text:p>2</text:p>
          </table:table-cell>
          <table:table-cell office:value-type="float" office:value="2800" table:style-name="ce14">
            <text:p>2.800,00</text:p>
          </table:table-cell>
          <table:table-cell office:value-type="float" office:value="226.97" table:style-name="ce14">
            <text:p>226,9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13" table:style-name="ce13">
            <text:p>13</text:p>
          </table:table-cell>
          <table:table-cell office:value-type="float" office:value="280285" table:style-name="ce14">
            <text:p>280.285,00</text:p>
          </table:table-cell>
          <table:table-cell office:value-type="float" office:value="1447638.76" table:style-name="ce14">
            <text:p>1.447.638,7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-6.5 mayor o igual a 145 kV</text:p>
          </table:table-cell>
          <table:table-cell office:value-type="float" office:value="31" table:style-name="ce13">
            <text:p>31</text:p>
          </table:table-cell>
          <table:table-cell office:value-type="float" office:value="578734" table:style-name="ce14">
            <text:p>578.734,00</text:p>
          </table:table-cell>
          <table:table-cell office:value-type="float" office:value="2098355.4700000002" table:style-name="ce14">
            <text:p>2.098.355,4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2973675" table:style-name="ce13">
            <text:p>2.973.675</text:p>
          </table:table-cell>
          <table:table-cell office:value-type="float" office:value="25521884.309999999" table:style-name="ce14">
            <text:p>25.521.884,31</text:p>
          </table:table-cell>
          <table:table-cell office:value-type="float" office:value="27811058.190000001" table:style-name="ce14">
            <text:p>27.811.058,19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6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BURGOS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80" table:default-cell-style-name="ce15"/>
        <table:table-row table:style-name="ro2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12">
            <text:p>Bono Social</text:p>
          </table:table-cell>
          <table:table-cell office:value-type="float" office:value="29427" table:style-name="ce13">
            <text:p>29.427</text:p>
          </table:table-cell>
          <table:table-cell office:value-type="float" office:value="70790.679999999993" table:style-name="ce14">
            <text:p>70.790,68</text:p>
          </table:table-cell>
          <table:table-cell office:value-type="float" office:value="29819.35" table:style-name="ce14">
            <text:p>29.819,3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/Sin D.H.A hasta 10 kW</text:p>
          </table:table-cell>
          <table:table-cell office:value-type="float" office:value="66406" table:style-name="ce13">
            <text:p>66.406</text:p>
          </table:table-cell>
          <table:table-cell office:value-type="float" office:value="238651.33" table:style-name="ce14">
            <text:p>238.651,33</text:p>
          </table:table-cell>
          <table:table-cell office:value-type="float" office:value="109094.73" table:style-name="ce14">
            <text:p>109.094,7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/Sin D.H.A superior a 10 kW</text:p>
          </table:table-cell>
          <table:table-cell office:value-type="float" office:value="14" table:style-name="ce13">
            <text:p>14</text:p>
          </table:table-cell>
          <table:table-cell office:value-type="float" office:value="406.44" table:style-name="ce14">
            <text:p>406,44</text:p>
          </table:table-cell>
          <table:table-cell office:value-type="float" office:value="453.77" table:style-name="ce14">
            <text:p>453,7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195442" table:style-name="ce13">
            <text:p>195.442</text:p>
          </table:table-cell>
          <table:table-cell office:value-type="float" office:value="756429.44" table:style-name="ce14">
            <text:p>756.429,44</text:p>
          </table:table-cell>
          <table:table-cell office:value-type="float" office:value="340918.89" table:style-name="ce14">
            <text:p>340.918,8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14312" table:style-name="ce13">
            <text:p>14.312</text:p>
          </table:table-cell>
          <table:table-cell office:value-type="float" office:value="361678.52" table:style-name="ce14">
            <text:p>361.678,52</text:p>
          </table:table-cell>
          <table:table-cell office:value-type="float" office:value="327626.14" table:style-name="ce14">
            <text:p>327.626,1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1041" table:style-name="ce13">
            <text:p>1.041</text:p>
          </table:table-cell>
          <table:table-cell office:value-type="float" office:value="96190.09" table:style-name="ce14">
            <text:p>96.190,09</text:p>
          </table:table-cell>
          <table:table-cell office:value-type="float" office:value="152451.42000000001" table:style-name="ce14">
            <text:p>152.451,4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146" table:style-name="ce13">
            <text:p>146</text:p>
          </table:table-cell>
          <table:table-cell office:value-type="float" office:value="110346" table:style-name="ce14">
            <text:p>110.346,00</text:p>
          </table:table-cell>
          <table:table-cell office:value-type="float" office:value="262651.71999999997" table:style-name="ce14">
            <text:p>262.651,7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15" table:style-name="ce13">
            <text:p>15</text:p>
          </table:table-cell>
          <table:table-cell office:value-type="float" office:value="13599" table:style-name="ce14">
            <text:p>13.599,00</text:p>
          </table:table-cell>
          <table:table-cell office:value-type="float" office:value="39658.43" table:style-name="ce14">
            <text:p>39.658,4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6 kV a 72,5 kV</text:p>
          </table:table-cell>
          <table:table-cell office:value-type="float" office:value="112" table:style-name="ce13">
            <text:p>112</text:p>
          </table:table-cell>
          <table:table-cell office:value-type="float" office:value="244727.92" table:style-name="ce14">
            <text:p>244.727,92</text:p>
          </table:table-cell>
          <table:table-cell office:value-type="float" office:value="1190213.46" table:style-name="ce14">
            <text:p>1.190.213,4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5" table:style-name="ce13">
            <text:p>5</text:p>
          </table:table-cell>
          <table:table-cell office:value-type="float" office:value="2370" table:style-name="ce14">
            <text:p>2.370,00</text:p>
          </table:table-cell>
          <table:table-cell office:value-type="float" office:value="1358.26" table:style-name="ce14">
            <text:p>1.358,2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-6.5 mayor o igual a 145 kV</text:p>
          </table:table-cell>
          <table:table-cell office:value-type="float" office:value="35" table:style-name="ce13">
            <text:p>35</text:p>
          </table:table-cell>
          <table:table-cell office:value-type="float" office:value="13267" table:style-name="ce14">
            <text:p>13.267,00</text:p>
          </table:table-cell>
          <table:table-cell office:value-type="float" office:value="12022.47" table:style-name="ce14">
            <text:p>12.022,4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306955" table:style-name="ce13">
            <text:p>306.955</text:p>
          </table:table-cell>
          <table:table-cell office:value-type="float" office:value="1908456.42" table:style-name="ce14">
            <text:p>1.908.456,42</text:p>
          </table:table-cell>
          <table:table-cell office:value-type="float" office:value="2466268.64" table:style-name="ce14">
            <text:p>2.466.268,64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6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CÁCERES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80" table:default-cell-style-name="ce15"/>
        <table:table-row table:style-name="ro2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12">
            <text:p>Bono Social</text:p>
          </table:table-cell>
          <table:table-cell office:value-type="float" office:value="33815" table:style-name="ce13">
            <text:p>33.815</text:p>
          </table:table-cell>
          <table:table-cell office:value-type="float" office:value="79965.009999999995" table:style-name="ce14">
            <text:p>79.965,01</text:p>
          </table:table-cell>
          <table:table-cell office:value-type="float" office:value="49259.18" table:style-name="ce14">
            <text:p>49.259,1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/Sin D.H.A hasta 10 kW</text:p>
          </table:table-cell>
          <table:table-cell office:value-type="float" office:value="51798" table:style-name="ce13">
            <text:p>51.798</text:p>
          </table:table-cell>
          <table:table-cell office:value-type="float" office:value="193993.26" table:style-name="ce14">
            <text:p>193.993,26</text:p>
          </table:table-cell>
          <table:table-cell office:value-type="float" office:value="100631.14" table:style-name="ce14">
            <text:p>100.631,1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/Sin D.H.A superior a 10 kW</text:p>
          </table:table-cell>
          <table:table-cell office:value-type="float" office:value="19" table:style-name="ce13">
            <text:p>19</text:p>
          </table:table-cell>
          <table:table-cell office:value-type="float" office:value="395.25" table:style-name="ce14">
            <text:p>395,25</text:p>
          </table:table-cell>
          <table:table-cell office:value-type="float" office:value="714.6" table:style-name="ce14">
            <text:p>714,6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217690" table:style-name="ce13">
            <text:p>217.690</text:p>
          </table:table-cell>
          <table:table-cell office:value-type="float" office:value="805557.63" table:style-name="ce14">
            <text:p>805.557,63</text:p>
          </table:table-cell>
          <table:table-cell office:value-type="float" office:value="441285.6" table:style-name="ce14">
            <text:p>441.285,6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14011" table:style-name="ce13">
            <text:p>14.011</text:p>
          </table:table-cell>
          <table:table-cell office:value-type="float" office:value="345904.71" table:style-name="ce14">
            <text:p>345.904,71</text:p>
          </table:table-cell>
          <table:table-cell office:value-type="float" office:value="276463.03999999998" table:style-name="ce14">
            <text:p>276.463,0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3376" table:style-name="ce13">
            <text:p>3.376</text:p>
          </table:table-cell>
          <table:table-cell office:value-type="float" office:value="187297.59" table:style-name="ce14">
            <text:p>187.297,59</text:p>
          </table:table-cell>
          <table:table-cell office:value-type="float" office:value="197499.7" table:style-name="ce14">
            <text:p>197.499,7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56" table:style-name="ce13">
            <text:p>56</text:p>
          </table:table-cell>
          <table:table-cell office:value-type="float" office:value="47683.09" table:style-name="ce14">
            <text:p>47.683,09</text:p>
          </table:table-cell>
          <table:table-cell office:value-type="float" office:value="147684.73000000001" table:style-name="ce14">
            <text:p>147.684,7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30" table:style-name="ce13">
            <text:p>30</text:p>
          </table:table-cell>
          <table:table-cell office:value-type="float" office:value="18054" table:style-name="ce14">
            <text:p>18.054,00</text:p>
          </table:table-cell>
          <table:table-cell office:value-type="float" office:value="23466" table:style-name="ce14">
            <text:p>23.466,0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6 kV a 72,5 kV</text:p>
          </table:table-cell>
          <table:table-cell office:value-type="float" office:value="111" table:style-name="ce13">
            <text:p>111</text:p>
          </table:table-cell>
          <table:table-cell office:value-type="float" office:value="29095.41" table:style-name="ce14">
            <text:p>29.095,41</text:p>
          </table:table-cell>
          <table:table-cell office:value-type="float" office:value="82925.039999999994" table:style-name="ce14">
            <text:p>82.925,0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9" table:style-name="ce13">
            <text:p>9</text:p>
          </table:table-cell>
          <table:table-cell office:value-type="float" office:value="341" table:style-name="ce14">
            <text:p>341,00</text:p>
          </table:table-cell>
          <table:table-cell office:value-type="float" office:value="698.53" table:style-name="ce14">
            <text:p>698,5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-6.5 mayor o igual a 145 kV</text:p>
          </table:table-cell>
          <table:table-cell office:value-type="float" office:value="5" table:style-name="ce13">
            <text:p>5</text:p>
          </table:table-cell>
          <table:table-cell office:value-type="float" office:value="12100" table:style-name="ce14">
            <text:p>12.100,00</text:p>
          </table:table-cell>
          <table:table-cell office:value-type="float" office:value="27608.639999999999" table:style-name="ce14">
            <text:p>27.608,6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320920" table:style-name="ce13">
            <text:p>320.920</text:p>
          </table:table-cell>
          <table:table-cell office:value-type="float" office:value="1720386.95" table:style-name="ce14">
            <text:p>1.720.386,95</text:p>
          </table:table-cell>
          <table:table-cell office:value-type="float" office:value="1348236.2" table:style-name="ce14">
            <text:p>1.348.236,20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6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CÁDIZ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80" table:default-cell-style-name="ce15"/>
        <table:table-row table:style-name="ro2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12">
            <text:p>Bono Social</text:p>
          </table:table-cell>
          <table:table-cell office:value-type="float" office:value="63176" table:style-name="ce13">
            <text:p>63.176</text:p>
          </table:table-cell>
          <table:table-cell office:value-type="float" office:value="164713.06" table:style-name="ce14">
            <text:p>164.713,06</text:p>
          </table:table-cell>
          <table:table-cell office:value-type="float" office:value="131912.47" table:style-name="ce14">
            <text:p>131.912,4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/Sin D.H.A hasta 10 kW</text:p>
          </table:table-cell>
          <table:table-cell office:value-type="float" office:value="239489" table:style-name="ce13">
            <text:p>239.489</text:p>
          </table:table-cell>
          <table:table-cell office:value-type="float" office:value="943860.49" table:style-name="ce14">
            <text:p>943.860,49</text:p>
          </table:table-cell>
          <table:table-cell office:value-type="float" office:value="589528.21" table:style-name="ce14">
            <text:p>589.528,2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/Sin D.H.A superior a 10 kW</text:p>
          </table:table-cell>
          <table:table-cell office:value-type="float" office:value="1783" table:style-name="ce13">
            <text:p>1.783</text:p>
          </table:table-cell>
          <table:table-cell office:value-type="float" office:value="29407.7" table:style-name="ce14">
            <text:p>29.407,70</text:p>
          </table:table-cell>
          <table:table-cell office:value-type="float" office:value="22180.07" table:style-name="ce14">
            <text:p>22.180,0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369388" table:style-name="ce13">
            <text:p>369.388</text:p>
          </table:table-cell>
          <table:table-cell office:value-type="float" office:value="1580328.92" table:style-name="ce14">
            <text:p>1.580.328,92</text:p>
          </table:table-cell>
          <table:table-cell office:value-type="float" office:value="963157.48" table:style-name="ce14">
            <text:p>963.157,4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27369" table:style-name="ce13">
            <text:p>27.369</text:p>
          </table:table-cell>
          <table:table-cell office:value-type="float" office:value="949417.66" table:style-name="ce14">
            <text:p>949.417,66</text:p>
          </table:table-cell>
          <table:table-cell office:value-type="float" office:value="784295.66" table:style-name="ce14">
            <text:p>784.295,6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1358" table:style-name="ce13">
            <text:p>1.358</text:p>
          </table:table-cell>
          <table:table-cell office:value-type="float" office:value="285629.21000000002" table:style-name="ce14">
            <text:p>285.629,21</text:p>
          </table:table-cell>
          <table:table-cell office:value-type="float" office:value="310514.57" table:style-name="ce14">
            <text:p>310.514,5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303" table:style-name="ce13">
            <text:p>303</text:p>
          </table:table-cell>
          <table:table-cell office:value-type="float" office:value="341933.23" table:style-name="ce14">
            <text:p>341.933,23</text:p>
          </table:table-cell>
          <table:table-cell office:value-type="float" office:value="739134.3" table:style-name="ce14">
            <text:p>739.134,3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1" table:style-name="ce13">
            <text:p>1</text:p>
          </table:table-cell>
          <table:table-cell office:value-type="float" office:value="900" table:style-name="ce14">
            <text:p>900,00</text:p>
          </table:table-cell>
          <table:table-cell office:value-type="float" office:value="19" table:style-name="ce14">
            <text:p>19,0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6 kV a 72,5 kV</text:p>
          </table:table-cell>
          <table:table-cell office:value-type="float" office:value="33" table:style-name="ce13">
            <text:p>33</text:p>
          </table:table-cell>
          <table:table-cell office:value-type="float" office:value="473894" table:style-name="ce14">
            <text:p>473.894,00</text:p>
          </table:table-cell>
          <table:table-cell office:value-type="float" office:value="1364673.69" table:style-name="ce14">
            <text:p>1.364.673,6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1" table:style-name="ce13">
            <text:p>1</text:p>
          </table:table-cell>
          <table:table-cell office:value-type="float" office:value="6500" table:style-name="ce14">
            <text:p>6.500,00</text:p>
          </table:table-cell>
          <table:table-cell office:value-type="float" office:value="13872.94" table:style-name="ce14">
            <text:p>13.872,9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-6.5 mayor o igual a 145 kV</text:p>
          </table:table-cell>
          <table:table-cell office:value-type="float" office:value="41" table:style-name="ce13">
            <text:p>41</text:p>
          </table:table-cell>
          <table:table-cell office:value-type="float" office:value="167412" table:style-name="ce14">
            <text:p>167.412,00</text:p>
          </table:table-cell>
          <table:table-cell office:value-type="float" office:value="862173.45" table:style-name="ce14">
            <text:p>862.173,4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702942" table:style-name="ce13">
            <text:p>702.942</text:p>
          </table:table-cell>
          <table:table-cell office:value-type="float" office:value="4943996.2699999996" table:style-name="ce14">
            <text:p>4.943.996,27</text:p>
          </table:table-cell>
          <table:table-cell office:value-type="float" office:value="5781461.8399999999" table:style-name="ce14">
            <text:p>5.781.461,84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6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CASTELLÓN-CASTELLÒ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80" table:default-cell-style-name="ce15"/>
        <table:table-row table:style-name="ro2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12">
            <text:p>Bono Social</text:p>
          </table:table-cell>
          <table:table-cell office:value-type="float" office:value="32439" table:style-name="ce13">
            <text:p>32.439</text:p>
          </table:table-cell>
          <table:table-cell office:value-type="float" office:value="78913.86" table:style-name="ce14">
            <text:p>78.913,86</text:p>
          </table:table-cell>
          <table:table-cell office:value-type="float" office:value="52812.87" table:style-name="ce14">
            <text:p>52.812,8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/Sin D.H.A hasta 10 kW</text:p>
          </table:table-cell>
          <table:table-cell office:value-type="float" office:value="120335" table:style-name="ce13">
            <text:p>120.335</text:p>
          </table:table-cell>
          <table:table-cell office:value-type="float" office:value="500296.24" table:style-name="ce14">
            <text:p>500.296,24</text:p>
          </table:table-cell>
          <table:table-cell office:value-type="float" office:value="237022.97" table:style-name="ce14">
            <text:p>237.022,9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/Sin D.H.A superior a 10 kW</text:p>
          </table:table-cell>
          <table:table-cell office:value-type="float" office:value="79" table:style-name="ce13">
            <text:p>79</text:p>
          </table:table-cell>
          <table:table-cell office:value-type="float" office:value="1620" table:style-name="ce14">
            <text:p>1.620,00</text:p>
          </table:table-cell>
          <table:table-cell office:value-type="float" office:value="1919.42" table:style-name="ce14">
            <text:p>1.919,4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305585" table:style-name="ce13">
            <text:p>305.585</text:p>
          </table:table-cell>
          <table:table-cell office:value-type="float" office:value="1372359.8" table:style-name="ce14">
            <text:p>1.372.359,80</text:p>
          </table:table-cell>
          <table:table-cell office:value-type="float" office:value="653090.06999999995" table:style-name="ce14">
            <text:p>653.090,0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21306" table:style-name="ce13">
            <text:p>21.306</text:p>
          </table:table-cell>
          <table:table-cell office:value-type="float" office:value="528041.01" table:style-name="ce14">
            <text:p>528.041,01</text:p>
          </table:table-cell>
          <table:table-cell office:value-type="float" office:value="449313.26" table:style-name="ce14">
            <text:p>449.313,2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2740" table:style-name="ce13">
            <text:p>2.740</text:p>
          </table:table-cell>
          <table:table-cell office:value-type="float" office:value="333759.09999999998" table:style-name="ce14">
            <text:p>333.759,10</text:p>
          </table:table-cell>
          <table:table-cell office:value-type="float" office:value="362530.28" table:style-name="ce14">
            <text:p>362.530,2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475" table:style-name="ce13">
            <text:p>475</text:p>
          </table:table-cell>
          <table:table-cell office:value-type="float" office:value="597253.28" table:style-name="ce14">
            <text:p>597.253,28</text:p>
          </table:table-cell>
          <table:table-cell office:value-type="float" office:value="1761323.84" table:style-name="ce14">
            <text:p>1.761.323,8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6 kV a 72,5 kV</text:p>
          </table:table-cell>
          <table:table-cell office:value-type="float" office:value="14" table:style-name="ce13">
            <text:p>14</text:p>
          </table:table-cell>
          <table:table-cell office:value-type="float" office:value="67528" table:style-name="ce14">
            <text:p>67.528,00</text:p>
          </table:table-cell>
          <table:table-cell office:value-type="float" office:value="328900.83" table:style-name="ce14">
            <text:p>328.900,8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1" table:style-name="ce13">
            <text:p>1</text:p>
          </table:table-cell>
          <table:table-cell office:value-type="float" office:value="5650" table:style-name="ce14">
            <text:p>5.650,00</text:p>
          </table:table-cell>
          <table:table-cell office:value-type="float" office:value="401.38" table:style-name="ce14">
            <text:p>401,3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-6.5 mayor o igual a 145 kV</text:p>
          </table:table-cell>
          <table:table-cell office:value-type="float" office:value="14" table:style-name="ce13">
            <text:p>14</text:p>
          </table:table-cell>
          <table:table-cell office:value-type="float" office:value="2853" table:style-name="ce14">
            <text:p>2.853,00</text:p>
          </table:table-cell>
          <table:table-cell office:value-type="float" office:value="10470.01" table:style-name="ce14">
            <text:p>10.470,0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482988" table:style-name="ce13">
            <text:p>482.988</text:p>
          </table:table-cell>
          <table:table-cell office:value-type="float" office:value="3488274.29" table:style-name="ce14">
            <text:p>3.488.274,29</text:p>
          </table:table-cell>
          <table:table-cell office:value-type="float" office:value="3857784.93" table:style-name="ce14">
            <text:p>3.857.784,93</text:p>
          </table:table-cell>
          <table:table-cell table:number-columns-repeated="16380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6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CIUDAD_REAL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80" table:default-cell-style-name="ce15"/>
        <table:table-row table:style-name="ro2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12">
            <text:p>Bono Social</text:p>
          </table:table-cell>
          <table:table-cell office:value-type="float" office:value="40873" table:style-name="ce13">
            <text:p>40.873</text:p>
          </table:table-cell>
          <table:table-cell office:value-type="float" office:value="127845.53" table:style-name="ce14">
            <text:p>127.845,53</text:p>
          </table:table-cell>
          <table:table-cell office:value-type="float" office:value="75490.990000000005" table:style-name="ce14">
            <text:p>75.490,9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/Sin D.H.A hasta 10 kW</text:p>
          </table:table-cell>
          <table:table-cell office:value-type="float" office:value="138839" table:style-name="ce13">
            <text:p>138.839</text:p>
          </table:table-cell>
          <table:table-cell office:value-type="float" office:value="748953.45" table:style-name="ce14">
            <text:p>748.953,45</text:p>
          </table:table-cell>
          <table:table-cell office:value-type="float" office:value="324668.61" table:style-name="ce14">
            <text:p>324.668,6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/Sin D.H.A superior a 10 kW</text:p>
          </table:table-cell>
          <table:table-cell office:value-type="float" office:value="10" table:style-name="ce13">
            <text:p>10</text:p>
          </table:table-cell>
          <table:table-cell office:value-type="float" office:value="183.82" table:style-name="ce14">
            <text:p>183,82</text:p>
          </table:table-cell>
          <table:table-cell office:value-type="float" office:value="462.12" table:style-name="ce14">
            <text:p>462,1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132501" table:style-name="ce13">
            <text:p>132.501</text:p>
          </table:table-cell>
          <table:table-cell office:value-type="float" office:value="621723.81000000006" table:style-name="ce14">
            <text:p>621.723,81</text:p>
          </table:table-cell>
          <table:table-cell office:value-type="float" office:value="373944.25" table:style-name="ce14">
            <text:p>373.944,2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18816" table:style-name="ce13">
            <text:p>18.816</text:p>
          </table:table-cell>
          <table:table-cell office:value-type="float" office:value="506232.35" table:style-name="ce14">
            <text:p>506.232,35</text:p>
          </table:table-cell>
          <table:table-cell office:value-type="float" office:value="371483.22" table:style-name="ce14">
            <text:p>371.483,2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3253" table:style-name="ce13">
            <text:p>3.253</text:p>
          </table:table-cell>
          <table:table-cell office:value-type="float" office:value="252912.63" table:style-name="ce14">
            <text:p>252.912,63</text:p>
          </table:table-cell>
          <table:table-cell office:value-type="float" office:value="267161.31" table:style-name="ce14">
            <text:p>267.161,3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206" table:style-name="ce13">
            <text:p>206</text:p>
          </table:table-cell>
          <table:table-cell office:value-type="float" office:value="200396.75" table:style-name="ce14">
            <text:p>200.396,75</text:p>
          </table:table-cell>
          <table:table-cell office:value-type="float" office:value="504292.62" table:style-name="ce14">
            <text:p>504.292,6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6 kV a 72,5 kV</text:p>
          </table:table-cell>
          <table:table-cell office:value-type="float" office:value="30" table:style-name="ce13">
            <text:p>30</text:p>
          </table:table-cell>
          <table:table-cell office:value-type="float" office:value="79422" table:style-name="ce14">
            <text:p>79.422,00</text:p>
          </table:table-cell>
          <table:table-cell office:value-type="float" office:value="147671.14000000001" table:style-name="ce14">
            <text:p>147.671,1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12" table:style-name="ce13">
            <text:p>12</text:p>
          </table:table-cell>
          <table:table-cell office:value-type="float" office:value="105126" table:style-name="ce14">
            <text:p>105.126,00</text:p>
          </table:table-cell>
          <table:table-cell office:value-type="float" office:value="255067.39" table:style-name="ce14">
            <text:p>255.067,3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-6.5 mayor o igual a 145 kV</text:p>
          </table:table-cell>
          <table:table-cell office:value-type="float" office:value="14" table:style-name="ce13">
            <text:p>14</text:p>
          </table:table-cell>
          <table:table-cell office:value-type="float" office:value="76433" table:style-name="ce14">
            <text:p>76.433,00</text:p>
          </table:table-cell>
          <table:table-cell office:value-type="float" office:value="97314.08" table:style-name="ce14">
            <text:p>97.314,0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334554" table:style-name="ce13">
            <text:p>334.554</text:p>
          </table:table-cell>
          <table:table-cell office:value-type="float" office:value="2719229.34" table:style-name="ce14">
            <text:p>2.719.229,34</text:p>
          </table:table-cell>
          <table:table-cell office:value-type="float" office:value="2417555.73" table:style-name="ce14">
            <text:p>2.417.555,73</text:p>
          </table:table-cell>
          <table:table-cell table:number-columns-repeated="16380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6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CÓRDOBA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80" table:default-cell-style-name="ce15"/>
        <table:table-row table:style-name="ro2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12">
            <text:p>Bono Social</text:p>
          </table:table-cell>
          <table:table-cell office:value-type="float" office:value="34953" table:style-name="ce13">
            <text:p>34.953</text:p>
          </table:table-cell>
          <table:table-cell office:value-type="float" office:value="99889.12" table:style-name="ce14">
            <text:p>99.889,12</text:p>
          </table:table-cell>
          <table:table-cell office:value-type="float" office:value="84911.1" table:style-name="ce14">
            <text:p>84.911,1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/Sin D.H.A hasta 10 kW</text:p>
          </table:table-cell>
          <table:table-cell office:value-type="float" office:value="177027" table:style-name="ce13">
            <text:p>177.027</text:p>
          </table:table-cell>
          <table:table-cell office:value-type="float" office:value="721691.11" table:style-name="ce14">
            <text:p>721.691,11</text:p>
          </table:table-cell>
          <table:table-cell office:value-type="float" office:value="512113.91" table:style-name="ce14">
            <text:p>512.113,9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/Sin D.H.A superior a 10 kW</text:p>
          </table:table-cell>
          <table:table-cell office:value-type="float" office:value="1302" table:style-name="ce13">
            <text:p>1.302</text:p>
          </table:table-cell>
          <table:table-cell office:value-type="float" office:value="22957.9" table:style-name="ce14">
            <text:p>22.957,90</text:p>
          </table:table-cell>
          <table:table-cell office:value-type="float" office:value="14276.82" table:style-name="ce14">
            <text:p>14.276,8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229810" table:style-name="ce13">
            <text:p>229.810</text:p>
          </table:table-cell>
          <table:table-cell office:value-type="float" office:value="1049117.02" table:style-name="ce14">
            <text:p>1.049.117,02</text:p>
          </table:table-cell>
          <table:table-cell office:value-type="float" office:value="727692.52" table:style-name="ce14">
            <text:p>727.692,5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18476" table:style-name="ce13">
            <text:p>18.476</text:p>
          </table:table-cell>
          <table:table-cell office:value-type="float" office:value="493646.22" table:style-name="ce14">
            <text:p>493.646,22</text:p>
          </table:table-cell>
          <table:table-cell office:value-type="float" office:value="534008.13" table:style-name="ce14">
            <text:p>534.008,1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2175" table:style-name="ce13">
            <text:p>2.175</text:p>
          </table:table-cell>
          <table:table-cell office:value-type="float" office:value="221494" table:style-name="ce14">
            <text:p>221.494,00</text:p>
          </table:table-cell>
          <table:table-cell office:value-type="float" office:value="282802.75" table:style-name="ce14">
            <text:p>282.802,7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233" table:style-name="ce13">
            <text:p>233</text:p>
          </table:table-cell>
          <table:table-cell office:value-type="float" office:value="250284.77" table:style-name="ce14">
            <text:p>250.284,77</text:p>
          </table:table-cell>
          <table:table-cell office:value-type="float" office:value="533270.38" table:style-name="ce14">
            <text:p>533.270,3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2" table:style-name="ce13">
            <text:p>2</text:p>
          </table:table-cell>
          <table:table-cell office:value-type="float" office:value="539" table:style-name="ce14">
            <text:p>539,00</text:p>
          </table:table-cell>
          <table:table-cell office:value-type="float" office:value="1125" table:style-name="ce14">
            <text:p>1.125,0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6 kV a 72,5 kV</text:p>
          </table:table-cell>
          <table:table-cell office:value-type="float" office:value="19" table:style-name="ce13">
            <text:p>19</text:p>
          </table:table-cell>
          <table:table-cell office:value-type="float" office:value="143867.20000000001" table:style-name="ce14">
            <text:p>143.867,20</text:p>
          </table:table-cell>
          <table:table-cell office:value-type="float" office:value="126894.73" table:style-name="ce14">
            <text:p>126.894,7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17" table:style-name="ce13">
            <text:p>17</text:p>
          </table:table-cell>
          <table:table-cell office:value-type="float" office:value="55844" table:style-name="ce14">
            <text:p>55.844,00</text:p>
          </table:table-cell>
          <table:table-cell office:value-type="float" office:value="108111.95" table:style-name="ce14">
            <text:p>108.111,9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-6.5 mayor o igual a 145 kV</text:p>
          </table:table-cell>
          <table:table-cell office:value-type="float" office:value="10" table:style-name="ce13">
            <text:p>10</text:p>
          </table:table-cell>
          <table:table-cell office:value-type="float" office:value="80998" table:style-name="ce14">
            <text:p>80.998,00</text:p>
          </table:table-cell>
          <table:table-cell office:value-type="float" office:value="73764.479999999996" table:style-name="ce14">
            <text:p>73.764,4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464024" table:style-name="ce13">
            <text:p>464.024</text:p>
          </table:table-cell>
          <table:table-cell office:value-type="float" office:value="3140328.34" table:style-name="ce14">
            <text:p>3.140.328,34</text:p>
          </table:table-cell>
          <table:table-cell office:value-type="float" office:value="2998971.77" table:style-name="ce14">
            <text:p>2.998.971,77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6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CORUÑA_(A)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80" table:default-cell-style-name="ce15"/>
        <table:table-row table:style-name="ro2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12">
            <text:p>Bono Social</text:p>
          </table:table-cell>
          <table:table-cell office:value-type="float" office:value="90366" table:style-name="ce13">
            <text:p>90.366</text:p>
          </table:table-cell>
          <table:table-cell office:value-type="float" office:value="257055.52" table:style-name="ce14">
            <text:p>257.055,52</text:p>
          </table:table-cell>
          <table:table-cell office:value-type="float" office:value="159835.96" table:style-name="ce14">
            <text:p>159.835,9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/Sin D.H.A hasta 10 kW</text:p>
          </table:table-cell>
          <table:table-cell office:value-type="float" office:value="371724" table:style-name="ce13">
            <text:p>371.724</text:p>
          </table:table-cell>
          <table:table-cell office:value-type="float" office:value="1886256.81" table:style-name="ce14">
            <text:p>1.886.256,81</text:p>
          </table:table-cell>
          <table:table-cell office:value-type="float" office:value="943453.34" table:style-name="ce14">
            <text:p>943.453,3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/Sin D.H.A superior a 10 kW</text:p>
          </table:table-cell>
          <table:table-cell office:value-type="float" office:value="4" table:style-name="ce13">
            <text:p>4</text:p>
          </table:table-cell>
          <table:table-cell office:value-type="float" office:value="52.5" table:style-name="ce14">
            <text:p>52,50</text:p>
          </table:table-cell>
          <table:table-cell office:value-type="float" office:value="110.49" table:style-name="ce14">
            <text:p>110,4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249433" table:style-name="ce13">
            <text:p>249.433</text:p>
          </table:table-cell>
          <table:table-cell office:value-type="float" office:value="1133649.95" table:style-name="ce14">
            <text:p>1.133.649,95</text:p>
          </table:table-cell>
          <table:table-cell office:value-type="float" office:value="785180.52" table:style-name="ce14">
            <text:p>785.180,5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30967" table:style-name="ce13">
            <text:p>30.967</text:p>
          </table:table-cell>
          <table:table-cell office:value-type="float" office:value="697734.44" table:style-name="ce14">
            <text:p>697.734,44</text:p>
          </table:table-cell>
          <table:table-cell office:value-type="float" office:value="777491.43" table:style-name="ce14">
            <text:p>777.491,4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1432" table:style-name="ce13">
            <text:p>1.432</text:p>
          </table:table-cell>
          <table:table-cell office:value-type="float" office:value="180397.77" table:style-name="ce14">
            <text:p>180.397,77</text:p>
          </table:table-cell>
          <table:table-cell office:value-type="float" office:value="346251.71" table:style-name="ce14">
            <text:p>346.251,7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440" table:style-name="ce13">
            <text:p>440</text:p>
          </table:table-cell>
          <table:table-cell office:value-type="float" office:value="392379.93" table:style-name="ce14">
            <text:p>392.379,93</text:p>
          </table:table-cell>
          <table:table-cell office:value-type="float" office:value="1033913.64" table:style-name="ce14">
            <text:p>1.033.913,6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1" table:style-name="ce13">
            <text:p>1</text:p>
          </table:table-cell>
          <table:table-cell office:value-type="float" office:value="451" table:style-name="ce14">
            <text:p>451,00</text:p>
          </table:table-cell>
          <table:table-cell office:value-type="float" office:value="1533.48" table:style-name="ce14">
            <text:p>1.533,4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6 kV a 72,5 kV</text:p>
          </table:table-cell>
          <table:table-cell office:value-type="float" office:value="51" table:style-name="ce13">
            <text:p>51</text:p>
          </table:table-cell>
          <table:table-cell office:value-type="float" office:value="204036" table:style-name="ce14">
            <text:p>204.036,00</text:p>
          </table:table-cell>
          <table:table-cell office:value-type="float" office:value="792450.02" table:style-name="ce14">
            <text:p>792.450,0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18" table:style-name="ce13">
            <text:p>18</text:p>
          </table:table-cell>
          <table:table-cell office:value-type="float" office:value="116887" table:style-name="ce14">
            <text:p>116.887,00</text:p>
          </table:table-cell>
          <table:table-cell office:value-type="float" office:value="388557.4" table:style-name="ce14">
            <text:p>388.557,4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-6.5 mayor o igual a 145 kV</text:p>
          </table:table-cell>
          <table:table-cell office:value-type="float" office:value="10" table:style-name="ce13">
            <text:p>10</text:p>
          </table:table-cell>
          <table:table-cell office:value-type="float" office:value="425289" table:style-name="ce14">
            <text:p>425.289,00</text:p>
          </table:table-cell>
          <table:table-cell office:value-type="float" office:value="2849823.43" table:style-name="ce14">
            <text:p>2.849.823,4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744446" table:style-name="ce13">
            <text:p>744.446</text:p>
          </table:table-cell>
          <table:table-cell office:value-type="float" office:value="5294189.92" table:style-name="ce14">
            <text:p>5.294.189,92</text:p>
          </table:table-cell>
          <table:table-cell office:value-type="float" office:value="8078601.4199999999" table:style-name="ce14">
            <text:p>8.078.601,42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6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CUENCA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80" table:default-cell-style-name="ce15"/>
        <table:table-row table:style-name="ro2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12">
            <text:p>Bono Social</text:p>
          </table:table-cell>
          <table:table-cell office:value-type="float" office:value="27070" table:style-name="ce13">
            <text:p>27.070</text:p>
          </table:table-cell>
          <table:table-cell office:value-type="float" office:value="67162.710000000006" table:style-name="ce14">
            <text:p>67.162,71</text:p>
          </table:table-cell>
          <table:table-cell office:value-type="float" office:value="33802.97" table:style-name="ce14">
            <text:p>33.802,9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/Sin D.H.A hasta 10 kW</text:p>
          </table:table-cell>
          <table:table-cell office:value-type="float" office:value="55723" table:style-name="ce13">
            <text:p>55.723</text:p>
          </table:table-cell>
          <table:table-cell office:value-type="float" office:value="230987.12" table:style-name="ce14">
            <text:p>230.987,12</text:p>
          </table:table-cell>
          <table:table-cell office:value-type="float" office:value="94205.1" table:style-name="ce14">
            <text:p>94.205,1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/Sin D.H.A superior a 10 kW</text:p>
          </table:table-cell>
          <table:table-cell office:value-type="float" office:value="16" table:style-name="ce13">
            <text:p>16</text:p>
          </table:table-cell>
          <table:table-cell office:value-type="float" office:value="261" table:style-name="ce14">
            <text:p>261,00</text:p>
          </table:table-cell>
          <table:table-cell office:value-type="float" office:value="444.79" table:style-name="ce14">
            <text:p>444,7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87158" table:style-name="ce13">
            <text:p>87.158</text:p>
          </table:table-cell>
          <table:table-cell office:value-type="float" office:value="359790.89" table:style-name="ce14">
            <text:p>359.790,89</text:p>
          </table:table-cell>
          <table:table-cell office:value-type="float" office:value="177538.91" table:style-name="ce14">
            <text:p>177.538,9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8782" table:style-name="ce13">
            <text:p>8.782</text:p>
          </table:table-cell>
          <table:table-cell office:value-type="float" office:value="209257.15" table:style-name="ce14">
            <text:p>209.257,15</text:p>
          </table:table-cell>
          <table:table-cell office:value-type="float" office:value="172367.96" table:style-name="ce14">
            <text:p>172.367,9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1798" table:style-name="ce13">
            <text:p>1.798</text:p>
          </table:table-cell>
          <table:table-cell office:value-type="float" office:value="175248.5" table:style-name="ce14">
            <text:p>175.248,50</text:p>
          </table:table-cell>
          <table:table-cell office:value-type="float" office:value="165806.65" table:style-name="ce14">
            <text:p>165.806,6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106" table:style-name="ce13">
            <text:p>106</text:p>
          </table:table-cell>
          <table:table-cell office:value-type="float" office:value="99590" table:style-name="ce14">
            <text:p>99.590,00</text:p>
          </table:table-cell>
          <table:table-cell office:value-type="float" office:value="264612.56" table:style-name="ce14">
            <text:p>264.612,5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6 kV a 72,5 kV</text:p>
          </table:table-cell>
          <table:table-cell office:value-type="float" office:value="4" table:style-name="ce13">
            <text:p>4</text:p>
          </table:table-cell>
          <table:table-cell office:value-type="float" office:value="6736" table:style-name="ce14">
            <text:p>6.736,00</text:p>
          </table:table-cell>
          <table:table-cell office:value-type="float" office:value="23938.36" table:style-name="ce14">
            <text:p>23.938,3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11" table:style-name="ce13">
            <text:p>11</text:p>
          </table:table-cell>
          <table:table-cell office:value-type="float" office:value="6461" table:style-name="ce14">
            <text:p>6.461,00</text:p>
          </table:table-cell>
          <table:table-cell office:value-type="float" office:value="20269.52" table:style-name="ce14">
            <text:p>20.269,5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-6.5 mayor o igual a 145 kV</text:p>
          </table:table-cell>
          <table:table-cell office:value-type="float" office:value="10" table:style-name="ce13">
            <text:p>10</text:p>
          </table:table-cell>
          <table:table-cell office:value-type="float" office:value="130558" table:style-name="ce14">
            <text:p>130.558,00</text:p>
          </table:table-cell>
          <table:table-cell office:value-type="float" office:value="90023.09" table:style-name="ce14">
            <text:p>90.023,0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180678" table:style-name="ce13">
            <text:p>180.678</text:p>
          </table:table-cell>
          <table:table-cell office:value-type="float" office:value="1286052.3700000001" table:style-name="ce14">
            <text:p>1.286.052,37</text:p>
          </table:table-cell>
          <table:table-cell office:value-type="float" office:value="1043009.91" table:style-name="ce14">
            <text:p>1.043.009,91</text:p>
          </table:table-cell>
          <table:table-cell table:number-columns-repeated="16380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6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GIRONA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80" table:default-cell-style-name="ce15"/>
        <table:table-row table:style-name="ro2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12">
            <text:p>Bono Social</text:p>
          </table:table-cell>
          <table:table-cell office:value-type="float" office:value="28919" table:style-name="ce13">
            <text:p>28.919</text:p>
          </table:table-cell>
          <table:table-cell office:value-type="float" office:value="71997.25" table:style-name="ce14">
            <text:p>71.997,25</text:p>
          </table:table-cell>
          <table:table-cell office:value-type="float" office:value="51719.54" table:style-name="ce14">
            <text:p>51.719,5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/Sin D.H.A hasta 10 kW</text:p>
          </table:table-cell>
          <table:table-cell office:value-type="float" office:value="201812" table:style-name="ce13">
            <text:p>201.812</text:p>
          </table:table-cell>
          <table:table-cell office:value-type="float" office:value="958765.46" table:style-name="ce14">
            <text:p>958.765,46</text:p>
          </table:table-cell>
          <table:table-cell office:value-type="float" office:value="461234.14" table:style-name="ce14">
            <text:p>461.234,1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/Sin D.H.A superior a 10 kW</text:p>
          </table:table-cell>
          <table:table-cell office:value-type="float" office:value="3166" table:style-name="ce13">
            <text:p>3.166</text:p>
          </table:table-cell>
          <table:table-cell office:value-type="float" office:value="49063.01" table:style-name="ce14">
            <text:p>49.063,01</text:p>
          </table:table-cell>
          <table:table-cell office:value-type="float" office:value="26556.07" table:style-name="ce14">
            <text:p>26.556,0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303644" table:style-name="ce13">
            <text:p>303.644</text:p>
          </table:table-cell>
          <table:table-cell office:value-type="float" office:value="1552162.9" table:style-name="ce14">
            <text:p>1.552.162,90</text:p>
          </table:table-cell>
          <table:table-cell office:value-type="float" office:value="780755.49" table:style-name="ce14">
            <text:p>780.755,4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40923" table:style-name="ce13">
            <text:p>40.923</text:p>
          </table:table-cell>
          <table:table-cell office:value-type="float" office:value="1173386.69" table:style-name="ce14">
            <text:p>1.173.386,69</text:p>
          </table:table-cell>
          <table:table-cell office:value-type="float" office:value="1230217.3899999999" table:style-name="ce14">
            <text:p>1.230.217,3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269" table:style-name="ce13">
            <text:p>269</text:p>
          </table:table-cell>
          <table:table-cell office:value-type="float" office:value="48042.99" table:style-name="ce14">
            <text:p>48.042,99</text:p>
          </table:table-cell>
          <table:table-cell office:value-type="float" office:value="105053.18" table:style-name="ce14">
            <text:p>105.053,1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440" table:style-name="ce13">
            <text:p>440</text:p>
          </table:table-cell>
          <table:table-cell office:value-type="float" office:value="463267.67" table:style-name="ce14">
            <text:p>463.267,67</text:p>
          </table:table-cell>
          <table:table-cell office:value-type="float" office:value="1589496.38" table:style-name="ce14">
            <text:p>1.589.496,3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6 kV a 72,5 kV</text:p>
          </table:table-cell>
          <table:table-cell office:value-type="float" office:value="2" table:style-name="ce13">
            <text:p>2</text:p>
          </table:table-cell>
          <table:table-cell office:value-type="float" office:value="65.099999999999994" table:style-name="ce14">
            <text:p>65,10</text:p>
          </table:table-cell>
          <table:table-cell office:value-type="float" office:value="97.38" table:style-name="ce14">
            <text:p>97,3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11" table:style-name="ce13">
            <text:p>11</text:p>
          </table:table-cell>
          <table:table-cell office:value-type="float" office:value="49686" table:style-name="ce14">
            <text:p>49.686,00</text:p>
          </table:table-cell>
          <table:table-cell office:value-type="float" office:value="210178.19" table:style-name="ce14">
            <text:p>210.178,1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-6.5 mayor o igual a 145 kV</text:p>
          </table:table-cell>
          <table:table-cell office:value-type="float" office:value="2" table:style-name="ce13">
            <text:p>2</text:p>
          </table:table-cell>
          <table:table-cell office:value-type="float" office:value="30000" table:style-name="ce14">
            <text:p>30.000,00</text:p>
          </table:table-cell>
          <table:table-cell office:value-type="float" office:value="8132.55" table:style-name="ce14">
            <text:p>8.132,5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579188" table:style-name="ce13">
            <text:p>579.188</text:p>
          </table:table-cell>
          <table:table-cell office:value-type="float" office:value="4396437.07" table:style-name="ce14">
            <text:p>4.396.437,07</text:p>
          </table:table-cell>
          <table:table-cell office:value-type="float" office:value="4463440.3099999996" table:style-name="ce14">
            <text:p>4.463.440,31</text:p>
          </table:table-cell>
          <table:table-cell table:number-columns-repeated="16380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6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GRANADA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80" table:default-cell-style-name="ce15"/>
        <table:table-row table:style-name="ro2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12">
            <text:p>Bono Social</text:p>
          </table:table-cell>
          <table:table-cell office:value-type="float" office:value="66713" table:style-name="ce13">
            <text:p>66.713</text:p>
          </table:table-cell>
          <table:table-cell office:value-type="float" office:value="162410.01" table:style-name="ce14">
            <text:p>162.410,01</text:p>
          </table:table-cell>
          <table:table-cell office:value-type="float" office:value="124336.26" table:style-name="ce14">
            <text:p>124.336,2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/Sin D.H.A hasta 10 kW</text:p>
          </table:table-cell>
          <table:table-cell office:value-type="float" office:value="204921" table:style-name="ce13">
            <text:p>204.921</text:p>
          </table:table-cell>
          <table:table-cell office:value-type="float" office:value="791083.47" table:style-name="ce14">
            <text:p>791.083,47</text:p>
          </table:table-cell>
          <table:table-cell office:value-type="float" office:value="523460.04" table:style-name="ce14">
            <text:p>523.460,0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/Sin D.H.A superior a 10 kW</text:p>
          </table:table-cell>
          <table:table-cell office:value-type="float" office:value="981" table:style-name="ce13">
            <text:p>981</text:p>
          </table:table-cell>
          <table:table-cell office:value-type="float" office:value="15102.14" table:style-name="ce14">
            <text:p>15.102,14</text:p>
          </table:table-cell>
          <table:table-cell office:value-type="float" office:value="10729.73" table:style-name="ce14">
            <text:p>10.729,7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297949" table:style-name="ce13">
            <text:p>297.949</text:p>
          </table:table-cell>
          <table:table-cell office:value-type="float" office:value="1293674.78" table:style-name="ce14">
            <text:p>1.293.674,78</text:p>
          </table:table-cell>
          <table:table-cell office:value-type="float" office:value="810629.21" table:style-name="ce14">
            <text:p>810.629,2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19483" table:style-name="ce13">
            <text:p>19.483</text:p>
          </table:table-cell>
          <table:table-cell office:value-type="float" office:value="932716.42" table:style-name="ce14">
            <text:p>932.716,42</text:p>
          </table:table-cell>
          <table:table-cell office:value-type="float" office:value="624512.34" table:style-name="ce14">
            <text:p>624.512,3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1246" table:style-name="ce13">
            <text:p>1.246</text:p>
          </table:table-cell>
          <table:table-cell office:value-type="float" office:value="321160.53999999998" table:style-name="ce14">
            <text:p>321.160,54</text:p>
          </table:table-cell>
          <table:table-cell office:value-type="float" office:value="238951.86" table:style-name="ce14">
            <text:p>238.951,8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308" table:style-name="ce13">
            <text:p>308</text:p>
          </table:table-cell>
          <table:table-cell office:value-type="float" office:value="263111.48" table:style-name="ce14">
            <text:p>263.111,48</text:p>
          </table:table-cell>
          <table:table-cell office:value-type="float" office:value="581819.61" table:style-name="ce14">
            <text:p>581.819,6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1" table:style-name="ce13">
            <text:p>1</text:p>
          </table:table-cell>
          <table:table-cell office:value-type="float" office:value="451" table:style-name="ce14">
            <text:p>451,00</text:p>
          </table:table-cell>
          <table:table-cell office:value-type="float" office:value="1076" table:style-name="ce14">
            <text:p>1.076,0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6 kV a 72,5 kV</text:p>
          </table:table-cell>
          <table:table-cell office:value-type="float" office:value="14" table:style-name="ce13">
            <text:p>14</text:p>
          </table:table-cell>
          <table:table-cell office:value-type="float" office:value="14251.03" table:style-name="ce14">
            <text:p>14.251,03</text:p>
          </table:table-cell>
          <table:table-cell office:value-type="float" office:value="47126.65" table:style-name="ce14">
            <text:p>47.126,6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8" table:style-name="ce13">
            <text:p>8</text:p>
          </table:table-cell>
          <table:table-cell office:value-type="float" office:value="33700" table:style-name="ce14">
            <text:p>33.700,00</text:p>
          </table:table-cell>
          <table:table-cell office:value-type="float" office:value="205785.65" table:style-name="ce14">
            <text:p>205.785,6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-6.5 mayor o igual a 145 kV</text:p>
          </table:table-cell>
          <table:table-cell office:value-type="float" office:value="9" table:style-name="ce13">
            <text:p>9</text:p>
          </table:table-cell>
          <table:table-cell office:value-type="float" office:value="14325" table:style-name="ce14">
            <text:p>14.325,00</text:p>
          </table:table-cell>
          <table:table-cell office:value-type="float" office:value="9585.94" table:style-name="ce14">
            <text:p>9.585,9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591633" table:style-name="ce13">
            <text:p>591.633</text:p>
          </table:table-cell>
          <table:table-cell office:value-type="float" office:value="3841985.87" table:style-name="ce14">
            <text:p>3.841.985,87</text:p>
          </table:table-cell>
          <table:table-cell office:value-type="float" office:value="3178013.29" table:style-name="ce14">
            <text:p>3.178.013,29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6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GUADALAJARA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80" table:default-cell-style-name="ce15"/>
        <table:table-row table:style-name="ro2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12">
            <text:p>Bono Social</text:p>
          </table:table-cell>
          <table:table-cell office:value-type="float" office:value="19373" table:style-name="ce13">
            <text:p>19.373</text:p>
          </table:table-cell>
          <table:table-cell office:value-type="float" office:value="51432.69" table:style-name="ce14">
            <text:p>51.432,69</text:p>
          </table:table-cell>
          <table:table-cell office:value-type="float" office:value="23120.89" table:style-name="ce14">
            <text:p>23.120,8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/Sin D.H.A hasta 10 kW</text:p>
          </table:table-cell>
          <table:table-cell office:value-type="float" office:value="70217" table:style-name="ce13">
            <text:p>70.217</text:p>
          </table:table-cell>
          <table:table-cell office:value-type="float" office:value="312763.78999999998" table:style-name="ce14">
            <text:p>312.763,79</text:p>
          </table:table-cell>
          <table:table-cell office:value-type="float" office:value="141276.26999999999" table:style-name="ce14">
            <text:p>141.276,2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/Sin D.H.A superior a 10 kW</text:p>
          </table:table-cell>
          <table:table-cell office:value-type="float" office:value="12" table:style-name="ce13">
            <text:p>12</text:p>
          </table:table-cell>
          <table:table-cell office:value-type="float" office:value="242.8" table:style-name="ce14">
            <text:p>242,80</text:p>
          </table:table-cell>
          <table:table-cell office:value-type="float" office:value="223.95" table:style-name="ce14">
            <text:p>223,9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98308" table:style-name="ce13">
            <text:p>98.308</text:p>
          </table:table-cell>
          <table:table-cell office:value-type="float" office:value="441176.56" table:style-name="ce14">
            <text:p>441.176,56</text:p>
          </table:table-cell>
          <table:table-cell office:value-type="float" office:value="226838.82" table:style-name="ce14">
            <text:p>226.838,8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7342" table:style-name="ce13">
            <text:p>7.342</text:p>
          </table:table-cell>
          <table:table-cell office:value-type="float" office:value="178167.64" table:style-name="ce14">
            <text:p>178.167,64</text:p>
          </table:table-cell>
          <table:table-cell office:value-type="float" office:value="189679.98" table:style-name="ce14">
            <text:p>189.679,9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1050" table:style-name="ce13">
            <text:p>1.050</text:p>
          </table:table-cell>
          <table:table-cell office:value-type="float" office:value="81822.850000000006" table:style-name="ce14">
            <text:p>81.822,85</text:p>
          </table:table-cell>
          <table:table-cell office:value-type="float" office:value="109950.93" table:style-name="ce14">
            <text:p>109.950,9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121" table:style-name="ce13">
            <text:p>121</text:p>
          </table:table-cell>
          <table:table-cell office:value-type="float" office:value="109097" table:style-name="ce14">
            <text:p>109.097,00</text:p>
          </table:table-cell>
          <table:table-cell office:value-type="float" office:value="382246.24" table:style-name="ce14">
            <text:p>382.246,2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6 kV a 72,5 kV</text:p>
          </table:table-cell>
          <table:table-cell office:value-type="float" office:value="13" table:style-name="ce13">
            <text:p>13</text:p>
          </table:table-cell>
          <table:table-cell office:value-type="float" office:value="53738" table:style-name="ce14">
            <text:p>53.738,00</text:p>
          </table:table-cell>
          <table:table-cell office:value-type="float" office:value="246417.46" table:style-name="ce14">
            <text:p>246.417,4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6" table:style-name="ce13">
            <text:p>6</text:p>
          </table:table-cell>
          <table:table-cell office:value-type="float" office:value="38057" table:style-name="ce14">
            <text:p>38.057,00</text:p>
          </table:table-cell>
          <table:table-cell office:value-type="float" office:value="74476.08" table:style-name="ce14">
            <text:p>74.476,0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-6.5 mayor o igual a 145 kV</text:p>
          </table:table-cell>
          <table:table-cell office:value-type="float" office:value="7" table:style-name="ce13">
            <text:p>7</text:p>
          </table:table-cell>
          <table:table-cell office:value-type="float" office:value="24207" table:style-name="ce14">
            <text:p>24.207,00</text:p>
          </table:table-cell>
          <table:table-cell office:value-type="float" office:value="23434.46" table:style-name="ce14">
            <text:p>23.434,4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196449" table:style-name="ce13">
            <text:p>196.449</text:p>
          </table:table-cell>
          <table:table-cell office:value-type="float" office:value="1290705.33" table:style-name="ce14">
            <text:p>1.290.705,33</text:p>
          </table:table-cell>
          <table:table-cell office:value-type="float" office:value="1417665.08" table:style-name="ce14">
            <text:p>1.417.665,08</text:p>
          </table:table-cell>
          <table:table-cell table:number-columns-repeated="16380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6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GIPUZKOA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80" table:default-cell-style-name="ce15"/>
        <table:table-row table:style-name="ro2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12">
            <text:p>Bono Social</text:p>
          </table:table-cell>
          <table:table-cell office:value-type="float" office:value="22763" table:style-name="ce13">
            <text:p>22.763</text:p>
          </table:table-cell>
          <table:table-cell office:value-type="float" office:value="68418.47" table:style-name="ce14">
            <text:p>68.418,47</text:p>
          </table:table-cell>
          <table:table-cell office:value-type="float" office:value="46300.49" table:style-name="ce14">
            <text:p>46.300,4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/Sin D.H.A hasta 10 kW</text:p>
          </table:table-cell>
          <table:table-cell office:value-type="float" office:value="124206" table:style-name="ce13">
            <text:p>124.206</text:p>
          </table:table-cell>
          <table:table-cell office:value-type="float" office:value="476183.34" table:style-name="ce14">
            <text:p>476.183,34</text:p>
          </table:table-cell>
          <table:table-cell office:value-type="float" office:value="275694.87" table:style-name="ce14">
            <text:p>275.694,8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/Sin D.H.A superior a 10 kW</text:p>
          </table:table-cell>
          <table:table-cell office:value-type="float" office:value="54" table:style-name="ce13">
            <text:p>54</text:p>
          </table:table-cell>
          <table:table-cell office:value-type="float" office:value="1393" table:style-name="ce14">
            <text:p>1.393,00</text:p>
          </table:table-cell>
          <table:table-cell office:value-type="float" office:value="1107" table:style-name="ce14">
            <text:p>1.107,0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263080" table:style-name="ce13">
            <text:p>263.080</text:p>
          </table:table-cell>
          <table:table-cell office:value-type="float" office:value="1078862.53" table:style-name="ce14">
            <text:p>1.078.862,53</text:p>
          </table:table-cell>
          <table:table-cell office:value-type="float" office:value="592108.75" table:style-name="ce14">
            <text:p>592.108,7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28810" table:style-name="ce13">
            <text:p>28.810</text:p>
          </table:table-cell>
          <table:table-cell office:value-type="float" office:value="2058285.91" table:style-name="ce14">
            <text:p>2.058.285,91</text:p>
          </table:table-cell>
          <table:table-cell office:value-type="float" office:value="760512.45" table:style-name="ce14">
            <text:p>760.512,4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817" table:style-name="ce13">
            <text:p>817</text:p>
          </table:table-cell>
          <table:table-cell office:value-type="float" office:value="208181.09" table:style-name="ce14">
            <text:p>208.181,09</text:p>
          </table:table-cell>
          <table:table-cell office:value-type="float" office:value="196510.69" table:style-name="ce14">
            <text:p>196.510,6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386" table:style-name="ce13">
            <text:p>386</text:p>
          </table:table-cell>
          <table:table-cell office:value-type="float" office:value="289759.59000000003" table:style-name="ce14">
            <text:p>289.759,59</text:p>
          </table:table-cell>
          <table:table-cell office:value-type="float" office:value="638985.17000000004" table:style-name="ce14">
            <text:p>638.985,1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227" table:style-name="ce13">
            <text:p>227</text:p>
          </table:table-cell>
          <table:table-cell office:value-type="float" office:value="274111" table:style-name="ce14">
            <text:p>274.111,00</text:p>
          </table:table-cell>
          <table:table-cell office:value-type="float" office:value="1153717.3700000001" table:style-name="ce14">
            <text:p>1.153.717,3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6 kV a 72,5 kV</text:p>
          </table:table-cell>
          <table:table-cell office:value-type="float" office:value="2" table:style-name="ce13">
            <text:p>2</text:p>
          </table:table-cell>
          <table:table-cell office:value-type="float" office:value="5843" table:style-name="ce14">
            <text:p>5.843,00</text:p>
          </table:table-cell>
          <table:table-cell office:value-type="float" office:value="33544.410000000003" table:style-name="ce14">
            <text:p>33.544,4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14" table:style-name="ce13">
            <text:p>14</text:p>
          </table:table-cell>
          <table:table-cell office:value-type="float" office:value="152090" table:style-name="ce14">
            <text:p>152.090,00</text:p>
          </table:table-cell>
          <table:table-cell office:value-type="float" office:value="931723.77" table:style-name="ce14">
            <text:p>931.723,7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-6.5 mayor o igual a 145 kV</text:p>
          </table:table-cell>
          <table:table-cell office:value-type="float" office:value="3" table:style-name="ce13">
            <text:p>3</text:p>
          </table:table-cell>
          <table:table-cell office:value-type="float" office:value="128150" table:style-name="ce14">
            <text:p>128.150,00</text:p>
          </table:table-cell>
          <table:table-cell office:value-type="float" office:value="589327" table:style-name="ce14">
            <text:p>589.327,0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440362" table:style-name="ce13">
            <text:p>440.362</text:p>
          </table:table-cell>
          <table:table-cell office:value-type="float" office:value="4741277.93" table:style-name="ce14">
            <text:p>4.741.277,93</text:p>
          </table:table-cell>
          <table:table-cell office:value-type="float" office:value="5219531.97" table:style-name="ce14">
            <text:p>5.219.531,97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6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HUELVA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80" table:default-cell-style-name="ce15"/>
        <table:table-row table:style-name="ro2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12">
            <text:p>Bono Social</text:p>
          </table:table-cell>
          <table:table-cell office:value-type="float" office:value="34496" table:style-name="ce13">
            <text:p>34.496</text:p>
          </table:table-cell>
          <table:table-cell office:value-type="float" office:value="82840.11" table:style-name="ce14">
            <text:p>82.840,11</text:p>
          </table:table-cell>
          <table:table-cell office:value-type="float" office:value="57036.44" table:style-name="ce14">
            <text:p>57.036,4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/Sin D.H.A hasta 10 kW</text:p>
          </table:table-cell>
          <table:table-cell office:value-type="float" office:value="122342" table:style-name="ce13">
            <text:p>122.342</text:p>
          </table:table-cell>
          <table:table-cell office:value-type="float" office:value="465709.22" table:style-name="ce14">
            <text:p>465.709,22</text:p>
          </table:table-cell>
          <table:table-cell office:value-type="float" office:value="258981.92" table:style-name="ce14">
            <text:p>258.981,9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/Sin D.H.A superior a 10 kW</text:p>
          </table:table-cell>
          <table:table-cell office:value-type="float" office:value="794" table:style-name="ce13">
            <text:p>794</text:p>
          </table:table-cell>
          <table:table-cell office:value-type="float" office:value="13459.84" table:style-name="ce14">
            <text:p>13.459,84</text:p>
          </table:table-cell>
          <table:table-cell office:value-type="float" office:value="10355.17" table:style-name="ce14">
            <text:p>10.355,1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172542" table:style-name="ce13">
            <text:p>172.542</text:p>
          </table:table-cell>
          <table:table-cell office:value-type="float" office:value="712352.24" table:style-name="ce14">
            <text:p>712.352,24</text:p>
          </table:table-cell>
          <table:table-cell office:value-type="float" office:value="418171.73" table:style-name="ce14">
            <text:p>418.171,7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10572" table:style-name="ce13">
            <text:p>10.572</text:p>
          </table:table-cell>
          <table:table-cell office:value-type="float" office:value="341154.44" table:style-name="ce14">
            <text:p>341.154,44</text:p>
          </table:table-cell>
          <table:table-cell office:value-type="float" office:value="344198.73" table:style-name="ce14">
            <text:p>344.198,7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1089" table:style-name="ce13">
            <text:p>1.089</text:p>
          </table:table-cell>
          <table:table-cell office:value-type="float" office:value="129902.98" table:style-name="ce14">
            <text:p>129.902,98</text:p>
          </table:table-cell>
          <table:table-cell office:value-type="float" office:value="163148.82999999999" table:style-name="ce14">
            <text:p>163.148,8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227" table:style-name="ce13">
            <text:p>227</text:p>
          </table:table-cell>
          <table:table-cell office:value-type="float" office:value="221533.09" table:style-name="ce14">
            <text:p>221.533,09</text:p>
          </table:table-cell>
          <table:table-cell office:value-type="float" office:value="495972.67" table:style-name="ce14">
            <text:p>495.972,6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6 kV a 72,5 kV</text:p>
          </table:table-cell>
          <table:table-cell office:value-type="float" office:value="22" table:style-name="ce13">
            <text:p>22</text:p>
          </table:table-cell>
          <table:table-cell office:value-type="float" office:value="594762" table:style-name="ce14">
            <text:p>594.762,00</text:p>
          </table:table-cell>
          <table:table-cell office:value-type="float" office:value="1455874.12" table:style-name="ce14">
            <text:p>1.455.874,1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4" table:style-name="ce13">
            <text:p>4</text:p>
          </table:table-cell>
          <table:table-cell office:value-type="float" office:value="37170" table:style-name="ce14">
            <text:p>37.170,00</text:p>
          </table:table-cell>
          <table:table-cell office:value-type="float" office:value="260587.15" table:style-name="ce14">
            <text:p>260.587,1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-6.5 mayor o igual a 145 kV</text:p>
          </table:table-cell>
          <table:table-cell office:value-type="float" office:value="11" table:style-name="ce13">
            <text:p>11</text:p>
          </table:table-cell>
          <table:table-cell office:value-type="float" office:value="49839" table:style-name="ce14">
            <text:p>49.839,00</text:p>
          </table:table-cell>
          <table:table-cell office:value-type="float" office:value="284073" table:style-name="ce14">
            <text:p>284.073,0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342099" table:style-name="ce13">
            <text:p>342.099</text:p>
          </table:table-cell>
          <table:table-cell office:value-type="float" office:value="2648722.92" table:style-name="ce14">
            <text:p>2.648.722,92</text:p>
          </table:table-cell>
          <table:table-cell office:value-type="float" office:value="3748399.76" table:style-name="ce14">
            <text:p>3.748.399,76</text:p>
          </table:table-cell>
          <table:table-cell table:number-columns-repeated="16380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6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HUESCA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80" table:default-cell-style-name="ce15"/>
        <table:table-row table:style-name="ro2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12">
            <text:p>Bono Social</text:p>
          </table:table-cell>
          <table:table-cell office:value-type="float" office:value="9644" table:style-name="ce13">
            <text:p>9.644</text:p>
          </table:table-cell>
          <table:table-cell office:value-type="float" office:value="25548.99" table:style-name="ce14">
            <text:p>25.548,99</text:p>
          </table:table-cell>
          <table:table-cell office:value-type="float" office:value="13304.99" table:style-name="ce14">
            <text:p>13.304,9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/Sin D.H.A hasta 10 kW</text:p>
          </table:table-cell>
          <table:table-cell office:value-type="float" office:value="66462" table:style-name="ce13">
            <text:p>66.462</text:p>
          </table:table-cell>
          <table:table-cell office:value-type="float" office:value="293749.09999999998" table:style-name="ce14">
            <text:p>293.749,10</text:p>
          </table:table-cell>
          <table:table-cell office:value-type="float" office:value="131891.37" table:style-name="ce14">
            <text:p>131.891,3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/Sin D.H.A superior a 10 kW</text:p>
          </table:table-cell>
          <table:table-cell office:value-type="float" office:value="625" table:style-name="ce13">
            <text:p>625</text:p>
          </table:table-cell>
          <table:table-cell office:value-type="float" office:value="10923.92" table:style-name="ce14">
            <text:p>10.923,92</text:p>
          </table:table-cell>
          <table:table-cell office:value-type="float" office:value="7642.5" table:style-name="ce14">
            <text:p>7.642,5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104039" table:style-name="ce13">
            <text:p>104.039</text:p>
          </table:table-cell>
          <table:table-cell office:value-type="float" office:value="615545.93999999994" table:style-name="ce14">
            <text:p>615.545,94</text:p>
          </table:table-cell>
          <table:table-cell office:value-type="float" office:value="214264.03" table:style-name="ce14">
            <text:p>214.264,0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10922" table:style-name="ce13">
            <text:p>10.922</text:p>
          </table:table-cell>
          <table:table-cell office:value-type="float" office:value="553080.4" table:style-name="ce14">
            <text:p>553.080,40</text:p>
          </table:table-cell>
          <table:table-cell office:value-type="float" office:value="319866.15999999997" table:style-name="ce14">
            <text:p>319.866,1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647" table:style-name="ce13">
            <text:p>647</text:p>
          </table:table-cell>
          <table:table-cell office:value-type="float" office:value="69066.38" table:style-name="ce14">
            <text:p>69.066,38</text:p>
          </table:table-cell>
          <table:table-cell office:value-type="float" office:value="100026.65" table:style-name="ce14">
            <text:p>100.026,6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216" table:style-name="ce13">
            <text:p>216</text:p>
          </table:table-cell>
          <table:table-cell office:value-type="float" office:value="226979.82" table:style-name="ce14">
            <text:p>226.979,82</text:p>
          </table:table-cell>
          <table:table-cell office:value-type="float" office:value="440641.09" table:style-name="ce14">
            <text:p>440.641,0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1" table:style-name="ce13">
            <text:p>1</text:p>
          </table:table-cell>
          <table:table-cell office:value-type="float" office:value="468" table:style-name="ce14">
            <text:p>468,00</text:p>
          </table:table-cell>
          <table:table-cell office:value-type="float" office:value="494.21" table:style-name="ce14">
            <text:p>494,2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6 kV a 72,5 kV</text:p>
          </table:table-cell>
          <table:table-cell office:value-type="float" office:value="17" table:style-name="ce13">
            <text:p>17</text:p>
          </table:table-cell>
          <table:table-cell office:value-type="float" office:value="44173" table:style-name="ce14">
            <text:p>44.173,00</text:p>
          </table:table-cell>
          <table:table-cell office:value-type="float" office:value="152821.09" table:style-name="ce14">
            <text:p>152.821,0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7" table:style-name="ce13">
            <text:p>7</text:p>
          </table:table-cell>
          <table:table-cell office:value-type="float" office:value="53650" table:style-name="ce14">
            <text:p>53.650,00</text:p>
          </table:table-cell>
          <table:table-cell office:value-type="float" office:value="245021.04" table:style-name="ce14">
            <text:p>245.021,0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-6.5 mayor o igual a 145 kV</text:p>
          </table:table-cell>
          <table:table-cell office:value-type="float" office:value="12" table:style-name="ce13">
            <text:p>12</text:p>
          </table:table-cell>
          <table:table-cell office:value-type="float" office:value="152968" table:style-name="ce14">
            <text:p>152.968,00</text:p>
          </table:table-cell>
          <table:table-cell office:value-type="float" office:value="731060.23" table:style-name="ce14">
            <text:p>731.060,2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192592" table:style-name="ce13">
            <text:p>192.592</text:p>
          </table:table-cell>
          <table:table-cell office:value-type="float" office:value="2046153.55" table:style-name="ce14">
            <text:p>2.046.153,55</text:p>
          </table:table-cell>
          <table:table-cell office:value-type="float" office:value="2357033.36" table:style-name="ce14">
            <text:p>2.357.033,36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6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JAÉN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80" table:default-cell-style-name="ce15"/>
        <table:table-row table:style-name="ro2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12">
            <text:p>Bono Social</text:p>
          </table:table-cell>
          <table:table-cell office:value-type="float" office:value="50656" table:style-name="ce13">
            <text:p>50.656</text:p>
          </table:table-cell>
          <table:table-cell office:value-type="float" office:value="126328.48" table:style-name="ce14">
            <text:p>126.328,48</text:p>
          </table:table-cell>
          <table:table-cell office:value-type="float" office:value="102166.86" table:style-name="ce14">
            <text:p>102.166,8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/Sin D.H.A hasta 10 kW</text:p>
          </table:table-cell>
          <table:table-cell office:value-type="float" office:value="155764" table:style-name="ce13">
            <text:p>155.764</text:p>
          </table:table-cell>
          <table:table-cell office:value-type="float" office:value="590192.36" table:style-name="ce14">
            <text:p>590.192,36</text:p>
          </table:table-cell>
          <table:table-cell office:value-type="float" office:value="422944.98" table:style-name="ce14">
            <text:p>422.944,9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/Sin D.H.A superior a 10 kW</text:p>
          </table:table-cell>
          <table:table-cell office:value-type="float" office:value="840" table:style-name="ce13">
            <text:p>840</text:p>
          </table:table-cell>
          <table:table-cell office:value-type="float" office:value="14788.04" table:style-name="ce14">
            <text:p>14.788,04</text:p>
          </table:table-cell>
          <table:table-cell office:value-type="float" office:value="11801.92" table:style-name="ce14">
            <text:p>11.801,9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188585" table:style-name="ce13">
            <text:p>188.585</text:p>
          </table:table-cell>
          <table:table-cell office:value-type="float" office:value="807365.9" table:style-name="ce14">
            <text:p>807.365,90</text:p>
          </table:table-cell>
          <table:table-cell office:value-type="float" office:value="594130.88" table:style-name="ce14">
            <text:p>594.130,8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13989" table:style-name="ce13">
            <text:p>13.989</text:p>
          </table:table-cell>
          <table:table-cell office:value-type="float" office:value="376752.59" table:style-name="ce14">
            <text:p>376.752,59</text:p>
          </table:table-cell>
          <table:table-cell office:value-type="float" office:value="450828.65" table:style-name="ce14">
            <text:p>450.828,6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1736" table:style-name="ce13">
            <text:p>1.736</text:p>
          </table:table-cell>
          <table:table-cell office:value-type="float" office:value="221508.61" table:style-name="ce14">
            <text:p>221.508,61</text:p>
          </table:table-cell>
          <table:table-cell office:value-type="float" office:value="296316.15999999997" table:style-name="ce14">
            <text:p>296.316,1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324" table:style-name="ce13">
            <text:p>324</text:p>
          </table:table-cell>
          <table:table-cell office:value-type="float" office:value="257620" table:style-name="ce14">
            <text:p>257.620,00</text:p>
          </table:table-cell>
          <table:table-cell office:value-type="float" office:value="636619.57999999996" table:style-name="ce14">
            <text:p>636.619,5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6 kV a 72,5 kV</text:p>
          </table:table-cell>
          <table:table-cell office:value-type="float" office:value="7" table:style-name="ce13">
            <text:p>7</text:p>
          </table:table-cell>
          <table:table-cell office:value-type="float" office:value="6676" table:style-name="ce14">
            <text:p>6.676,00</text:p>
          </table:table-cell>
          <table:table-cell office:value-type="float" office:value="44011.17" table:style-name="ce14">
            <text:p>44.011,1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13" table:style-name="ce13">
            <text:p>13</text:p>
          </table:table-cell>
          <table:table-cell office:value-type="float" office:value="38922" table:style-name="ce14">
            <text:p>38.922,00</text:p>
          </table:table-cell>
          <table:table-cell office:value-type="float" office:value="222794.33" table:style-name="ce14">
            <text:p>222.794,3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411914" table:style-name="ce13">
            <text:p>411.914</text:p>
          </table:table-cell>
          <table:table-cell office:value-type="float" office:value="2440153.98" table:style-name="ce14">
            <text:p>2.440.153,98</text:p>
          </table:table-cell>
          <table:table-cell office:value-type="float" office:value="2781614.53" table:style-name="ce14">
            <text:p>2.781.614,53</text:p>
          </table:table-cell>
          <table:table-cell table:number-columns-repeated="16380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16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LEÓN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80" table:default-cell-style-name="ce15"/>
        <table:table-row table:style-name="ro2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12">
            <text:p>Bono Social</text:p>
          </table:table-cell>
          <table:table-cell office:value-type="float" office:value="40999" table:style-name="ce13">
            <text:p>40.999</text:p>
          </table:table-cell>
          <table:table-cell office:value-type="float" office:value="103203.5" table:style-name="ce14">
            <text:p>103.203,50</text:p>
          </table:table-cell>
          <table:table-cell office:value-type="float" office:value="45499.63" table:style-name="ce14">
            <text:p>45.499,6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/Sin D.H.A hasta 10 kW</text:p>
          </table:table-cell>
          <table:table-cell office:value-type="float" office:value="136788" table:style-name="ce13">
            <text:p>136.788</text:p>
          </table:table-cell>
          <table:table-cell office:value-type="float" office:value="591154.52" table:style-name="ce14">
            <text:p>591.154,52</text:p>
          </table:table-cell>
          <table:table-cell office:value-type="float" office:value="231627.28" table:style-name="ce14">
            <text:p>231.627,2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/Sin D.H.A superior a 10 kW</text:p>
          </table:table-cell>
          <table:table-cell office:value-type="float" office:value="14" table:style-name="ce13">
            <text:p>14</text:p>
          </table:table-cell>
          <table:table-cell office:value-type="float" office:value="291.83999999999997" table:style-name="ce14">
            <text:p>291,84</text:p>
          </table:table-cell>
          <table:table-cell office:value-type="float" office:value="301.42" table:style-name="ce14">
            <text:p>301,4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186276" table:style-name="ce13">
            <text:p>186.276</text:p>
          </table:table-cell>
          <table:table-cell office:value-type="float" office:value="757748.88" table:style-name="ce14">
            <text:p>757.748,88</text:p>
          </table:table-cell>
          <table:table-cell office:value-type="float" office:value="378409.76" table:style-name="ce14">
            <text:p>378.409,7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17806" table:style-name="ce13">
            <text:p>17.806</text:p>
          </table:table-cell>
          <table:table-cell office:value-type="float" office:value="388634.43" table:style-name="ce14">
            <text:p>388.634,43</text:p>
          </table:table-cell>
          <table:table-cell office:value-type="float" office:value="396461.19" table:style-name="ce14">
            <text:p>396.461,1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1293" table:style-name="ce13">
            <text:p>1.293</text:p>
          </table:table-cell>
          <table:table-cell office:value-type="float" office:value="104352.12" table:style-name="ce14">
            <text:p>104.352,12</text:p>
          </table:table-cell>
          <table:table-cell office:value-type="float" office:value="154917.62" table:style-name="ce14">
            <text:p>154.917,6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136" table:style-name="ce13">
            <text:p>136</text:p>
          </table:table-cell>
          <table:table-cell office:value-type="float" office:value="101853.22" table:style-name="ce14">
            <text:p>101.853,22</text:p>
          </table:table-cell>
          <table:table-cell office:value-type="float" office:value="224058.02" table:style-name="ce14">
            <text:p>224.058,0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3" table:style-name="ce13">
            <text:p>3</text:p>
          </table:table-cell>
          <table:table-cell office:value-type="float" office:value="1515" table:style-name="ce14">
            <text:p>1.515,00</text:p>
          </table:table-cell>
          <table:table-cell office:value-type="float" office:value="2754.18" table:style-name="ce14">
            <text:p>2.754,1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6 kV a 72,5 kV</text:p>
          </table:table-cell>
          <table:table-cell office:value-type="float" office:value="74" table:style-name="ce13">
            <text:p>74</text:p>
          </table:table-cell>
          <table:table-cell office:value-type="float" office:value="153294.20000000001" table:style-name="ce14">
            <text:p>153.294,20</text:p>
          </table:table-cell>
          <table:table-cell office:value-type="float" office:value="378652.31" table:style-name="ce14">
            <text:p>378.652,3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12" table:style-name="ce13">
            <text:p>12</text:p>
          </table:table-cell>
          <table:table-cell office:value-type="float" office:value="61674" table:style-name="ce14">
            <text:p>61.674,00</text:p>
          </table:table-cell>
          <table:table-cell office:value-type="float" office:value="194728.72" table:style-name="ce14">
            <text:p>194.728,7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-6.5 mayor o igual a 145 kV</text:p>
          </table:table-cell>
          <table:table-cell office:value-type="float" office:value="12" table:style-name="ce13">
            <text:p>12</text:p>
          </table:table-cell>
          <table:table-cell office:value-type="float" office:value="31135" table:style-name="ce14">
            <text:p>31.135,00</text:p>
          </table:table-cell>
          <table:table-cell office:value-type="float" office:value="7281.6" table:style-name="ce14">
            <text:p>7.281,6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383413" table:style-name="ce13">
            <text:p>383.413</text:p>
          </table:table-cell>
          <table:table-cell office:value-type="float" office:value="2294856.71" table:style-name="ce14">
            <text:p>2.294.856,71</text:p>
          </table:table-cell>
          <table:table-cell office:value-type="float" office:value="2014691.73" table:style-name="ce14">
            <text:p>2.014.691,73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6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LLEIDA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80" table:default-cell-style-name="ce15"/>
        <table:table-row table:style-name="ro2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12">
            <text:p>Bono Social</text:p>
          </table:table-cell>
          <table:table-cell office:value-type="float" office:value="13028" table:style-name="ce13">
            <text:p>13.028</text:p>
          </table:table-cell>
          <table:table-cell office:value-type="float" office:value="35333.360000000001" table:style-name="ce14">
            <text:p>35.333,36</text:p>
          </table:table-cell>
          <table:table-cell office:value-type="float" office:value="22128.29" table:style-name="ce14">
            <text:p>22.128,2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/Sin D.H.A hasta 10 kW</text:p>
          </table:table-cell>
          <table:table-cell office:value-type="float" office:value="80097" table:style-name="ce13">
            <text:p>80.097</text:p>
          </table:table-cell>
          <table:table-cell office:value-type="float" office:value="374814.86" table:style-name="ce14">
            <text:p>374.814,86</text:p>
          </table:table-cell>
          <table:table-cell office:value-type="float" office:value="192820.65" table:style-name="ce14">
            <text:p>192.820,6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/Sin D.H.A superior a 10 kW</text:p>
          </table:table-cell>
          <table:table-cell office:value-type="float" office:value="1411" table:style-name="ce13">
            <text:p>1.411</text:p>
          </table:table-cell>
          <table:table-cell office:value-type="float" office:value="21166.07" table:style-name="ce14">
            <text:p>21.166,07</text:p>
          </table:table-cell>
          <table:table-cell office:value-type="float" office:value="10152.43" table:style-name="ce14">
            <text:p>10.152,4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171636" table:style-name="ce13">
            <text:p>171.636</text:p>
          </table:table-cell>
          <table:table-cell office:value-type="float" office:value="861991.07" table:style-name="ce14">
            <text:p>861.991,07</text:p>
          </table:table-cell>
          <table:table-cell office:value-type="float" office:value="462524.03" table:style-name="ce14">
            <text:p>462.524,0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24479" table:style-name="ce13">
            <text:p>24.479</text:p>
          </table:table-cell>
          <table:table-cell office:value-type="float" office:value="666650.31000000006" table:style-name="ce14">
            <text:p>666.650,31</text:p>
          </table:table-cell>
          <table:table-cell office:value-type="float" office:value="680273.27" table:style-name="ce14">
            <text:p>680.273,2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393" table:style-name="ce13">
            <text:p>393</text:p>
          </table:table-cell>
          <table:table-cell office:value-type="float" office:value="52172.02" table:style-name="ce14">
            <text:p>52.172,02</text:p>
          </table:table-cell>
          <table:table-cell office:value-type="float" office:value="105674.37" table:style-name="ce14">
            <text:p>105.674,3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305" table:style-name="ce13">
            <text:p>305</text:p>
          </table:table-cell>
          <table:table-cell office:value-type="float" office:value="332664.07" table:style-name="ce14">
            <text:p>332.664,07</text:p>
          </table:table-cell>
          <table:table-cell office:value-type="float" office:value="844487.65" table:style-name="ce14">
            <text:p>844.487,6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6 kV a 72,5 kV</text:p>
          </table:table-cell>
          <table:table-cell office:value-type="float" office:value="4" table:style-name="ce13">
            <text:p>4</text:p>
          </table:table-cell>
          <table:table-cell office:value-type="float" office:value="2996" table:style-name="ce14">
            <text:p>2.996,00</text:p>
          </table:table-cell>
          <table:table-cell office:value-type="float" office:value="3411.27" table:style-name="ce14">
            <text:p>3.411,2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14" table:style-name="ce13">
            <text:p>14</text:p>
          </table:table-cell>
          <table:table-cell office:value-type="float" office:value="26378" table:style-name="ce14">
            <text:p>26.378,00</text:p>
          </table:table-cell>
          <table:table-cell office:value-type="float" office:value="120973.74" table:style-name="ce14">
            <text:p>120.973,7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-6.5 mayor o igual a 145 kV</text:p>
          </table:table-cell>
          <table:table-cell office:value-type="float" office:value="15" table:style-name="ce13">
            <text:p>15</text:p>
          </table:table-cell>
          <table:table-cell office:value-type="float" office:value="45307" table:style-name="ce14">
            <text:p>45.307,00</text:p>
          </table:table-cell>
          <table:table-cell office:value-type="float" office:value="32916.870000000003" table:style-name="ce14">
            <text:p>32.916,8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291382" table:style-name="ce13">
            <text:p>291.382</text:p>
          </table:table-cell>
          <table:table-cell office:value-type="float" office:value="2419472.7599999998" table:style-name="ce14">
            <text:p>2.419.472,76</text:p>
          </table:table-cell>
          <table:table-cell office:value-type="float" office:value="2475362.5699999998" table:style-name="ce14">
            <text:p>2.475.362,57</text:p>
          </table:table-cell>
          <table:table-cell table:number-columns-repeated="16380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6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RIOJA_(LA)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80" table:default-cell-style-name="ce15"/>
        <table:table-row table:style-name="ro2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12">
            <text:p>Bono Social</text:p>
          </table:table-cell>
          <table:table-cell office:value-type="float" office:value="14018" table:style-name="ce13">
            <text:p>14.018</text:p>
          </table:table-cell>
          <table:table-cell office:value-type="float" office:value="39499.07" table:style-name="ce14">
            <text:p>39.499,07</text:p>
          </table:table-cell>
          <table:table-cell office:value-type="float" office:value="20936.169999999998" table:style-name="ce14">
            <text:p>20.936,1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/Sin D.H.A hasta 10 kW</text:p>
          </table:table-cell>
          <table:table-cell office:value-type="float" office:value="68168" table:style-name="ce13">
            <text:p>68.168</text:p>
          </table:table-cell>
          <table:table-cell office:value-type="float" office:value="248007.04000000001" table:style-name="ce14">
            <text:p>248.007,04</text:p>
          </table:table-cell>
          <table:table-cell office:value-type="float" office:value="118590.02" table:style-name="ce14">
            <text:p>118.590,0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/Sin D.H.A superior a 10 kW</text:p>
          </table:table-cell>
          <table:table-cell office:value-type="float" office:value="8" table:style-name="ce13">
            <text:p>8</text:p>
          </table:table-cell>
          <table:table-cell office:value-type="float" office:value="234" table:style-name="ce14">
            <text:p>234,00</text:p>
          </table:table-cell>
          <table:table-cell office:value-type="float" office:value="134" table:style-name="ce14">
            <text:p>134,0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146703" table:style-name="ce13">
            <text:p>146.703</text:p>
          </table:table-cell>
          <table:table-cell office:value-type="float" office:value="573794.16" table:style-name="ce14">
            <text:p>573.794,16</text:p>
          </table:table-cell>
          <table:table-cell office:value-type="float" office:value="263346.68" table:style-name="ce14">
            <text:p>263.346,6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14591" table:style-name="ce13">
            <text:p>14.591</text:p>
          </table:table-cell>
          <table:table-cell office:value-type="float" office:value="389782.89" table:style-name="ce14">
            <text:p>389.782,89</text:p>
          </table:table-cell>
          <table:table-cell office:value-type="float" office:value="316877.18" table:style-name="ce14">
            <text:p>316.877,1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1190" table:style-name="ce13">
            <text:p>1.190</text:p>
          </table:table-cell>
          <table:table-cell office:value-type="float" office:value="111484.4" table:style-name="ce14">
            <text:p>111.484,40</text:p>
          </table:table-cell>
          <table:table-cell office:value-type="float" office:value="174599.48" table:style-name="ce14">
            <text:p>174.599,4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210" table:style-name="ce13">
            <text:p>210</text:p>
          </table:table-cell>
          <table:table-cell office:value-type="float" office:value="119375.23" table:style-name="ce14">
            <text:p>119.375,23</text:p>
          </table:table-cell>
          <table:table-cell office:value-type="float" office:value="301936.02" table:style-name="ce14">
            <text:p>301.936,0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4" table:style-name="ce13">
            <text:p>4</text:p>
          </table:table-cell>
          <table:table-cell office:value-type="float" office:value="3545" table:style-name="ce14">
            <text:p>3.545,00</text:p>
          </table:table-cell>
          <table:table-cell office:value-type="float" office:value="1852.45" table:style-name="ce14">
            <text:p>1.852,4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6 kV a 72,5 kV</text:p>
          </table:table-cell>
          <table:table-cell office:value-type="float" office:value="67" table:style-name="ce13">
            <text:p>67</text:p>
          </table:table-cell>
          <table:table-cell office:value-type="float" office:value="88664" table:style-name="ce14">
            <text:p>88.664,00</text:p>
          </table:table-cell>
          <table:table-cell office:value-type="float" office:value="277755.7" table:style-name="ce14">
            <text:p>277.755,7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1" table:style-name="ce13">
            <text:p>1</text:p>
          </table:table-cell>
          <table:table-cell office:value-type="float" office:value="15" table:style-name="ce14">
            <text:p>15,00</text:p>
          </table:table-cell>
          <table:table-cell office:value-type="float" office:value="87.87" table:style-name="ce14">
            <text:p>87,8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-6.5 mayor o igual a 145 kV</text:p>
          </table:table-cell>
          <table:table-cell office:value-type="float" office:value="11" table:style-name="ce13">
            <text:p>11</text:p>
          </table:table-cell>
          <table:table-cell office:value-type="float" office:value="2786" table:style-name="ce14">
            <text:p>2.786,00</text:p>
          </table:table-cell>
          <table:table-cell office:value-type="float" office:value="3489" table:style-name="ce14">
            <text:p>3.489,0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244971" table:style-name="ce13">
            <text:p>244.971</text:p>
          </table:table-cell>
          <table:table-cell office:value-type="float" office:value="1577186.79" table:style-name="ce14">
            <text:p>1.577.186,79</text:p>
          </table:table-cell>
          <table:table-cell office:value-type="float" office:value="1479604.57" table:style-name="ce14">
            <text:p>1.479.604,57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6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LUGO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80" table:default-cell-style-name="ce15"/>
        <table:table-row table:style-name="ro2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12">
            <text:p>Bono Social</text:p>
          </table:table-cell>
          <table:table-cell office:value-type="float" office:value="32909" table:style-name="ce13">
            <text:p>32.909</text:p>
          </table:table-cell>
          <table:table-cell office:value-type="float" office:value="83755.86" table:style-name="ce14">
            <text:p>83.755,86</text:p>
          </table:table-cell>
          <table:table-cell office:value-type="float" office:value="35413.120000000003" table:style-name="ce14">
            <text:p>35.413,1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/Sin D.H.A hasta 10 kW</text:p>
          </table:table-cell>
          <table:table-cell office:value-type="float" office:value="105920" table:style-name="ce13">
            <text:p>105.920</text:p>
          </table:table-cell>
          <table:table-cell office:value-type="float" office:value="549440.1" table:style-name="ce14">
            <text:p>549.440,10</text:p>
          </table:table-cell>
          <table:table-cell office:value-type="float" office:value="213682.25" table:style-name="ce14">
            <text:p>213.682,2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/Sin D.H.A superior a 10 kW</text:p>
          </table:table-cell>
          <table:table-cell office:value-type="float" office:value="132" table:style-name="ce13">
            <text:p>132</text:p>
          </table:table-cell>
          <table:table-cell office:value-type="float" office:value="11586.43" table:style-name="ce14">
            <text:p>11.586,43</text:p>
          </table:table-cell>
          <table:table-cell office:value-type="float" office:value="1537.93" table:style-name="ce14">
            <text:p>1.537,9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103462" table:style-name="ce13">
            <text:p>103.462</text:p>
          </table:table-cell>
          <table:table-cell office:value-type="float" office:value="506142.5" table:style-name="ce14">
            <text:p>506.142,50</text:p>
          </table:table-cell>
          <table:table-cell office:value-type="float" office:value="266157.77" table:style-name="ce14">
            <text:p>266.157,7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11825" table:style-name="ce13">
            <text:p>11.825</text:p>
          </table:table-cell>
          <table:table-cell office:value-type="float" office:value="266111.64" table:style-name="ce14">
            <text:p>266.111,64</text:p>
          </table:table-cell>
          <table:table-cell office:value-type="float" office:value="274580.78999999998" table:style-name="ce14">
            <text:p>274.580,7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376" table:style-name="ce13">
            <text:p>376</text:p>
          </table:table-cell>
          <table:table-cell office:value-type="float" office:value="43356.47" table:style-name="ce14">
            <text:p>43.356,47</text:p>
          </table:table-cell>
          <table:table-cell office:value-type="float" office:value="79904.39" table:style-name="ce14">
            <text:p>79.904,3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146" table:style-name="ce13">
            <text:p>146</text:p>
          </table:table-cell>
          <table:table-cell office:value-type="float" office:value="158693" table:style-name="ce14">
            <text:p>158.693,00</text:p>
          </table:table-cell>
          <table:table-cell office:value-type="float" office:value="258289.35" table:style-name="ce14">
            <text:p>258.289,3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6 kV a 72,5 kV</text:p>
          </table:table-cell>
          <table:table-cell office:value-type="float" office:value="1" table:style-name="ce13">
            <text:p>1</text:p>
          </table:table-cell>
          <table:table-cell office:value-type="float" office:value="40" table:style-name="ce14">
            <text:p>40,00</text:p>
          </table:table-cell>
          <table:table-cell office:value-type="float" office:value="59.35" table:style-name="ce14">
            <text:p>59,3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44" table:style-name="ce13">
            <text:p>44</text:p>
          </table:table-cell>
          <table:table-cell office:value-type="float" office:value="18054" table:style-name="ce14">
            <text:p>18.054,00</text:p>
          </table:table-cell>
          <table:table-cell office:value-type="float" office:value="30438.77" table:style-name="ce14">
            <text:p>30.438,7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-6.5 mayor o igual a 145 kV</text:p>
          </table:table-cell>
          <table:table-cell office:value-type="float" office:value="2" table:style-name="ce13">
            <text:p>2</text:p>
          </table:table-cell>
          <table:table-cell office:value-type="float" office:value="452500" table:style-name="ce14">
            <text:p>452.500,00</text:p>
          </table:table-cell>
          <table:table-cell office:value-type="float" office:value="3829802.97" table:style-name="ce14">
            <text:p>3.829.802,9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254817" table:style-name="ce13">
            <text:p>254.817</text:p>
          </table:table-cell>
          <table:table-cell office:value-type="float" office:value="2089680" table:style-name="ce14">
            <text:p>2.089.680,00</text:p>
          </table:table-cell>
          <table:table-cell office:value-type="float" office:value="4989866.6900000004" table:style-name="ce14">
            <text:p>4.989.866,69</text:p>
          </table:table-cell>
          <table:table-cell table:number-columns-repeated="16380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6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MADRID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80" table:default-cell-style-name="ce15"/>
        <table:table-row table:style-name="ro2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12">
            <text:p>Bono Social</text:p>
          </table:table-cell>
          <table:table-cell office:value-type="float" office:value="183034" table:style-name="ce13">
            <text:p>183.034</text:p>
          </table:table-cell>
          <table:table-cell office:value-type="float" office:value="614552.35" table:style-name="ce14">
            <text:p>614.552,35</text:p>
          </table:table-cell>
          <table:table-cell office:value-type="float" office:value="415746.97" table:style-name="ce14">
            <text:p>415.746,9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/Sin D.H.A hasta 10 kW</text:p>
          </table:table-cell>
          <table:table-cell office:value-type="float" office:value="1038852" table:style-name="ce13">
            <text:p>1.038.852</text:p>
          </table:table-cell>
          <table:table-cell office:value-type="float" office:value="5181384" table:style-name="ce14">
            <text:p>5.181.384,00</text:p>
          </table:table-cell>
          <table:table-cell office:value-type="float" office:value="2656358.54" table:style-name="ce14">
            <text:p>2.656.358,5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/Sin D.H.A superior a 10 kW</text:p>
          </table:table-cell>
          <table:table-cell office:value-type="float" office:value="327" table:style-name="ce13">
            <text:p>327</text:p>
          </table:table-cell>
          <table:table-cell office:value-type="float" office:value="9023.65" table:style-name="ce14">
            <text:p>9.023,65</text:p>
          </table:table-cell>
          <table:table-cell office:value-type="float" office:value="7698.07" table:style-name="ce14">
            <text:p>7.698,0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1885618" table:style-name="ce13">
            <text:p>1.885.618</text:p>
          </table:table-cell>
          <table:table-cell office:value-type="float" office:value="9602896.4299999997" table:style-name="ce14">
            <text:p>9.602.896,43</text:p>
          </table:table-cell>
          <table:table-cell office:value-type="float" office:value="5055866.51" table:style-name="ce14">
            <text:p>5.055.866,5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216267" table:style-name="ce13">
            <text:p>216.267</text:p>
          </table:table-cell>
          <table:table-cell office:value-type="float" office:value="7542170.1200000001" table:style-name="ce14">
            <text:p>7.542.170,12</text:p>
          </table:table-cell>
          <table:table-cell office:value-type="float" office:value="5965317.3099999996" table:style-name="ce14">
            <text:p>5.965.317,3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5531" table:style-name="ce13">
            <text:p>5.531</text:p>
          </table:table-cell>
          <table:table-cell office:value-type="float" office:value="816024.03" table:style-name="ce14">
            <text:p>816.024,03</text:p>
          </table:table-cell>
          <table:table-cell office:value-type="float" office:value="1549945.93" table:style-name="ce14">
            <text:p>1.549.945,9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3154" table:style-name="ce13">
            <text:p>3.154</text:p>
          </table:table-cell>
          <table:table-cell office:value-type="float" office:value="3265125.85" table:style-name="ce14">
            <text:p>3.265.125,85</text:p>
          </table:table-cell>
          <table:table-cell office:value-type="float" office:value="7117680.2800000003" table:style-name="ce14">
            <text:p>7.117.680,2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10" table:style-name="ce13">
            <text:p>10</text:p>
          </table:table-cell>
          <table:table-cell office:value-type="float" office:value="4991" table:style-name="ce14">
            <text:p>4.991,00</text:p>
          </table:table-cell>
          <table:table-cell office:value-type="float" office:value="23296.94" table:style-name="ce14">
            <text:p>23.296,9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6 kV a 72,5 kV</text:p>
          </table:table-cell>
          <table:table-cell office:value-type="float" office:value="143" table:style-name="ce13">
            <text:p>143</text:p>
          </table:table-cell>
          <table:table-cell office:value-type="float" office:value="565312" table:style-name="ce14">
            <text:p>565.312,00</text:p>
          </table:table-cell>
          <table:table-cell office:value-type="float" office:value="1925276.57" table:style-name="ce14">
            <text:p>1.925.276,5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3" table:style-name="ce13">
            <text:p>3</text:p>
          </table:table-cell>
          <table:table-cell office:value-type="float" office:value="15139" table:style-name="ce14">
            <text:p>15.139,00</text:p>
          </table:table-cell>
          <table:table-cell office:value-type="float" office:value="76523" table:style-name="ce14">
            <text:p>76.523,0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-6.5 mayor o igual a 145 kV</text:p>
          </table:table-cell>
          <table:table-cell office:value-type="float" office:value="16" table:style-name="ce13">
            <text:p>16</text:p>
          </table:table-cell>
          <table:table-cell office:value-type="float" office:value="267647" table:style-name="ce14">
            <text:p>267.647,00</text:p>
          </table:table-cell>
          <table:table-cell office:value-type="float" office:value="264078.53000000003" table:style-name="ce14">
            <text:p>264.078,5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3332955" table:style-name="ce13">
            <text:p>3.332.955</text:p>
          </table:table-cell>
          <table:table-cell office:value-type="float" office:value="27884265.43" table:style-name="ce14">
            <text:p>27.884.265,43</text:p>
          </table:table-cell>
          <table:table-cell office:value-type="float" office:value="25057788.649999999" table:style-name="ce14">
            <text:p>25.057.788,65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6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MÁLAGA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80" table:default-cell-style-name="ce15"/>
        <table:table-row table:style-name="ro2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12">
            <text:p>Bono Social</text:p>
          </table:table-cell>
          <table:table-cell office:value-type="float" office:value="117604" table:style-name="ce13">
            <text:p>117.604</text:p>
          </table:table-cell>
          <table:table-cell office:value-type="float" office:value="277837.44" table:style-name="ce14">
            <text:p>277.837,44</text:p>
          </table:table-cell>
          <table:table-cell office:value-type="float" office:value="226162.19" table:style-name="ce14">
            <text:p>226.162,1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/Sin D.H.A hasta 10 kW</text:p>
          </table:table-cell>
          <table:table-cell office:value-type="float" office:value="401827" table:style-name="ce13">
            <text:p>401.827</text:p>
          </table:table-cell>
          <table:table-cell office:value-type="float" office:value="1711137.13" table:style-name="ce14">
            <text:p>1.711.137,13</text:p>
          </table:table-cell>
          <table:table-cell office:value-type="float" office:value="1098215.8999999999" table:style-name="ce14">
            <text:p>1.098.215,9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/Sin D.H.A superior a 10 kW</text:p>
          </table:table-cell>
          <table:table-cell office:value-type="float" office:value="7676" table:style-name="ce13">
            <text:p>7.676</text:p>
          </table:table-cell>
          <table:table-cell office:value-type="float" office:value="106475.87" table:style-name="ce14">
            <text:p>106.475,87</text:p>
          </table:table-cell>
          <table:table-cell office:value-type="float" office:value="76138.89" table:style-name="ce14">
            <text:p>76.138,8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487076" table:style-name="ce13">
            <text:p>487.076</text:p>
          </table:table-cell>
          <table:table-cell office:value-type="float" office:value="2246826.08" table:style-name="ce14">
            <text:p>2.246.826,08</text:p>
          </table:table-cell>
          <table:table-cell office:value-type="float" office:value="1375644.87" table:style-name="ce14">
            <text:p>1.375.644,8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58851" table:style-name="ce13">
            <text:p>58.851</text:p>
          </table:table-cell>
          <table:table-cell office:value-type="float" office:value="1473211.74" table:style-name="ce14">
            <text:p>1.473.211,74</text:p>
          </table:table-cell>
          <table:table-cell office:value-type="float" office:value="1503458.89" table:style-name="ce14">
            <text:p>1.503.458,8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1416" table:style-name="ce13">
            <text:p>1.416</text:p>
          </table:table-cell>
          <table:table-cell office:value-type="float" office:value="196246.53" table:style-name="ce14">
            <text:p>196.246,53</text:p>
          </table:table-cell>
          <table:table-cell office:value-type="float" office:value="404842.63" table:style-name="ce14">
            <text:p>404.842,6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570" table:style-name="ce13">
            <text:p>570</text:p>
          </table:table-cell>
          <table:table-cell office:value-type="float" office:value="452974" table:style-name="ce14">
            <text:p>452.974,00</text:p>
          </table:table-cell>
          <table:table-cell office:value-type="float" office:value="1174446.8700000001" table:style-name="ce14">
            <text:p>1.174.446,8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,00</text:p>
          </table:table-cell>
          <table:table-cell office:value-type="float" office:value="3651.2" table:style-name="ce14">
            <text:p>3.651,2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6 kV a 72,5 kV</text:p>
          </table:table-cell>
          <table:table-cell office:value-type="float" office:value="16" table:style-name="ce13">
            <text:p>16</text:p>
          </table:table-cell>
          <table:table-cell office:value-type="float" office:value="67859" table:style-name="ce14">
            <text:p>67.859,00</text:p>
          </table:table-cell>
          <table:table-cell office:value-type="float" office:value="204175.47" table:style-name="ce14">
            <text:p>204.175,4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1" table:style-name="ce13">
            <text:p>1</text:p>
          </table:table-cell>
          <table:table-cell office:value-type="float" office:value="350" table:style-name="ce14">
            <text:p>350,00</text:p>
          </table:table-cell>
          <table:table-cell office:value-type="float" office:value="300.20999999999998" table:style-name="ce14">
            <text:p>300,2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-6.5 mayor o igual a 145 kV</text:p>
          </table:table-cell>
          <table:table-cell office:value-type="float" office:value="15" table:style-name="ce13">
            <text:p>15</text:p>
          </table:table-cell>
          <table:table-cell office:value-type="float" office:value="78656" table:style-name="ce14">
            <text:p>78.656,00</text:p>
          </table:table-cell>
          <table:table-cell office:value-type="float" office:value="193324.19" table:style-name="ce14">
            <text:p>193.324,1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1075052" table:style-name="ce13">
            <text:p>1.075.052</text:p>
          </table:table-cell>
          <table:table-cell office:value-type="float" office:value="6611573.79" table:style-name="ce14">
            <text:p>6.611.573,79</text:p>
          </table:table-cell>
          <table:table-cell office:value-type="float" office:value="6260361.3099999996" table:style-name="ce14">
            <text:p>6.260.361,31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6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MURCIA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80" table:default-cell-style-name="ce15"/>
        <table:table-row table:style-name="ro2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12">
            <text:p>Bono Social</text:p>
          </table:table-cell>
          <table:table-cell office:value-type="float" office:value="81663" table:style-name="ce13">
            <text:p>81.663</text:p>
          </table:table-cell>
          <table:table-cell office:value-type="float" office:value="217145.56" table:style-name="ce14">
            <text:p>217.145,56</text:p>
          </table:table-cell>
          <table:table-cell office:value-type="float" office:value="200551.27" table:style-name="ce14">
            <text:p>200.551,2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/Sin D.H.A hasta 10 kW</text:p>
          </table:table-cell>
          <table:table-cell office:value-type="float" office:value="180103" table:style-name="ce13">
            <text:p>180.103</text:p>
          </table:table-cell>
          <table:table-cell office:value-type="float" office:value="724852.3" table:style-name="ce14">
            <text:p>724.852,30</text:p>
          </table:table-cell>
          <table:table-cell office:value-type="float" office:value="477235.7" table:style-name="ce14">
            <text:p>477.235,7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/Sin D.H.A superior a 10 kW</text:p>
          </table:table-cell>
          <table:table-cell office:value-type="float" office:value="217" table:style-name="ce13">
            <text:p>217</text:p>
          </table:table-cell>
          <table:table-cell office:value-type="float" office:value="5382.32" table:style-name="ce14">
            <text:p>5.382,32</text:p>
          </table:table-cell>
          <table:table-cell office:value-type="float" office:value="6204.06" table:style-name="ce14">
            <text:p>6.204,0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564781" table:style-name="ce13">
            <text:p>564.781</text:p>
          </table:table-cell>
          <table:table-cell office:value-type="float" office:value="2468857.6" table:style-name="ce14">
            <text:p>2.468.857,60</text:p>
          </table:table-cell>
          <table:table-cell office:value-type="float" office:value="1566980.4" table:style-name="ce14">
            <text:p>1.566.980,4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45965" table:style-name="ce13">
            <text:p>45.965</text:p>
          </table:table-cell>
          <table:table-cell office:value-type="float" office:value="937756.52" table:style-name="ce14">
            <text:p>937.756,52</text:p>
          </table:table-cell>
          <table:table-cell office:value-type="float" office:value="1023465.49" table:style-name="ce14">
            <text:p>1.023.465,4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6801" table:style-name="ce13">
            <text:p>6.801</text:p>
          </table:table-cell>
          <table:table-cell office:value-type="float" office:value="617150.25" table:style-name="ce14">
            <text:p>617.150,25</text:p>
          </table:table-cell>
          <table:table-cell office:value-type="float" office:value="1044835.6" table:style-name="ce14">
            <text:p>1.044.835,6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836" table:style-name="ce13">
            <text:p>836</text:p>
          </table:table-cell>
          <table:table-cell office:value-type="float" office:value="706208.39" table:style-name="ce14">
            <text:p>706.208,39</text:p>
          </table:table-cell>
          <table:table-cell office:value-type="float" office:value="1887582.04" table:style-name="ce14">
            <text:p>1.887.582,0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2" table:style-name="ce13">
            <text:p>2</text:p>
          </table:table-cell>
          <table:table-cell office:value-type="float" office:value="576" table:style-name="ce14">
            <text:p>576,00</text:p>
          </table:table-cell>
          <table:table-cell office:value-type="float" office:value="2724" table:style-name="ce14">
            <text:p>2.724,0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6 kV a 72,5 kV</text:p>
          </table:table-cell>
          <table:table-cell office:value-type="float" office:value="21" table:style-name="ce13">
            <text:p>21</text:p>
          </table:table-cell>
          <table:table-cell office:value-type="float" office:value="156018" table:style-name="ce14">
            <text:p>156.018,00</text:p>
          </table:table-cell>
          <table:table-cell office:value-type="float" office:value="406933.87" table:style-name="ce14">
            <text:p>406.933,8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18" table:style-name="ce13">
            <text:p>18</text:p>
          </table:table-cell>
          <table:table-cell office:value-type="float" office:value="274441" table:style-name="ce14">
            <text:p>274.441,00</text:p>
          </table:table-cell>
          <table:table-cell office:value-type="float" office:value="1580707.64" table:style-name="ce14">
            <text:p>1.580.707,6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-6.5 mayor o igual a 145 kV</text:p>
          </table:table-cell>
          <table:table-cell office:value-type="float" office:value="2" table:style-name="ce13">
            <text:p>2</text:p>
          </table:table-cell>
          <table:table-cell office:value-type="float" office:value="770" table:style-name="ce14">
            <text:p>770,00</text:p>
          </table:table-cell>
          <table:table-cell office:value-type="float" office:value="1416" table:style-name="ce14">
            <text:p>1.416,0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880409" table:style-name="ce13">
            <text:p>880.409</text:p>
          </table:table-cell>
          <table:table-cell office:value-type="float" office:value="6109157.9400000004" table:style-name="ce14">
            <text:p>6.109.157,94</text:p>
          </table:table-cell>
          <table:table-cell office:value-type="float" office:value="8198636.0700000003" table:style-name="ce14">
            <text:p>8.198.636,07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6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NAVARRA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80" table:default-cell-style-name="ce15"/>
        <table:table-row table:style-name="ro2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12">
            <text:p>Bono Social</text:p>
          </table:table-cell>
          <table:table-cell office:value-type="float" office:value="21669" table:style-name="ce13">
            <text:p>21.669</text:p>
          </table:table-cell>
          <table:table-cell office:value-type="float" office:value="70653.91" table:style-name="ce14">
            <text:p>70.653,91</text:p>
          </table:table-cell>
          <table:table-cell office:value-type="float" office:value="44227.4" table:style-name="ce14">
            <text:p>44.227,4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/Sin D.H.A hasta 10 kW</text:p>
          </table:table-cell>
          <table:table-cell office:value-type="float" office:value="107484" table:style-name="ce13">
            <text:p>107.484</text:p>
          </table:table-cell>
          <table:table-cell office:value-type="float" office:value="425755.64" table:style-name="ce14">
            <text:p>425.755,64</text:p>
          </table:table-cell>
          <table:table-cell office:value-type="float" office:value="225617.96" table:style-name="ce14">
            <text:p>225.617,9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/Sin D.H.A superior a 10 kW</text:p>
          </table:table-cell>
          <table:table-cell office:value-type="float" office:value="35" table:style-name="ce13">
            <text:p>35</text:p>
          </table:table-cell>
          <table:table-cell office:value-type="float" office:value="775.23" table:style-name="ce14">
            <text:p>775,23</text:p>
          </table:table-cell>
          <table:table-cell office:value-type="float" office:value="1171.8499999999999" table:style-name="ce14">
            <text:p>1.171,8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228461" table:style-name="ce13">
            <text:p>228.461</text:p>
          </table:table-cell>
          <table:table-cell office:value-type="float" office:value="976766.6" table:style-name="ce14">
            <text:p>976.766,60</text:p>
          </table:table-cell>
          <table:table-cell office:value-type="float" office:value="486330.79" table:style-name="ce14">
            <text:p>486.330,7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24219" table:style-name="ce13">
            <text:p>24.219</text:p>
          </table:table-cell>
          <table:table-cell office:value-type="float" office:value="728125.37" table:style-name="ce14">
            <text:p>728.125,37</text:p>
          </table:table-cell>
          <table:table-cell office:value-type="float" office:value="642744.91" table:style-name="ce14">
            <text:p>642.744,9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2090" table:style-name="ce13">
            <text:p>2.090</text:p>
          </table:table-cell>
          <table:table-cell office:value-type="float" office:value="231364" table:style-name="ce14">
            <text:p>231.364,00</text:p>
          </table:table-cell>
          <table:table-cell office:value-type="float" office:value="302455.53000000003" table:style-name="ce14">
            <text:p>302.455,5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437" table:style-name="ce13">
            <text:p>437</text:p>
          </table:table-cell>
          <table:table-cell office:value-type="float" office:value="353923" table:style-name="ce14">
            <text:p>353.923,00</text:p>
          </table:table-cell>
          <table:table-cell office:value-type="float" office:value="880331.85" table:style-name="ce14">
            <text:p>880.331,8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39" table:style-name="ce13">
            <text:p>39</text:p>
          </table:table-cell>
          <table:table-cell office:value-type="float" office:value="55243" table:style-name="ce14">
            <text:p>55.243,00</text:p>
          </table:table-cell>
          <table:table-cell office:value-type="float" office:value="168568.1" table:style-name="ce14">
            <text:p>168.568,1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6 kV a 72,5 kV</text:p>
          </table:table-cell>
          <table:table-cell office:value-type="float" office:value="210" table:style-name="ce13">
            <text:p>210</text:p>
          </table:table-cell>
          <table:table-cell office:value-type="float" office:value="335260.27" table:style-name="ce14">
            <text:p>335.260,27</text:p>
          </table:table-cell>
          <table:table-cell office:value-type="float" office:value="1495136.99" table:style-name="ce14">
            <text:p>1.495.136,9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1" table:style-name="ce13">
            <text:p>1</text:p>
          </table:table-cell>
          <table:table-cell office:value-type="float" office:value="8500" table:style-name="ce14">
            <text:p>8.500,00</text:p>
          </table:table-cell>
          <table:table-cell office:value-type="float" office:value="46991" table:style-name="ce14">
            <text:p>46.991,0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-6.5 mayor o igual a 145 kV</text:p>
          </table:table-cell>
          <table:table-cell office:value-type="float" office:value="33" table:style-name="ce13">
            <text:p>33</text:p>
          </table:table-cell>
          <table:table-cell office:value-type="float" office:value="91210" table:style-name="ce14">
            <text:p>91.210,00</text:p>
          </table:table-cell>
          <table:table-cell office:value-type="float" office:value="271599.55" table:style-name="ce14">
            <text:p>271.599,5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384678" table:style-name="ce13">
            <text:p>384.678</text:p>
          </table:table-cell>
          <table:table-cell office:value-type="float" office:value="3277577.02" table:style-name="ce14">
            <text:p>3.277.577,02</text:p>
          </table:table-cell>
          <table:table-cell office:value-type="float" office:value="4565175.93" table:style-name="ce14">
            <text:p>4.565.175,93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6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OURENSE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80" table:default-cell-style-name="ce15"/>
        <table:table-row table:style-name="ro2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12">
            <text:p>Bono Social</text:p>
          </table:table-cell>
          <table:table-cell office:value-type="float" office:value="44137" table:style-name="ce13">
            <text:p>44.137</text:p>
          </table:table-cell>
          <table:table-cell office:value-type="float" office:value="116000.4" table:style-name="ce14">
            <text:p>116.000,40</text:p>
          </table:table-cell>
          <table:table-cell office:value-type="float" office:value="48281.54" table:style-name="ce14">
            <text:p>48.281,5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/Sin D.H.A hasta 10 kW</text:p>
          </table:table-cell>
          <table:table-cell office:value-type="float" office:value="136437" table:style-name="ce13">
            <text:p>136.437</text:p>
          </table:table-cell>
          <table:table-cell office:value-type="float" office:value="664367.01" table:style-name="ce14">
            <text:p>664.367,01</text:p>
          </table:table-cell>
          <table:table-cell office:value-type="float" office:value="293280.23" table:style-name="ce14">
            <text:p>293.280,2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/Sin D.H.A superior a 10 kW</text:p>
          </table:table-cell>
          <table:table-cell office:value-type="float" office:value="2" table:style-name="ce13">
            <text:p>2</text:p>
          </table:table-cell>
          <table:table-cell office:value-type="float" office:value="24.24" table:style-name="ce14">
            <text:p>24,24</text:p>
          </table:table-cell>
          <table:table-cell office:value-type="float" office:value="12.74" table:style-name="ce14">
            <text:p>12,7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67535" table:style-name="ce13">
            <text:p>67.535</text:p>
          </table:table-cell>
          <table:table-cell office:value-type="float" office:value="305318.81" table:style-name="ce14">
            <text:p>305.318,81</text:p>
          </table:table-cell>
          <table:table-cell office:value-type="float" office:value="190999.16" table:style-name="ce14">
            <text:p>190.999,1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9520" table:style-name="ce13">
            <text:p>9.520</text:p>
          </table:table-cell>
          <table:table-cell office:value-type="float" office:value="211432.08" table:style-name="ce14">
            <text:p>211.432,08</text:p>
          </table:table-cell>
          <table:table-cell office:value-type="float" office:value="243361.21" table:style-name="ce14">
            <text:p>243.361,2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557" table:style-name="ce13">
            <text:p>557</text:p>
          </table:table-cell>
          <table:table-cell office:value-type="float" office:value="56329.67" table:style-name="ce14">
            <text:p>56.329,67</text:p>
          </table:table-cell>
          <table:table-cell office:value-type="float" office:value="88398.75" table:style-name="ce14">
            <text:p>88.398,7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143" table:style-name="ce13">
            <text:p>143</text:p>
          </table:table-cell>
          <table:table-cell office:value-type="float" office:value="126038" table:style-name="ce14">
            <text:p>126.038,00</text:p>
          </table:table-cell>
          <table:table-cell office:value-type="float" office:value="277330.13" table:style-name="ce14">
            <text:p>277.330,1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1" table:style-name="ce13">
            <text:p>1</text:p>
          </table:table-cell>
          <table:table-cell office:value-type="float" office:value="500" table:style-name="ce14">
            <text:p>500,00</text:p>
          </table:table-cell>
          <table:table-cell office:value-type="float" office:value="1027" table:style-name="ce14">
            <text:p>1.027,0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6 kV a 72,5 kV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,00</text:p>
          </table:table-cell>
          <table:table-cell office:value-type="float" office:value="0" table:style-name="ce14">
            <text:p>0,0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4" table:style-name="ce13">
            <text:p>4</text:p>
          </table:table-cell>
          <table:table-cell office:value-type="float" office:value="12680" table:style-name="ce14">
            <text:p>12.680,00</text:p>
          </table:table-cell>
          <table:table-cell office:value-type="float" office:value="63963" table:style-name="ce14">
            <text:p>63.963,0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-6.5 mayor o igual a 145 kV</text:p>
          </table:table-cell>
          <table:table-cell office:value-type="float" office:value="4" table:style-name="ce13">
            <text:p>4</text:p>
          </table:table-cell>
          <table:table-cell office:value-type="float" office:value="20200" table:style-name="ce14">
            <text:p>20.200,00</text:p>
          </table:table-cell>
          <table:table-cell office:value-type="float" office:value="5828.29" table:style-name="ce14">
            <text:p>5.828,2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258340" table:style-name="ce13">
            <text:p>258.340</text:p>
          </table:table-cell>
          <table:table-cell office:value-type="float" office:value="1512890.21" table:style-name="ce14">
            <text:p>1.512.890,21</text:p>
          </table:table-cell>
          <table:table-cell office:value-type="float" office:value="1212482.05" table:style-name="ce14">
            <text:p>1.212.482,05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6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ASTURIAS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80" table:default-cell-style-name="ce15"/>
        <table:table-row table:style-name="ro2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12">
            <text:p>Bono Social</text:p>
          </table:table-cell>
          <table:table-cell office:value-type="float" office:value="45756" table:style-name="ce13">
            <text:p>45.756</text:p>
          </table:table-cell>
          <table:table-cell office:value-type="float" office:value="120137.07" table:style-name="ce14">
            <text:p>120.137,07</text:p>
          </table:table-cell>
          <table:table-cell office:value-type="float" office:value="67760.42" table:style-name="ce14">
            <text:p>67.760,4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/Sin D.H.A hasta 10 kW</text:p>
          </table:table-cell>
          <table:table-cell office:value-type="float" office:value="171671" table:style-name="ce13">
            <text:p>171.671</text:p>
          </table:table-cell>
          <table:table-cell office:value-type="float" office:value="655279.32999999996" table:style-name="ce14">
            <text:p>655.279,33</text:p>
          </table:table-cell>
          <table:table-cell office:value-type="float" office:value="343715.81" table:style-name="ce14">
            <text:p>343.715,8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/Sin D.H.A superior a 10 kW</text:p>
          </table:table-cell>
          <table:table-cell office:value-type="float" office:value="739" table:style-name="ce13">
            <text:p>739</text:p>
          </table:table-cell>
          <table:table-cell office:value-type="float" office:value="25949.79" table:style-name="ce14">
            <text:p>25.949,79</text:p>
          </table:table-cell>
          <table:table-cell office:value-type="float" office:value="9088.91" table:style-name="ce14">
            <text:p>9.088,9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467184" table:style-name="ce13">
            <text:p>467.184</text:p>
          </table:table-cell>
          <table:table-cell office:value-type="float" office:value="1557449.73" table:style-name="ce14">
            <text:p>1.557.449,73</text:p>
          </table:table-cell>
          <table:table-cell office:value-type="float" office:value="1023487.17" table:style-name="ce14">
            <text:p>1.023.487,1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39586" table:style-name="ce13">
            <text:p>39.586</text:p>
          </table:table-cell>
          <table:table-cell office:value-type="float" office:value="1123075.0900000001" table:style-name="ce14">
            <text:p>1.123.075,09</text:p>
          </table:table-cell>
          <table:table-cell office:value-type="float" office:value="868596.61" table:style-name="ce14">
            <text:p>868.596,6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772" table:style-name="ce13">
            <text:p>772</text:p>
          </table:table-cell>
          <table:table-cell office:value-type="float" office:value="149264.04999999999" table:style-name="ce14">
            <text:p>149.264,05</text:p>
          </table:table-cell>
          <table:table-cell office:value-type="float" office:value="196005.96" table:style-name="ce14">
            <text:p>196.005,9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477" table:style-name="ce13">
            <text:p>477</text:p>
          </table:table-cell>
          <table:table-cell office:value-type="float" office:value="453319.91" table:style-name="ce14">
            <text:p>453.319,91</text:p>
          </table:table-cell>
          <table:table-cell office:value-type="float" office:value="1038838" table:style-name="ce14">
            <text:p>1.038.838,0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43" table:style-name="ce13">
            <text:p>43</text:p>
          </table:table-cell>
          <table:table-cell office:value-type="float" office:value="116488" table:style-name="ce14">
            <text:p>116.488,00</text:p>
          </table:table-cell>
          <table:table-cell office:value-type="float" office:value="191154.76" table:style-name="ce14">
            <text:p>191.154,7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6 kV a 72,5 kV</text:p>
          </table:table-cell>
          <table:table-cell office:value-type="float" office:value="8" table:style-name="ce13">
            <text:p>8</text:p>
          </table:table-cell>
          <table:table-cell office:value-type="float" office:value="138944" table:style-name="ce14">
            <text:p>138.944,00</text:p>
          </table:table-cell>
          <table:table-cell office:value-type="float" office:value="46685.13" table:style-name="ce14">
            <text:p>46.685,1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20" table:style-name="ce13">
            <text:p>20</text:p>
          </table:table-cell>
          <table:table-cell office:value-type="float" office:value="76508" table:style-name="ce14">
            <text:p>76.508,00</text:p>
          </table:table-cell>
          <table:table-cell office:value-type="float" office:value="423322.78" table:style-name="ce14">
            <text:p>423.322,7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-6.5 mayor o igual a 145 kV</text:p>
          </table:table-cell>
          <table:table-cell office:value-type="float" office:value="4" table:style-name="ce13">
            <text:p>4</text:p>
          </table:table-cell>
          <table:table-cell office:value-type="float" office:value="664500" table:style-name="ce14">
            <text:p>664.500,00</text:p>
          </table:table-cell>
          <table:table-cell office:value-type="float" office:value="5325326.9400000004" table:style-name="ce14">
            <text:p>5.325.326,9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726260" table:style-name="ce13">
            <text:p>726.260</text:p>
          </table:table-cell>
          <table:table-cell office:value-type="float" office:value="5080914.97" table:style-name="ce14">
            <text:p>5.080.914,97</text:p>
          </table:table-cell>
          <table:table-cell office:value-type="float" office:value="9533982.4900000002" table:style-name="ce14">
            <text:p>9.533.982,49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6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PALENCIA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80" table:default-cell-style-name="ce15"/>
        <table:table-row table:style-name="ro2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12">
            <text:p>Bono Social</text:p>
          </table:table-cell>
          <table:table-cell office:value-type="float" office:value="15330" table:style-name="ce13">
            <text:p>15.330</text:p>
          </table:table-cell>
          <table:table-cell office:value-type="float" office:value="39839.56" table:style-name="ce14">
            <text:p>39.839,56</text:p>
          </table:table-cell>
          <table:table-cell office:value-type="float" office:value="15389.45" table:style-name="ce14">
            <text:p>15.389,4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/Sin D.H.A hasta 10 kW</text:p>
          </table:table-cell>
          <table:table-cell office:value-type="float" office:value="30269" table:style-name="ce13">
            <text:p>30.269</text:p>
          </table:table-cell>
          <table:table-cell office:value-type="float" office:value="121575.33" table:style-name="ce14">
            <text:p>121.575,33</text:p>
          </table:table-cell>
          <table:table-cell office:value-type="float" office:value="52126.91" table:style-name="ce14">
            <text:p>52.126,9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/Sin D.H.A superior a 10 kW</text:p>
          </table:table-cell>
          <table:table-cell office:value-type="float" office:value="20" table:style-name="ce13">
            <text:p>20</text:p>
          </table:table-cell>
          <table:table-cell office:value-type="float" office:value="1217.23" table:style-name="ce14">
            <text:p>1.217,23</text:p>
          </table:table-cell>
          <table:table-cell office:value-type="float" office:value="748.26" table:style-name="ce14">
            <text:p>748,2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79024" table:style-name="ce13">
            <text:p>79.024</text:p>
          </table:table-cell>
          <table:table-cell office:value-type="float" office:value="309457.87" table:style-name="ce14">
            <text:p>309.457,87</text:p>
          </table:table-cell>
          <table:table-cell office:value-type="float" office:value="137822.66" table:style-name="ce14">
            <text:p>137.822,6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5945" table:style-name="ce13">
            <text:p>5.945</text:p>
          </table:table-cell>
          <table:table-cell office:value-type="float" office:value="143731.04999999999" table:style-name="ce14">
            <text:p>143.731,05</text:p>
          </table:table-cell>
          <table:table-cell office:value-type="float" office:value="138657.06" table:style-name="ce14">
            <text:p>138.657,0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684" table:style-name="ce13">
            <text:p>684</text:p>
          </table:table-cell>
          <table:table-cell office:value-type="float" office:value="37442.51" table:style-name="ce14">
            <text:p>37.442,51</text:p>
          </table:table-cell>
          <table:table-cell office:value-type="float" office:value="56593.07" table:style-name="ce14">
            <text:p>56.593,0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65" table:style-name="ce13">
            <text:p>65</text:p>
          </table:table-cell>
          <table:table-cell office:value-type="float" office:value="49592" table:style-name="ce14">
            <text:p>49.592,00</text:p>
          </table:table-cell>
          <table:table-cell office:value-type="float" office:value="80168.53" table:style-name="ce14">
            <text:p>80.168,5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6" table:style-name="ce13">
            <text:p>6</text:p>
          </table:table-cell>
          <table:table-cell office:value-type="float" office:value="17260" table:style-name="ce14">
            <text:p>17.260,00</text:p>
          </table:table-cell>
          <table:table-cell office:value-type="float" office:value="67951.240000000005" table:style-name="ce14">
            <text:p>67.951,2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6 kV a 72,5 kV</text:p>
          </table:table-cell>
          <table:table-cell office:value-type="float" office:value="53" table:style-name="ce13">
            <text:p>53</text:p>
          </table:table-cell>
          <table:table-cell office:value-type="float" office:value="100154" table:style-name="ce14">
            <text:p>100.154,00</text:p>
          </table:table-cell>
          <table:table-cell office:value-type="float" office:value="433048.16" table:style-name="ce14">
            <text:p>433.048,1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1" table:style-name="ce13">
            <text:p>1</text:p>
          </table:table-cell>
          <table:table-cell office:value-type="float" office:value="190" table:style-name="ce14">
            <text:p>190,00</text:p>
          </table:table-cell>
          <table:table-cell office:value-type="float" office:value="820" table:style-name="ce14">
            <text:p>820,0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-6.5 mayor o igual a 145 kV</text:p>
          </table:table-cell>
          <table:table-cell office:value-type="float" office:value="22" table:style-name="ce13">
            <text:p>22</text:p>
          </table:table-cell>
          <table:table-cell office:value-type="float" office:value="64015" table:style-name="ce14">
            <text:p>64.015,00</text:p>
          </table:table-cell>
          <table:table-cell office:value-type="float" office:value="19829.55" table:style-name="ce14">
            <text:p>19.829,5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131419" table:style-name="ce13">
            <text:p>131.419</text:p>
          </table:table-cell>
          <table:table-cell office:value-type="float" office:value="884474.55" table:style-name="ce14">
            <text:p>884.474,55</text:p>
          </table:table-cell>
          <table:table-cell office:value-type="float" office:value="1003154.89" table:style-name="ce14">
            <text:p>1.003.154,89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6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PALMAS_(LAS)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80" table:default-cell-style-name="ce15"/>
        <table:table-row table:style-name="ro2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12">
            <text:p>Bono Social</text:p>
          </table:table-cell>
          <table:table-cell office:value-type="float" office:value="48428" table:style-name="ce13">
            <text:p>48.428</text:p>
          </table:table-cell>
          <table:table-cell office:value-type="float" office:value="109798.83" table:style-name="ce14">
            <text:p>109.798,83</text:p>
          </table:table-cell>
          <table:table-cell office:value-type="float" office:value="111146.05" table:style-name="ce14">
            <text:p>111.146,0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/Sin D.H.A hasta 10 kW</text:p>
          </table:table-cell>
          <table:table-cell office:value-type="float" office:value="243969" table:style-name="ce13">
            <text:p>243.969</text:p>
          </table:table-cell>
          <table:table-cell office:value-type="float" office:value="1010113.73" table:style-name="ce14">
            <text:p>1.010.113,73</text:p>
          </table:table-cell>
          <table:table-cell office:value-type="float" office:value="626315.5" table:style-name="ce14">
            <text:p>626.315,5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/Sin D.H.A superior a 10 kW</text:p>
          </table:table-cell>
          <table:table-cell office:value-type="float" office:value="3078" table:style-name="ce13">
            <text:p>3.078</text:p>
          </table:table-cell>
          <table:table-cell office:value-type="float" office:value="52284.37" table:style-name="ce14">
            <text:p>52.284,37</text:p>
          </table:table-cell>
          <table:table-cell office:value-type="float" office:value="39400.699999999997" table:style-name="ce14">
            <text:p>39.400,7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283230" table:style-name="ce13">
            <text:p>283.230</text:p>
          </table:table-cell>
          <table:table-cell office:value-type="float" office:value="1269145.3999999999" table:style-name="ce14">
            <text:p>1.269.145,40</text:p>
          </table:table-cell>
          <table:table-cell office:value-type="float" office:value="730711.41" table:style-name="ce14">
            <text:p>730.711,4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28361" table:style-name="ce13">
            <text:p>28.361</text:p>
          </table:table-cell>
          <table:table-cell office:value-type="float" office:value="720752.03" table:style-name="ce14">
            <text:p>720.752,03</text:p>
          </table:table-cell>
          <table:table-cell office:value-type="float" office:value="1158961.77" table:style-name="ce14">
            <text:p>1.158.961,7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536" table:style-name="ce13">
            <text:p>536</text:p>
          </table:table-cell>
          <table:table-cell office:value-type="float" office:value="103241.55" table:style-name="ce14">
            <text:p>103.241,55</text:p>
          </table:table-cell>
          <table:table-cell office:value-type="float" office:value="316756.33" table:style-name="ce14">
            <text:p>316.756,3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449" table:style-name="ce13">
            <text:p>449</text:p>
          </table:table-cell>
          <table:table-cell office:value-type="float" office:value="369577.24" table:style-name="ce14">
            <text:p>369.577,24</text:p>
          </table:table-cell>
          <table:table-cell office:value-type="float" office:value="1511253.55" table:style-name="ce14">
            <text:p>1.511.253,5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6 kV a 72,5 kV</text:p>
          </table:table-cell>
          <table:table-cell office:value-type="float" office:value="5" table:style-name="ce13">
            <text:p>5</text:p>
          </table:table-cell>
          <table:table-cell office:value-type="float" office:value="25015" table:style-name="ce14">
            <text:p>25.015,00</text:p>
          </table:table-cell>
          <table:table-cell office:value-type="float" office:value="99801.8" table:style-name="ce14">
            <text:p>99.801,8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,00</text:p>
          </table:table-cell>
          <table:table-cell office:value-type="float" office:value="0" table:style-name="ce14">
            <text:p>0,0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608056" table:style-name="ce13">
            <text:p>608.056</text:p>
          </table:table-cell>
          <table:table-cell office:value-type="float" office:value="3659928.15" table:style-name="ce14">
            <text:p>3.659.928,15</text:p>
          </table:table-cell>
          <table:table-cell office:value-type="float" office:value="4594347.1100000003" table:style-name="ce14">
            <text:p>4.594.347,11</text:p>
          </table:table-cell>
          <table:table-cell table:number-columns-repeated="16380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16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PONTEVEDRA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80" table:default-cell-style-name="ce15"/>
        <table:table-row table:style-name="ro2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12">
            <text:p>Bono Social</text:p>
          </table:table-cell>
          <table:table-cell office:value-type="float" office:value="70164" table:style-name="ce13">
            <text:p>70.164</text:p>
          </table:table-cell>
          <table:table-cell office:value-type="float" office:value="198319.99" table:style-name="ce14">
            <text:p>198.319,99</text:p>
          </table:table-cell>
          <table:table-cell office:value-type="float" office:value="138096.32999999999" table:style-name="ce14">
            <text:p>138.096,3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/Sin D.H.A hasta 10 kW</text:p>
          </table:table-cell>
          <table:table-cell office:value-type="float" office:value="259419" table:style-name="ce13">
            <text:p>259.419</text:p>
          </table:table-cell>
          <table:table-cell office:value-type="float" office:value="1402797.3" table:style-name="ce14">
            <text:p>1.402.797,30</text:p>
          </table:table-cell>
          <table:table-cell office:value-type="float" office:value="685092.06" table:style-name="ce14">
            <text:p>685.092,0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/Sin D.H.A superior a 10 kW</text:p>
          </table:table-cell>
          <table:table-cell office:value-type="float" office:value="2" table:style-name="ce13">
            <text:p>2</text:p>
          </table:table-cell>
          <table:table-cell office:value-type="float" office:value="24.25" table:style-name="ce14">
            <text:p>24,25</text:p>
          </table:table-cell>
          <table:table-cell office:value-type="float" office:value="314.14" table:style-name="ce14">
            <text:p>314,1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222736" table:style-name="ce13">
            <text:p>222.736</text:p>
          </table:table-cell>
          <table:table-cell office:value-type="float" office:value="991085.01" table:style-name="ce14">
            <text:p>991.085,01</text:p>
          </table:table-cell>
          <table:table-cell office:value-type="float" office:value="609206.81999999995" table:style-name="ce14">
            <text:p>609.206,8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23144" table:style-name="ce13">
            <text:p>23.144</text:p>
          </table:table-cell>
          <table:table-cell office:value-type="float" office:value="526251.59" table:style-name="ce14">
            <text:p>526.251,59</text:p>
          </table:table-cell>
          <table:table-cell office:value-type="float" office:value="624884.98" table:style-name="ce14">
            <text:p>624.884,9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1431" table:style-name="ce13">
            <text:p>1.431</text:p>
          </table:table-cell>
          <table:table-cell office:value-type="float" office:value="173482.72" table:style-name="ce14">
            <text:p>173.482,72</text:p>
          </table:table-cell>
          <table:table-cell office:value-type="float" office:value="292996.38" table:style-name="ce14">
            <text:p>292.996,3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508" table:style-name="ce13">
            <text:p>508</text:p>
          </table:table-cell>
          <table:table-cell office:value-type="float" office:value="416849.16" table:style-name="ce14">
            <text:p>416.849,16</text:p>
          </table:table-cell>
          <table:table-cell office:value-type="float" office:value="1036058.42" table:style-name="ce14">
            <text:p>1.036.058,4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6 kV a 72,5 kV</text:p>
          </table:table-cell>
          <table:table-cell office:value-type="float" office:value="12" table:style-name="ce13">
            <text:p>12</text:p>
          </table:table-cell>
          <table:table-cell office:value-type="float" office:value="11338" table:style-name="ce14">
            <text:p>11.338,00</text:p>
          </table:table-cell>
          <table:table-cell office:value-type="float" office:value="104301.06" table:style-name="ce14">
            <text:p>104.301,0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4" table:style-name="ce13">
            <text:p>4</text:p>
          </table:table-cell>
          <table:table-cell office:value-type="float" office:value="30300" table:style-name="ce14">
            <text:p>30.300,00</text:p>
          </table:table-cell>
          <table:table-cell office:value-type="float" office:value="147662.71" table:style-name="ce14">
            <text:p>147.662,7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-6.5 mayor o igual a 145 kV</text:p>
          </table:table-cell>
          <table:table-cell office:value-type="float" office:value="11" table:style-name="ce13">
            <text:p>11</text:p>
          </table:table-cell>
          <table:table-cell office:value-type="float" office:value="19784" table:style-name="ce14">
            <text:p>19.784,00</text:p>
          </table:table-cell>
          <table:table-cell office:value-type="float" office:value="7882.82" table:style-name="ce14">
            <text:p>7.882,8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577431" table:style-name="ce13">
            <text:p>577.431</text:p>
          </table:table-cell>
          <table:table-cell office:value-type="float" office:value="3770232.02" table:style-name="ce14">
            <text:p>3.770.232,02</text:p>
          </table:table-cell>
          <table:table-cell office:value-type="float" office:value="3646495.72" table:style-name="ce14">
            <text:p>3.646.495,72</text:p>
          </table:table-cell>
          <table:table-cell table:number-columns-repeated="16380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6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SALAMANCA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80" table:default-cell-style-name="ce15"/>
        <table:table-row table:style-name="ro2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12">
            <text:p>Bono Social</text:p>
          </table:table-cell>
          <table:table-cell office:value-type="float" office:value="28501" table:style-name="ce13">
            <text:p>28.501</text:p>
          </table:table-cell>
          <table:table-cell office:value-type="float" office:value="72322.03" table:style-name="ce14">
            <text:p>72.322,03</text:p>
          </table:table-cell>
          <table:table-cell office:value-type="float" office:value="39192.239999999998" table:style-name="ce14">
            <text:p>39.192,2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/Sin D.H.A hasta 10 kW</text:p>
          </table:table-cell>
          <table:table-cell office:value-type="float" office:value="58382" table:style-name="ce13">
            <text:p>58.382</text:p>
          </table:table-cell>
          <table:table-cell office:value-type="float" office:value="214234.06" table:style-name="ce14">
            <text:p>214.234,06</text:p>
          </table:table-cell>
          <table:table-cell office:value-type="float" office:value="118292.39" table:style-name="ce14">
            <text:p>118.292,3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/Sin D.H.A superior a 10 kW</text:p>
          </table:table-cell>
          <table:table-cell office:value-type="float" office:value="21" table:style-name="ce13">
            <text:p>21</text:p>
          </table:table-cell>
          <table:table-cell office:value-type="float" office:value="396.1" table:style-name="ce14">
            <text:p>396,10</text:p>
          </table:table-cell>
          <table:table-cell office:value-type="float" office:value="864.99" table:style-name="ce14">
            <text:p>864,9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180667" table:style-name="ce13">
            <text:p>180.667</text:p>
          </table:table-cell>
          <table:table-cell office:value-type="float" office:value="726573.73" table:style-name="ce14">
            <text:p>726.573,73</text:p>
          </table:table-cell>
          <table:table-cell office:value-type="float" office:value="340193.09" table:style-name="ce14">
            <text:p>340.193,0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13406" table:style-name="ce13">
            <text:p>13.406</text:p>
          </table:table-cell>
          <table:table-cell office:value-type="float" office:value="346632.18" table:style-name="ce14">
            <text:p>346.632,18</text:p>
          </table:table-cell>
          <table:table-cell office:value-type="float" office:value="293995.51" table:style-name="ce14">
            <text:p>293.995,5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1895" table:style-name="ce13">
            <text:p>1.895</text:p>
          </table:table-cell>
          <table:table-cell office:value-type="float" office:value="133233.19" table:style-name="ce14">
            <text:p>133.233,19</text:p>
          </table:table-cell>
          <table:table-cell office:value-type="float" office:value="177927.15" table:style-name="ce14">
            <text:p>177.927,1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98" table:style-name="ce13">
            <text:p>98</text:p>
          </table:table-cell>
          <table:table-cell office:value-type="float" office:value="60364" table:style-name="ce14">
            <text:p>60.364,00</text:p>
          </table:table-cell>
          <table:table-cell office:value-type="float" office:value="197492.77" table:style-name="ce14">
            <text:p>197.492,7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6 kV a 72,5 kV</text:p>
          </table:table-cell>
          <table:table-cell office:value-type="float" office:value="38" table:style-name="ce13">
            <text:p>38</text:p>
          </table:table-cell>
          <table:table-cell office:value-type="float" office:value="39368" table:style-name="ce14">
            <text:p>39.368,00</text:p>
          </table:table-cell>
          <table:table-cell office:value-type="float" office:value="154726.98000000001" table:style-name="ce14">
            <text:p>154.726,9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3" table:style-name="ce13">
            <text:p>3</text:p>
          </table:table-cell>
          <table:table-cell office:value-type="float" office:value="104700" table:style-name="ce14">
            <text:p>104.700,00</text:p>
          </table:table-cell>
          <table:table-cell office:value-type="float" office:value="54849.58" table:style-name="ce14">
            <text:p>54.849,5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-6.5 mayor o igual a 145 kV</text:p>
          </table:table-cell>
          <table:table-cell office:value-type="float" office:value="5" table:style-name="ce13">
            <text:p>5</text:p>
          </table:table-cell>
          <table:table-cell office:value-type="float" office:value="19402" table:style-name="ce14">
            <text:p>19.402,00</text:p>
          </table:table-cell>
          <table:table-cell office:value-type="float" office:value="3199.18" table:style-name="ce14">
            <text:p>3.199,1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283016" table:style-name="ce13">
            <text:p>283.016</text:p>
          </table:table-cell>
          <table:table-cell office:value-type="float" office:value="1717225.29" table:style-name="ce14">
            <text:p>1.717.225,29</text:p>
          </table:table-cell>
          <table:table-cell office:value-type="float" office:value="1380733.88" table:style-name="ce14">
            <text:p>1.380.733,88</text:p>
          </table:table-cell>
          <table:table-cell table:number-columns-repeated="16380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6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SANTA_CRUZ_TENERIFE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80" table:default-cell-style-name="ce15"/>
        <table:table-row table:style-name="ro2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12">
            <text:p>Bono Social</text:p>
          </table:table-cell>
          <table:table-cell office:value-type="float" office:value="56076" table:style-name="ce13">
            <text:p>56.076</text:p>
          </table:table-cell>
          <table:table-cell office:value-type="float" office:value="110012.21" table:style-name="ce14">
            <text:p>110.012,21</text:p>
          </table:table-cell>
          <table:table-cell office:value-type="float" office:value="114342.07" table:style-name="ce14">
            <text:p>114.342,0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/Sin D.H.A hasta 10 kW</text:p>
          </table:table-cell>
          <table:table-cell office:value-type="float" office:value="240419" table:style-name="ce13">
            <text:p>240.419</text:p>
          </table:table-cell>
          <table:table-cell office:value-type="float" office:value="924197.15" table:style-name="ce14">
            <text:p>924.197,15</text:p>
          </table:table-cell>
          <table:table-cell office:value-type="float" office:value="550063.26" table:style-name="ce14">
            <text:p>550.063,2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/Sin D.H.A superior a 10 kW</text:p>
          </table:table-cell>
          <table:table-cell office:value-type="float" office:value="2273" table:style-name="ce13">
            <text:p>2.273</text:p>
          </table:table-cell>
          <table:table-cell office:value-type="float" office:value="34686.699999999997" table:style-name="ce14">
            <text:p>34.686,70</text:p>
          </table:table-cell>
          <table:table-cell office:value-type="float" office:value="28515.05" table:style-name="ce14">
            <text:p>28.515,0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261319" table:style-name="ce13">
            <text:p>261.319</text:p>
          </table:table-cell>
          <table:table-cell office:value-type="float" office:value="1112245.72" table:style-name="ce14">
            <text:p>1.112.245,72</text:p>
          </table:table-cell>
          <table:table-cell office:value-type="float" office:value="663593.98" table:style-name="ce14">
            <text:p>663.593,9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22568" table:style-name="ce13">
            <text:p>22.568</text:p>
          </table:table-cell>
          <table:table-cell office:value-type="float" office:value="509678.28" table:style-name="ce14">
            <text:p>509.678,28</text:p>
          </table:table-cell>
          <table:table-cell office:value-type="float" office:value="762773.81" table:style-name="ce14">
            <text:p>762.773,8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802" table:style-name="ce13">
            <text:p>802</text:p>
          </table:table-cell>
          <table:table-cell office:value-type="float" office:value="123938.92" table:style-name="ce14">
            <text:p>123.938,92</text:p>
          </table:table-cell>
          <table:table-cell office:value-type="float" office:value="398633.57" table:style-name="ce14">
            <text:p>398.633,5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308" table:style-name="ce13">
            <text:p>308</text:p>
          </table:table-cell>
          <table:table-cell office:value-type="float" office:value="230337.3" table:style-name="ce14">
            <text:p>230.337,30</text:p>
          </table:table-cell>
          <table:table-cell office:value-type="float" office:value="956837.31" table:style-name="ce14">
            <text:p>956.837,3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6 kV a 72,5 kV</text:p>
          </table:table-cell>
          <table:table-cell office:value-type="float" office:value="2" table:style-name="ce13">
            <text:p>2</text:p>
          </table:table-cell>
          <table:table-cell office:value-type="float" office:value="30868" table:style-name="ce14">
            <text:p>30.868,00</text:p>
          </table:table-cell>
          <table:table-cell office:value-type="float" office:value="6517.72" table:style-name="ce14">
            <text:p>6.517,7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,00</text:p>
          </table:table-cell>
          <table:table-cell office:value-type="float" office:value="0" table:style-name="ce14">
            <text:p>0,0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583767" table:style-name="ce13">
            <text:p>583.767</text:p>
          </table:table-cell>
          <table:table-cell office:value-type="float" office:value="3075964.28" table:style-name="ce14">
            <text:p>3.075.964,28</text:p>
          </table:table-cell>
          <table:table-cell office:value-type="float" office:value="3481276.77" table:style-name="ce14">
            <text:p>3.481.276,77</text:p>
          </table:table-cell>
          <table:table-cell table:number-columns-repeated="16380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16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CANTABRIA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80" table:default-cell-style-name="ce15"/>
        <table:table-row table:style-name="ro2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12">
            <text:p>Bono Social</text:p>
          </table:table-cell>
          <table:table-cell office:value-type="float" office:value="32753" table:style-name="ce13">
            <text:p>32.753</text:p>
          </table:table-cell>
          <table:table-cell office:value-type="float" office:value="96426.28" table:style-name="ce14">
            <text:p>96.426,28</text:p>
          </table:table-cell>
          <table:table-cell office:value-type="float" office:value="38763.24" table:style-name="ce14">
            <text:p>38.763,2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/Sin D.H.A hasta 10 kW</text:p>
          </table:table-cell>
          <table:table-cell office:value-type="float" office:value="109143" table:style-name="ce13">
            <text:p>109.143</text:p>
          </table:table-cell>
          <table:table-cell office:value-type="float" office:value="615277.53" table:style-name="ce14">
            <text:p>615.277,53</text:p>
          </table:table-cell>
          <table:table-cell office:value-type="float" office:value="170571.47" table:style-name="ce14">
            <text:p>170.571,4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/Sin D.H.A superior a 10 kW</text:p>
          </table:table-cell>
          <table:table-cell office:value-type="float" office:value="264" table:style-name="ce13">
            <text:p>264</text:p>
          </table:table-cell>
          <table:table-cell office:value-type="float" office:value="33881.72" table:style-name="ce14">
            <text:p>33.881,72</text:p>
          </table:table-cell>
          <table:table-cell office:value-type="float" office:value="1856.79" table:style-name="ce14">
            <text:p>1.856,7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258564" table:style-name="ce13">
            <text:p>258.564</text:p>
          </table:table-cell>
          <table:table-cell office:value-type="float" office:value="1077307.71" table:style-name="ce14">
            <text:p>1.077.307,71</text:p>
          </table:table-cell>
          <table:table-cell office:value-type="float" office:value="517317" table:style-name="ce14">
            <text:p>517.317,0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19369" table:style-name="ce13">
            <text:p>19.369</text:p>
          </table:table-cell>
          <table:table-cell office:value-type="float" office:value="529288.65" table:style-name="ce14">
            <text:p>529.288,65</text:p>
          </table:table-cell>
          <table:table-cell office:value-type="float" office:value="471806.32" table:style-name="ce14">
            <text:p>471.806,3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444" table:style-name="ce13">
            <text:p>444</text:p>
          </table:table-cell>
          <table:table-cell office:value-type="float" office:value="110029.11" table:style-name="ce14">
            <text:p>110.029,11</text:p>
          </table:table-cell>
          <table:table-cell office:value-type="float" office:value="140622.78" table:style-name="ce14">
            <text:p>140.622,7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266" table:style-name="ce13">
            <text:p>266</text:p>
          </table:table-cell>
          <table:table-cell office:value-type="float" office:value="226815" table:style-name="ce14">
            <text:p>226.815,00</text:p>
          </table:table-cell>
          <table:table-cell office:value-type="float" office:value="477274.03" table:style-name="ce14">
            <text:p>477.274,0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10" table:style-name="ce13">
            <text:p>10</text:p>
          </table:table-cell>
          <table:table-cell office:value-type="float" office:value="10060" table:style-name="ce14">
            <text:p>10.060,00</text:p>
          </table:table-cell>
          <table:table-cell office:value-type="float" office:value="21708.54" table:style-name="ce14">
            <text:p>21.708,5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6 kV a 72,5 kV</text:p>
          </table:table-cell>
          <table:table-cell office:value-type="float" office:value="34" table:style-name="ce13">
            <text:p>34</text:p>
          </table:table-cell>
          <table:table-cell office:value-type="float" office:value="140010" table:style-name="ce14">
            <text:p>140.010,00</text:p>
          </table:table-cell>
          <table:table-cell office:value-type="float" office:value="781410.77" table:style-name="ce14">
            <text:p>781.410,7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2" table:style-name="ce13">
            <text:p>2</text:p>
          </table:table-cell>
          <table:table-cell office:value-type="float" office:value="55850" table:style-name="ce14">
            <text:p>55.850,00</text:p>
          </table:table-cell>
          <table:table-cell office:value-type="float" office:value="108274.24000000001" table:style-name="ce14">
            <text:p>108.274,2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-6.5 mayor o igual a 145 kV</text:p>
          </table:table-cell>
          <table:table-cell office:value-type="float" office:value="7" table:style-name="ce13">
            <text:p>7</text:p>
          </table:table-cell>
          <table:table-cell office:value-type="float" office:value="205726.3" table:style-name="ce14">
            <text:p>205.726,30</text:p>
          </table:table-cell>
          <table:table-cell office:value-type="float" office:value="1093397.74" table:style-name="ce14">
            <text:p>1.093.397,7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420856" table:style-name="ce13">
            <text:p>420.856</text:p>
          </table:table-cell>
          <table:table-cell office:value-type="float" office:value="3100672.3" table:style-name="ce14">
            <text:p>3.100.672,30</text:p>
          </table:table-cell>
          <table:table-cell office:value-type="float" office:value="3823002.92" table:style-name="ce14">
            <text:p>3.823.002,92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6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SEGOVIA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80" table:default-cell-style-name="ce15"/>
        <table:table-row table:style-name="ro2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12">
            <text:p>Bono Social</text:p>
          </table:table-cell>
          <table:table-cell office:value-type="float" office:value="12778" table:style-name="ce13">
            <text:p>12.778</text:p>
          </table:table-cell>
          <table:table-cell office:value-type="float" office:value="38689.53" table:style-name="ce14">
            <text:p>38.689,53</text:p>
          </table:table-cell>
          <table:table-cell office:value-type="float" office:value="15421.65" table:style-name="ce14">
            <text:p>15.421,6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/Sin D.H.A hasta 10 kW</text:p>
          </table:table-cell>
          <table:table-cell office:value-type="float" office:value="68224" table:style-name="ce13">
            <text:p>68.224</text:p>
          </table:table-cell>
          <table:table-cell office:value-type="float" office:value="351594.81" table:style-name="ce14">
            <text:p>351.594,81</text:p>
          </table:table-cell>
          <table:table-cell office:value-type="float" office:value="119827.51" table:style-name="ce14">
            <text:p>119.827,5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/Sin D.H.A superior a 10 kW</text:p>
          </table:table-cell>
          <table:table-cell office:value-type="float" office:value="3" table:style-name="ce13">
            <text:p>3</text:p>
          </table:table-cell>
          <table:table-cell office:value-type="float" office:value="26.49" table:style-name="ce14">
            <text:p>26,49</text:p>
          </table:table-cell>
          <table:table-cell office:value-type="float" office:value="62.93" table:style-name="ce14">
            <text:p>62,9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55861" table:style-name="ce13">
            <text:p>55.861</text:p>
          </table:table-cell>
          <table:table-cell office:value-type="float" office:value="247763.72" table:style-name="ce14">
            <text:p>247.763,72</text:p>
          </table:table-cell>
          <table:table-cell office:value-type="float" office:value="211177.55" table:style-name="ce14">
            <text:p>211.177,5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6120" table:style-name="ce13">
            <text:p>6.120</text:p>
          </table:table-cell>
          <table:table-cell office:value-type="float" office:value="137086.26999999999" table:style-name="ce14">
            <text:p>137.086,27</text:p>
          </table:table-cell>
          <table:table-cell office:value-type="float" office:value="137029.79" table:style-name="ce14">
            <text:p>137.029,7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1704" table:style-name="ce13">
            <text:p>1.704</text:p>
          </table:table-cell>
          <table:table-cell office:value-type="float" office:value="94263.08" table:style-name="ce14">
            <text:p>94.263,08</text:p>
          </table:table-cell>
          <table:table-cell office:value-type="float" office:value="175265.33" table:style-name="ce14">
            <text:p>175.265,3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86" table:style-name="ce13">
            <text:p>86</text:p>
          </table:table-cell>
          <table:table-cell office:value-type="float" office:value="100624.5" table:style-name="ce14">
            <text:p>100.624,50</text:p>
          </table:table-cell>
          <table:table-cell office:value-type="float" office:value="217196.08" table:style-name="ce14">
            <text:p>217.196,0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6 kV a 72,5 kV</text:p>
          </table:table-cell>
          <table:table-cell office:value-type="float" office:value="15" table:style-name="ce13">
            <text:p>15</text:p>
          </table:table-cell>
          <table:table-cell office:value-type="float" office:value="23995" table:style-name="ce14">
            <text:p>23.995,00</text:p>
          </table:table-cell>
          <table:table-cell office:value-type="float" office:value="95058.94" table:style-name="ce14">
            <text:p>95.058,9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2" table:style-name="ce13">
            <text:p>2</text:p>
          </table:table-cell>
          <table:table-cell office:value-type="float" office:value="15664" table:style-name="ce14">
            <text:p>15.664,00</text:p>
          </table:table-cell>
          <table:table-cell office:value-type="float" office:value="26814.33" table:style-name="ce14">
            <text:p>26.814,3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-6.5 mayor o igual a 145 kV</text:p>
          </table:table-cell>
          <table:table-cell office:value-type="float" office:value="4" table:style-name="ce13">
            <text:p>4</text:p>
          </table:table-cell>
          <table:table-cell office:value-type="float" office:value="13930" table:style-name="ce14">
            <text:p>13.930,00</text:p>
          </table:table-cell>
          <table:table-cell office:value-type="float" office:value="50981.48" table:style-name="ce14">
            <text:p>50.981,4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144797" table:style-name="ce13">
            <text:p>144.797</text:p>
          </table:table-cell>
          <table:table-cell office:value-type="float" office:value="1023637.4" table:style-name="ce14">
            <text:p>1.023.637,40</text:p>
          </table:table-cell>
          <table:table-cell office:value-type="float" office:value="1048835.5900000001" table:style-name="ce14">
            <text:p>1.048.835,59</text:p>
          </table:table-cell>
          <table:table-cell table:number-columns-repeated="16380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6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SEVILLA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80" table:default-cell-style-name="ce15"/>
        <table:table-row table:style-name="ro2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12">
            <text:p>Bono Social</text:p>
          </table:table-cell>
          <table:table-cell office:value-type="float" office:value="79590" table:style-name="ce13">
            <text:p>79.590</text:p>
          </table:table-cell>
          <table:table-cell office:value-type="float" office:value="230631.93" table:style-name="ce14">
            <text:p>230.631,93</text:p>
          </table:table-cell>
          <table:table-cell office:value-type="float" office:value="201610.02" table:style-name="ce14">
            <text:p>201.610,0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/Sin D.H.A hasta 10 kW</text:p>
          </table:table-cell>
          <table:table-cell office:value-type="float" office:value="352456" table:style-name="ce13">
            <text:p>352.456</text:p>
          </table:table-cell>
          <table:table-cell office:value-type="float" office:value="1477291.13" table:style-name="ce14">
            <text:p>1.477.291,13</text:p>
          </table:table-cell>
          <table:table-cell office:value-type="float" office:value="1085123.75" table:style-name="ce14">
            <text:p>1.085.123,7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/Sin D.H.A superior a 10 kW</text:p>
          </table:table-cell>
          <table:table-cell office:value-type="float" office:value="3037" table:style-name="ce13">
            <text:p>3.037</text:p>
          </table:table-cell>
          <table:table-cell office:value-type="float" office:value="50596.91" table:style-name="ce14">
            <text:p>50.596,91</text:p>
          </table:table-cell>
          <table:table-cell office:value-type="float" office:value="53385.08" table:style-name="ce14">
            <text:p>53.385,0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502696" table:style-name="ce13">
            <text:p>502.696</text:p>
          </table:table-cell>
          <table:table-cell office:value-type="float" office:value="2304032.2200000002" table:style-name="ce14">
            <text:p>2.304.032,22</text:p>
          </table:table-cell>
          <table:table-cell office:value-type="float" office:value="1585776.79" table:style-name="ce14">
            <text:p>1.585.776,7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39533" table:style-name="ce13">
            <text:p>39.533</text:p>
          </table:table-cell>
          <table:table-cell office:value-type="float" office:value="1213815.6299999999" table:style-name="ce14">
            <text:p>1.213.815,63</text:p>
          </table:table-cell>
          <table:table-cell office:value-type="float" office:value="1177214.26" table:style-name="ce14">
            <text:p>1.177.214,2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3019" table:style-name="ce13">
            <text:p>3.019</text:p>
          </table:table-cell>
          <table:table-cell office:value-type="float" office:value="504336.08" table:style-name="ce14">
            <text:p>504.336,08</text:p>
          </table:table-cell>
          <table:table-cell office:value-type="float" office:value="545623.72" table:style-name="ce14">
            <text:p>545.623,7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714" table:style-name="ce13">
            <text:p>714</text:p>
          </table:table-cell>
          <table:table-cell office:value-type="float" office:value="1062944.4099999999" table:style-name="ce14">
            <text:p>1.062.944,41</text:p>
          </table:table-cell>
          <table:table-cell office:value-type="float" office:value="1658911.25" table:style-name="ce14">
            <text:p>1.658.911,2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6 kV a 72,5 kV</text:p>
          </table:table-cell>
          <table:table-cell office:value-type="float" office:value="30" table:style-name="ce13">
            <text:p>30</text:p>
          </table:table-cell>
          <table:table-cell office:value-type="float" office:value="139035" table:style-name="ce14">
            <text:p>139.035,00</text:p>
          </table:table-cell>
          <table:table-cell office:value-type="float" office:value="391448.83" table:style-name="ce14">
            <text:p>391.448,8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13" table:style-name="ce13">
            <text:p>13</text:p>
          </table:table-cell>
          <table:table-cell office:value-type="float" office:value="148335" table:style-name="ce14">
            <text:p>148.335,00</text:p>
          </table:table-cell>
          <table:table-cell office:value-type="float" office:value="171974.99" table:style-name="ce14">
            <text:p>171.974,9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-6.5 mayor o igual a 145 kV</text:p>
          </table:table-cell>
          <table:table-cell office:value-type="float" office:value="12" table:style-name="ce13">
            <text:p>12</text:p>
          </table:table-cell>
          <table:table-cell office:value-type="float" office:value="1622623" table:style-name="ce14">
            <text:p>1.622.623,00</text:p>
          </table:table-cell>
          <table:table-cell office:value-type="float" office:value="461636.97" table:style-name="ce14">
            <text:p>461.636,9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981100" table:style-name="ce13">
            <text:p>981.100</text:p>
          </table:table-cell>
          <table:table-cell office:value-type="float" office:value="8753641.3100000005" table:style-name="ce14">
            <text:p>8.753.641,31</text:p>
          </table:table-cell>
          <table:table-cell office:value-type="float" office:value="7332705.6600000001" table:style-name="ce14">
            <text:p>7.332.705,66</text:p>
          </table:table-cell>
          <table:table-cell table:number-columns-repeated="16380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6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SORIA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80" table:default-cell-style-name="ce15"/>
        <table:table-row table:style-name="ro2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12">
            <text:p>Bono Social</text:p>
          </table:table-cell>
          <table:table-cell office:value-type="float" office:value="9243" table:style-name="ce13">
            <text:p>9.243</text:p>
          </table:table-cell>
          <table:table-cell office:value-type="float" office:value="20621.189999999999" table:style-name="ce14">
            <text:p>20.621,19</text:p>
          </table:table-cell>
          <table:table-cell office:value-type="float" office:value="7643.36" table:style-name="ce14">
            <text:p>7.643,3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/Sin D.H.A hasta 10 kW</text:p>
          </table:table-cell>
          <table:table-cell office:value-type="float" office:value="28228" table:style-name="ce13">
            <text:p>28.228</text:p>
          </table:table-cell>
          <table:table-cell office:value-type="float" office:value="104709.96" table:style-name="ce14">
            <text:p>104.709,96</text:p>
          </table:table-cell>
          <table:table-cell office:value-type="float" office:value="40591.660000000003" table:style-name="ce14">
            <text:p>40.591,6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/Sin D.H.A superior a 10 kW</text:p>
          </table:table-cell>
          <table:table-cell office:value-type="float" office:value="108" table:style-name="ce13">
            <text:p>108</text:p>
          </table:table-cell>
          <table:table-cell office:value-type="float" office:value="1923.8" table:style-name="ce14">
            <text:p>1.923,80</text:p>
          </table:table-cell>
          <table:table-cell office:value-type="float" office:value="854.17" table:style-name="ce14">
            <text:p>854,1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49773" table:style-name="ce13">
            <text:p>49.773</text:p>
          </table:table-cell>
          <table:table-cell office:value-type="float" office:value="207668.55" table:style-name="ce14">
            <text:p>207.668,55</text:p>
          </table:table-cell>
          <table:table-cell office:value-type="float" office:value="81212.53" table:style-name="ce14">
            <text:p>81.212,5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4125" table:style-name="ce13">
            <text:p>4.125</text:p>
          </table:table-cell>
          <table:table-cell office:value-type="float" office:value="161342.19" table:style-name="ce14">
            <text:p>161.342,19</text:p>
          </table:table-cell>
          <table:table-cell office:value-type="float" office:value="99533.33" table:style-name="ce14">
            <text:p>99.533,3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421" table:style-name="ce13">
            <text:p>421</text:p>
          </table:table-cell>
          <table:table-cell office:value-type="float" office:value="64854.86" table:style-name="ce14">
            <text:p>64.854,86</text:p>
          </table:table-cell>
          <table:table-cell office:value-type="float" office:value="31111.78" table:style-name="ce14">
            <text:p>31.111,7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43" table:style-name="ce13">
            <text:p>43</text:p>
          </table:table-cell>
          <table:table-cell office:value-type="float" office:value="59882" table:style-name="ce14">
            <text:p>59.882,00</text:p>
          </table:table-cell>
          <table:table-cell office:value-type="float" office:value="148152.34" table:style-name="ce14">
            <text:p>148.152,3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1" table:style-name="ce13">
            <text:p>1</text:p>
          </table:table-cell>
          <table:table-cell office:value-type="float" office:value="10824" table:style-name="ce14">
            <text:p>10.824,00</text:p>
          </table:table-cell>
          <table:table-cell office:value-type="float" office:value="224.48" table:style-name="ce14">
            <text:p>224,4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6 kV a 72,5 kV</text:p>
          </table:table-cell>
          <table:table-cell office:value-type="float" office:value="27" table:style-name="ce13">
            <text:p>27</text:p>
          </table:table-cell>
          <table:table-cell office:value-type="float" office:value="82649" table:style-name="ce14">
            <text:p>82.649,00</text:p>
          </table:table-cell>
          <table:table-cell office:value-type="float" office:value="278611.39" table:style-name="ce14">
            <text:p>278.611,3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3" table:style-name="ce13">
            <text:p>3</text:p>
          </table:table-cell>
          <table:table-cell office:value-type="float" office:value="1200" table:style-name="ce14">
            <text:p>1.200,00</text:p>
          </table:table-cell>
          <table:table-cell office:value-type="float" office:value="574.42999999999995" table:style-name="ce14">
            <text:p>574,4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-6.5 mayor o igual a 145 kV</text:p>
          </table:table-cell>
          <table:table-cell office:value-type="float" office:value="13" table:style-name="ce13">
            <text:p>13</text:p>
          </table:table-cell>
          <table:table-cell office:value-type="float" office:value="46998" table:style-name="ce14">
            <text:p>46.998,00</text:p>
          </table:table-cell>
          <table:table-cell office:value-type="float" office:value="42234.11" table:style-name="ce14">
            <text:p>42.234,1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91985" table:style-name="ce13">
            <text:p>91.985</text:p>
          </table:table-cell>
          <table:table-cell office:value-type="float" office:value="762673.55" table:style-name="ce14">
            <text:p>762.673,55</text:p>
          </table:table-cell>
          <table:table-cell office:value-type="float" office:value="730743.58" table:style-name="ce14">
            <text:p>730.743,58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6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TARRAGONA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80" table:default-cell-style-name="ce15"/>
        <table:table-row table:style-name="ro2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12">
            <text:p>Bono Social</text:p>
          </table:table-cell>
          <table:table-cell office:value-type="float" office:value="37272" table:style-name="ce13">
            <text:p>37.272</text:p>
          </table:table-cell>
          <table:table-cell office:value-type="float" office:value="92786.75" table:style-name="ce14">
            <text:p>92.786,75</text:p>
          </table:table-cell>
          <table:table-cell office:value-type="float" office:value="63987.24" table:style-name="ce14">
            <text:p>63.987,2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/Sin D.H.A hasta 10 kW</text:p>
          </table:table-cell>
          <table:table-cell office:value-type="float" office:value="192202" table:style-name="ce13">
            <text:p>192.202</text:p>
          </table:table-cell>
          <table:table-cell office:value-type="float" office:value="840250.32" table:style-name="ce14">
            <text:p>840.250,32</text:p>
          </table:table-cell>
          <table:table-cell office:value-type="float" office:value="403480.63" table:style-name="ce14">
            <text:p>403.480,6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/Sin D.H.A superior a 10 kW</text:p>
          </table:table-cell>
          <table:table-cell office:value-type="float" office:value="1802" table:style-name="ce13">
            <text:p>1.802</text:p>
          </table:table-cell>
          <table:table-cell office:value-type="float" office:value="27573.82" table:style-name="ce14">
            <text:p>27.573,82</text:p>
          </table:table-cell>
          <table:table-cell office:value-type="float" office:value="14525.05" table:style-name="ce14">
            <text:p>14.525,0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339345" table:style-name="ce13">
            <text:p>339.345</text:p>
          </table:table-cell>
          <table:table-cell office:value-type="float" office:value="1602337.38" table:style-name="ce14">
            <text:p>1.602.337,38</text:p>
          </table:table-cell>
          <table:table-cell office:value-type="float" office:value="852963.15" table:style-name="ce14">
            <text:p>852.963,1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34646" table:style-name="ce13">
            <text:p>34.646</text:p>
          </table:table-cell>
          <table:table-cell office:value-type="float" office:value="1014708.01" table:style-name="ce14">
            <text:p>1.014.708,01</text:p>
          </table:table-cell>
          <table:table-cell office:value-type="float" office:value="1067174.1299999999" table:style-name="ce14">
            <text:p>1.067.174,1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310" table:style-name="ce13">
            <text:p>310</text:p>
          </table:table-cell>
          <table:table-cell office:value-type="float" office:value="51677.94" table:style-name="ce14">
            <text:p>51.677,94</text:p>
          </table:table-cell>
          <table:table-cell office:value-type="float" office:value="116005.33" table:style-name="ce14">
            <text:p>116.005,3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483" table:style-name="ce13">
            <text:p>483</text:p>
          </table:table-cell>
          <table:table-cell office:value-type="float" office:value="928812.41" table:style-name="ce14">
            <text:p>928.812,41</text:p>
          </table:table-cell>
          <table:table-cell office:value-type="float" office:value="2565722.3199999998" table:style-name="ce14">
            <text:p>2.565.722,3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6 kV a 72,5 kV</text:p>
          </table:table-cell>
          <table:table-cell office:value-type="float" office:value="4" table:style-name="ce13">
            <text:p>4</text:p>
          </table:table-cell>
          <table:table-cell office:value-type="float" office:value="93200" table:style-name="ce14">
            <text:p>93.200,00</text:p>
          </table:table-cell>
          <table:table-cell office:value-type="float" office:value="777337.56" table:style-name="ce14">
            <text:p>777.337,5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14" table:style-name="ce13">
            <text:p>14</text:p>
          </table:table-cell>
          <table:table-cell office:value-type="float" office:value="183268" table:style-name="ce14">
            <text:p>183.268,00</text:p>
          </table:table-cell>
          <table:table-cell office:value-type="float" office:value="781898.64" table:style-name="ce14">
            <text:p>781.898,6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-6.5 mayor o igual a 145 kV</text:p>
          </table:table-cell>
          <table:table-cell office:value-type="float" office:value="25" table:style-name="ce13">
            <text:p>25</text:p>
          </table:table-cell>
          <table:table-cell office:value-type="float" office:value="237141" table:style-name="ce14">
            <text:p>237.141,00</text:p>
          </table:table-cell>
          <table:table-cell office:value-type="float" office:value="973729.83" table:style-name="ce14">
            <text:p>973.729,8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606103" table:style-name="ce13">
            <text:p>606.103</text:p>
          </table:table-cell>
          <table:table-cell office:value-type="float" office:value="5071755.63" table:style-name="ce14">
            <text:p>5.071.755,63</text:p>
          </table:table-cell>
          <table:table-cell office:value-type="float" office:value="7616823.8799999999" table:style-name="ce14">
            <text:p>7.616.823,88</text:p>
          </table:table-cell>
          <table:table-cell table:number-columns-repeated="16380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6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TERUEL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80" table:default-cell-style-name="ce15"/>
        <table:table-row table:style-name="ro2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12">
            <text:p>Bono Social</text:p>
          </table:table-cell>
          <table:table-cell office:value-type="float" office:value="18031" table:style-name="ce13">
            <text:p>18.031</text:p>
          </table:table-cell>
          <table:table-cell office:value-type="float" office:value="37529.97" table:style-name="ce14">
            <text:p>37.529,97</text:p>
          </table:table-cell>
          <table:table-cell office:value-type="float" office:value="14682.07" table:style-name="ce14">
            <text:p>14.682,0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/Sin D.H.A hasta 10 kW</text:p>
          </table:table-cell>
          <table:table-cell office:value-type="float" office:value="51431" table:style-name="ce13">
            <text:p>51.431</text:p>
          </table:table-cell>
          <table:table-cell office:value-type="float" office:value="199352.74" table:style-name="ce14">
            <text:p>199.352,74</text:p>
          </table:table-cell>
          <table:table-cell office:value-type="float" office:value="86449.34" table:style-name="ce14">
            <text:p>86.449,3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/Sin D.H.A superior a 10 kW</text:p>
          </table:table-cell>
          <table:table-cell office:value-type="float" office:value="325" table:style-name="ce13">
            <text:p>325</text:p>
          </table:table-cell>
          <table:table-cell office:value-type="float" office:value="6160.23" table:style-name="ce14">
            <text:p>6.160,23</text:p>
          </table:table-cell>
          <table:table-cell office:value-type="float" office:value="2732.22" table:style-name="ce14">
            <text:p>2.732,2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57775" table:style-name="ce13">
            <text:p>57.775</text:p>
          </table:table-cell>
          <table:table-cell office:value-type="float" office:value="248663.26" table:style-name="ce14">
            <text:p>248.663,26</text:p>
          </table:table-cell>
          <table:table-cell office:value-type="float" office:value="112243.18" table:style-name="ce14">
            <text:p>112.243,1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6359" table:style-name="ce13">
            <text:p>6.359</text:p>
          </table:table-cell>
          <table:table-cell office:value-type="float" office:value="150339.85999999999" table:style-name="ce14">
            <text:p>150.339,86</text:p>
          </table:table-cell>
          <table:table-cell office:value-type="float" office:value="155991.14000000001" table:style-name="ce14">
            <text:p>155.991,1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537" table:style-name="ce13">
            <text:p>537</text:p>
          </table:table-cell>
          <table:table-cell office:value-type="float" office:value="33421.629999999997" table:style-name="ce14">
            <text:p>33.421,63</text:p>
          </table:table-cell>
          <table:table-cell office:value-type="float" office:value="58004.09" table:style-name="ce14">
            <text:p>58.004,0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87" table:style-name="ce13">
            <text:p>87</text:p>
          </table:table-cell>
          <table:table-cell office:value-type="float" office:value="71948.92" table:style-name="ce14">
            <text:p>71.948,92</text:p>
          </table:table-cell>
          <table:table-cell office:value-type="float" office:value="260372.61" table:style-name="ce14">
            <text:p>260.372,6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5" table:style-name="ce13">
            <text:p>5</text:p>
          </table:table-cell>
          <table:table-cell office:value-type="float" office:value="6376" table:style-name="ce14">
            <text:p>6.376,00</text:p>
          </table:table-cell>
          <table:table-cell office:value-type="float" office:value="12639.16" table:style-name="ce14">
            <text:p>12.639,1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6 kV a 72,5 kV</text:p>
          </table:table-cell>
          <table:table-cell office:value-type="float" office:value="9" table:style-name="ce13">
            <text:p>9</text:p>
          </table:table-cell>
          <table:table-cell office:value-type="float" office:value="25481" table:style-name="ce14">
            <text:p>25.481,00</text:p>
          </table:table-cell>
          <table:table-cell office:value-type="float" office:value="82997.649999999994" table:style-name="ce14">
            <text:p>82.997,6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5" table:style-name="ce13">
            <text:p>5</text:p>
          </table:table-cell>
          <table:table-cell office:value-type="float" office:value="44160" table:style-name="ce14">
            <text:p>44.160,00</text:p>
          </table:table-cell>
          <table:table-cell office:value-type="float" office:value="157119.28" table:style-name="ce14">
            <text:p>157.119,2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-6.5 mayor o igual a 145 kV</text:p>
          </table:table-cell>
          <table:table-cell office:value-type="float" office:value="3" table:style-name="ce13">
            <text:p>3</text:p>
          </table:table-cell>
          <table:table-cell office:value-type="float" office:value="951" table:style-name="ce14">
            <text:p>951,00</text:p>
          </table:table-cell>
          <table:table-cell office:value-type="float" office:value="780.55" table:style-name="ce14">
            <text:p>780,5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134567" table:style-name="ce13">
            <text:p>134.567</text:p>
          </table:table-cell>
          <table:table-cell office:value-type="float" office:value="824384.61" table:style-name="ce14">
            <text:p>824.384,61</text:p>
          </table:table-cell>
          <table:table-cell office:value-type="float" office:value="944011.29" table:style-name="ce14">
            <text:p>944.011,29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6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TOLEDO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80" table:default-cell-style-name="ce15"/>
        <table:table-row table:style-name="ro2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12">
            <text:p>Bono Social</text:p>
          </table:table-cell>
          <table:table-cell office:value-type="float" office:value="42083" table:style-name="ce13">
            <text:p>42.083</text:p>
          </table:table-cell>
          <table:table-cell office:value-type="float" office:value="125427.07" table:style-name="ce14">
            <text:p>125.427,07</text:p>
          </table:table-cell>
          <table:table-cell office:value-type="float" office:value="87488.320000000007" table:style-name="ce14">
            <text:p>87.488,3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/Sin D.H.A hasta 10 kW</text:p>
          </table:table-cell>
          <table:table-cell office:value-type="float" office:value="141428" table:style-name="ce13">
            <text:p>141.428</text:p>
          </table:table-cell>
          <table:table-cell office:value-type="float" office:value="740940.36" table:style-name="ce14">
            <text:p>740.940,36</text:p>
          </table:table-cell>
          <table:table-cell office:value-type="float" office:value="381204.79" table:style-name="ce14">
            <text:p>381.204,7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/Sin D.H.A superior a 10 kW</text:p>
          </table:table-cell>
          <table:table-cell office:value-type="float" office:value="23" table:style-name="ce13">
            <text:p>23</text:p>
          </table:table-cell>
          <table:table-cell office:value-type="float" office:value="517.39" table:style-name="ce14">
            <text:p>517,39</text:p>
          </table:table-cell>
          <table:table-cell office:value-type="float" office:value="567.69000000000005" table:style-name="ce14">
            <text:p>567,6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235938" table:style-name="ce13">
            <text:p>235.938</text:p>
          </table:table-cell>
          <table:table-cell office:value-type="float" office:value="1104225.25" table:style-name="ce14">
            <text:p>1.104.225,25</text:p>
          </table:table-cell>
          <table:table-cell office:value-type="float" office:value="657737.04" table:style-name="ce14">
            <text:p>657.737,0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26619" table:style-name="ce13">
            <text:p>26.619</text:p>
          </table:table-cell>
          <table:table-cell office:value-type="float" office:value="651252.73" table:style-name="ce14">
            <text:p>651.252,73</text:p>
          </table:table-cell>
          <table:table-cell office:value-type="float" office:value="567848.28" table:style-name="ce14">
            <text:p>567.848,2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3820" table:style-name="ce13">
            <text:p>3.820</text:p>
          </table:table-cell>
          <table:table-cell office:value-type="float" office:value="312327.86" table:style-name="ce14">
            <text:p>312.327,86</text:p>
          </table:table-cell>
          <table:table-cell office:value-type="float" office:value="390144.15" table:style-name="ce14">
            <text:p>390.144,1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382" table:style-name="ce13">
            <text:p>382</text:p>
          </table:table-cell>
          <table:table-cell office:value-type="float" office:value="397554" table:style-name="ce14">
            <text:p>397.554,00</text:p>
          </table:table-cell>
          <table:table-cell office:value-type="float" office:value="873522.19" table:style-name="ce14">
            <text:p>873.522,1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6 kV a 72,5 kV</text:p>
          </table:table-cell>
          <table:table-cell office:value-type="float" office:value="32" table:style-name="ce13">
            <text:p>32</text:p>
          </table:table-cell>
          <table:table-cell office:value-type="float" office:value="119594" table:style-name="ce14">
            <text:p>119.594,00</text:p>
          </table:table-cell>
          <table:table-cell office:value-type="float" office:value="261993.87" table:style-name="ce14">
            <text:p>261.993,8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6" table:style-name="ce13">
            <text:p>6</text:p>
          </table:table-cell>
          <table:table-cell office:value-type="float" office:value="38860" table:style-name="ce14">
            <text:p>38.860,00</text:p>
          </table:table-cell>
          <table:table-cell office:value-type="float" office:value="127106.38" table:style-name="ce14">
            <text:p>127.106,3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-6.5 mayor o igual a 145 kV</text:p>
          </table:table-cell>
          <table:table-cell office:value-type="float" office:value="8" table:style-name="ce13">
            <text:p>8</text:p>
          </table:table-cell>
          <table:table-cell office:value-type="float" office:value="59230" table:style-name="ce14">
            <text:p>59.230,00</text:p>
          </table:table-cell>
          <table:table-cell office:value-type="float" office:value="70536.990000000005" table:style-name="ce14">
            <text:p>70.536,9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450339" table:style-name="ce13">
            <text:p>450.339</text:p>
          </table:table-cell>
          <table:table-cell office:value-type="float" office:value="3549928.66" table:style-name="ce14">
            <text:p>3.549.928,66</text:p>
          </table:table-cell>
          <table:table-cell office:value-type="float" office:value="3418149.7" table:style-name="ce14">
            <text:p>3.418.149,70</text:p>
          </table:table-cell>
          <table:table-cell table:number-columns-repeated="16380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6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VALENCIA-VALÈNCIA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80" table:default-cell-style-name="ce15"/>
        <table:table-row table:style-name="ro2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12">
            <text:p>Bono Social</text:p>
          </table:table-cell>
          <table:table-cell office:value-type="float" office:value="136147" table:style-name="ce13">
            <text:p>136.147</text:p>
          </table:table-cell>
          <table:table-cell office:value-type="float" office:value="349506.68" table:style-name="ce14">
            <text:p>349.506,68</text:p>
          </table:table-cell>
          <table:table-cell office:value-type="float" office:value="263639.08" table:style-name="ce14">
            <text:p>263.639,0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/Sin D.H.A hasta 10 kW</text:p>
          </table:table-cell>
          <table:table-cell office:value-type="float" office:value="421590" table:style-name="ce13">
            <text:p>421.590</text:p>
          </table:table-cell>
          <table:table-cell office:value-type="float" office:value="1714207.5" table:style-name="ce14">
            <text:p>1.714.207,50</text:p>
          </table:table-cell>
          <table:table-cell office:value-type="float" office:value="997327.01" table:style-name="ce14">
            <text:p>997.327,0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/Sin D.H.A superior a 10 kW</text:p>
          </table:table-cell>
          <table:table-cell office:value-type="float" office:value="227" table:style-name="ce13">
            <text:p>227</text:p>
          </table:table-cell>
          <table:table-cell office:value-type="float" office:value="7599.42" table:style-name="ce14">
            <text:p>7.599,42</text:p>
          </table:table-cell>
          <table:table-cell office:value-type="float" office:value="5790.87" table:style-name="ce14">
            <text:p>5.790,8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980827" table:style-name="ce13">
            <text:p>980.827</text:p>
          </table:table-cell>
          <table:table-cell office:value-type="float" office:value="32938859.699999999" table:style-name="ce14">
            <text:p>32.938.859,70</text:p>
          </table:table-cell>
          <table:table-cell office:value-type="float" office:value="2506328.08" table:style-name="ce14">
            <text:p>2.506.328,0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70893" table:style-name="ce13">
            <text:p>70.893</text:p>
          </table:table-cell>
          <table:table-cell office:value-type="float" office:value="15642987.02" table:style-name="ce14">
            <text:p>15.642.987,02</text:p>
          </table:table-cell>
          <table:table-cell office:value-type="float" office:value="1737390.65" table:style-name="ce14">
            <text:p>1.737.390,6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8791" table:style-name="ce13">
            <text:p>8.791</text:p>
          </table:table-cell>
          <table:table-cell office:value-type="float" office:value="856114.43" table:style-name="ce14">
            <text:p>856.114,43</text:p>
          </table:table-cell>
          <table:table-cell office:value-type="float" office:value="1337265.47" table:style-name="ce14">
            <text:p>1.337.265,4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1231" table:style-name="ce13">
            <text:p>1.231</text:p>
          </table:table-cell>
          <table:table-cell office:value-type="float" office:value="1182367.26" table:style-name="ce14">
            <text:p>1.182.367,26</text:p>
          </table:table-cell>
          <table:table-cell office:value-type="float" office:value="3385600.24" table:style-name="ce14">
            <text:p>3.385.600,2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6 kV a 72,5 kV</text:p>
          </table:table-cell>
          <table:table-cell office:value-type="float" office:value="10" table:style-name="ce13">
            <text:p>10</text:p>
          </table:table-cell>
          <table:table-cell office:value-type="float" office:value="50313" table:style-name="ce14">
            <text:p>50.313,00</text:p>
          </table:table-cell>
          <table:table-cell office:value-type="float" office:value="135796" table:style-name="ce14">
            <text:p>135.796,0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18" table:style-name="ce13">
            <text:p>18</text:p>
          </table:table-cell>
          <table:table-cell office:value-type="float" office:value="169471" table:style-name="ce14">
            <text:p>169.471,00</text:p>
          </table:table-cell>
          <table:table-cell office:value-type="float" office:value="665051.88" table:style-name="ce14">
            <text:p>665.051,8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-6.5 mayor o igual a 145 kV</text:p>
          </table:table-cell>
          <table:table-cell office:value-type="float" office:value="16" table:style-name="ce13">
            <text:p>16</text:p>
          </table:table-cell>
          <table:table-cell office:value-type="float" office:value="106880" table:style-name="ce14">
            <text:p>106.880,00</text:p>
          </table:table-cell>
          <table:table-cell office:value-type="float" office:value="272773.65000000002" table:style-name="ce14">
            <text:p>272.773,6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1619750" table:style-name="ce13">
            <text:p>1.619.750</text:p>
          </table:table-cell>
          <table:table-cell office:value-type="float" office:value="53018306.009999998" table:style-name="ce14">
            <text:p>53.018.306,01</text:p>
          </table:table-cell>
          <table:table-cell office:value-type="float" office:value="11306962.93" table:style-name="ce14">
            <text:p>11.306.962,93</text:p>
          </table:table-cell>
          <table:table-cell table:number-columns-repeated="16380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6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VALLADOLID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80" table:default-cell-style-name="ce15"/>
        <table:table-row table:style-name="ro2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12">
            <text:p>Bono Social</text:p>
          </table:table-cell>
          <table:table-cell office:value-type="float" office:value="21599" table:style-name="ce13">
            <text:p>21.599</text:p>
          </table:table-cell>
          <table:table-cell office:value-type="float" office:value="59037.49" table:style-name="ce14">
            <text:p>59.037,49</text:p>
          </table:table-cell>
          <table:table-cell office:value-type="float" office:value="33421.980000000003" table:style-name="ce14">
            <text:p>33.421,9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/Sin D.H.A hasta 10 kW</text:p>
          </table:table-cell>
          <table:table-cell office:value-type="float" office:value="69047" table:style-name="ce13">
            <text:p>69.047</text:p>
          </table:table-cell>
          <table:table-cell office:value-type="float" office:value="260405.38" table:style-name="ce14">
            <text:p>260.405,38</text:p>
          </table:table-cell>
          <table:table-cell office:value-type="float" office:value="144742.09" table:style-name="ce14">
            <text:p>144.742,0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/Sin D.H.A superior a 10 kW</text:p>
          </table:table-cell>
          <table:table-cell office:value-type="float" office:value="23" table:style-name="ce13">
            <text:p>23</text:p>
          </table:table-cell>
          <table:table-cell office:value-type="float" office:value="336" table:style-name="ce14">
            <text:p>336,00</text:p>
          </table:table-cell>
          <table:table-cell office:value-type="float" office:value="497.03" table:style-name="ce14">
            <text:p>497,0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223153" table:style-name="ce13">
            <text:p>223.153</text:p>
          </table:table-cell>
          <table:table-cell office:value-type="float" office:value="879214.1" table:style-name="ce14">
            <text:p>879.214,10</text:p>
          </table:table-cell>
          <table:table-cell office:value-type="float" office:value="443951.59" table:style-name="ce14">
            <text:p>443.951,5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18074" table:style-name="ce13">
            <text:p>18.074</text:p>
          </table:table-cell>
          <table:table-cell office:value-type="float" office:value="454598.99" table:style-name="ce14">
            <text:p>454.598,99</text:p>
          </table:table-cell>
          <table:table-cell office:value-type="float" office:value="451996.9" table:style-name="ce14">
            <text:p>451.996,9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2577" table:style-name="ce13">
            <text:p>2.577</text:p>
          </table:table-cell>
          <table:table-cell office:value-type="float" office:value="203010.82" table:style-name="ce14">
            <text:p>203.010,82</text:p>
          </table:table-cell>
          <table:table-cell office:value-type="float" office:value="270150.25" table:style-name="ce14">
            <text:p>270.150,2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221" table:style-name="ce13">
            <text:p>221</text:p>
          </table:table-cell>
          <table:table-cell office:value-type="float" office:value="187156" table:style-name="ce14">
            <text:p>187.156,00</text:p>
          </table:table-cell>
          <table:table-cell office:value-type="float" office:value="435132.42" table:style-name="ce14">
            <text:p>435.132,4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1" table:style-name="ce13">
            <text:p>1</text:p>
          </table:table-cell>
          <table:table-cell office:value-type="float" office:value="630" table:style-name="ce14">
            <text:p>630,00</text:p>
          </table:table-cell>
          <table:table-cell office:value-type="float" office:value="2163" table:style-name="ce14">
            <text:p>2.163,0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6 kV a 72,5 kV</text:p>
          </table:table-cell>
          <table:table-cell office:value-type="float" office:value="97" table:style-name="ce13">
            <text:p>97</text:p>
          </table:table-cell>
          <table:table-cell office:value-type="float" office:value="203122" table:style-name="ce14">
            <text:p>203.122,00</text:p>
          </table:table-cell>
          <table:table-cell office:value-type="float" office:value="911542.32" table:style-name="ce14">
            <text:p>911.542,3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1" table:style-name="ce13">
            <text:p>1</text:p>
          </table:table-cell>
          <table:table-cell office:value-type="float" office:value="7900" table:style-name="ce14">
            <text:p>7.900,00</text:p>
          </table:table-cell>
          <table:table-cell office:value-type="float" office:value="53139.68" table:style-name="ce14">
            <text:p>53.139,6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-6.5 mayor o igual a 145 kV</text:p>
          </table:table-cell>
          <table:table-cell office:value-type="float" office:value="6" table:style-name="ce13">
            <text:p>6</text:p>
          </table:table-cell>
          <table:table-cell office:value-type="float" office:value="31375" table:style-name="ce14">
            <text:p>31.375,00</text:p>
          </table:table-cell>
          <table:table-cell office:value-type="float" office:value="26140.28" table:style-name="ce14">
            <text:p>26.140,2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334799" table:style-name="ce13">
            <text:p>334.799</text:p>
          </table:table-cell>
          <table:table-cell office:value-type="float" office:value="2286785.7799999998" table:style-name="ce14">
            <text:p>2.286.785,78</text:p>
          </table:table-cell>
          <table:table-cell office:value-type="float" office:value="2772877.54" table:style-name="ce14">
            <text:p>2.772.877,54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6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BIZKAIA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80" table:default-cell-style-name="ce15"/>
        <table:table-row table:style-name="ro2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12">
            <text:p>Bono Social</text:p>
          </table:table-cell>
          <table:table-cell office:value-type="float" office:value="45541" table:style-name="ce13">
            <text:p>45.541</text:p>
          </table:table-cell>
          <table:table-cell office:value-type="float" office:value="130075.94" table:style-name="ce14">
            <text:p>130.075,94</text:p>
          </table:table-cell>
          <table:table-cell office:value-type="float" office:value="83780.58" table:style-name="ce14">
            <text:p>83.780,5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/Sin D.H.A hasta 10 kW</text:p>
          </table:table-cell>
          <table:table-cell office:value-type="float" office:value="157790" table:style-name="ce13">
            <text:p>157.790</text:p>
          </table:table-cell>
          <table:table-cell office:value-type="float" office:value="604219.54" table:style-name="ce14">
            <text:p>604.219,54</text:p>
          </table:table-cell>
          <table:table-cell office:value-type="float" office:value="354563.95" table:style-name="ce14">
            <text:p>354.563,9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/Sin D.H.A superior a 10 kW</text:p>
          </table:table-cell>
          <table:table-cell office:value-type="float" office:value="83" table:style-name="ce13">
            <text:p>83</text:p>
          </table:table-cell>
          <table:table-cell office:value-type="float" office:value="2331.4899999999998" table:style-name="ce14">
            <text:p>2.331,49</text:p>
          </table:table-cell>
          <table:table-cell office:value-type="float" office:value="2075.58" table:style-name="ce14">
            <text:p>2.075,5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420350" table:style-name="ce13">
            <text:p>420.350</text:p>
          </table:table-cell>
          <table:table-cell office:value-type="float" office:value="1690562.68" table:style-name="ce14">
            <text:p>1.690.562,68</text:p>
          </table:table-cell>
          <table:table-cell office:value-type="float" office:value="944489.15" table:style-name="ce14">
            <text:p>944.489,1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37519" table:style-name="ce13">
            <text:p>37.519</text:p>
          </table:table-cell>
          <table:table-cell office:value-type="float" office:value="1155507.6299999999" table:style-name="ce14">
            <text:p>1.155.507,63</text:p>
          </table:table-cell>
          <table:table-cell office:value-type="float" office:value="1014474.56" table:style-name="ce14">
            <text:p>1.014.474,5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1093" table:style-name="ce13">
            <text:p>1.093</text:p>
          </table:table-cell>
          <table:table-cell office:value-type="float" office:value="167279.35" table:style-name="ce14">
            <text:p>167.279,35</text:p>
          </table:table-cell>
          <table:table-cell office:value-type="float" office:value="296159" table:style-name="ce14">
            <text:p>296.159,0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357" table:style-name="ce13">
            <text:p>357</text:p>
          </table:table-cell>
          <table:table-cell office:value-type="float" office:value="314559.09999999998" table:style-name="ce14">
            <text:p>314.559,10</text:p>
          </table:table-cell>
          <table:table-cell office:value-type="float" office:value="794382.68" table:style-name="ce14">
            <text:p>794.382,6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318" table:style-name="ce13">
            <text:p>318</text:p>
          </table:table-cell>
          <table:table-cell office:value-type="float" office:value="410709.58" table:style-name="ce14">
            <text:p>410.709,58</text:p>
          </table:table-cell>
          <table:table-cell office:value-type="float" office:value="1233400.1599999999" table:style-name="ce14">
            <text:p>1.233.400,1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6 kV a 72,5 kV</text:p>
          </table:table-cell>
          <table:table-cell office:value-type="float" office:value="7" table:style-name="ce13">
            <text:p>7</text:p>
          </table:table-cell>
          <table:table-cell office:value-type="float" office:value="3157" table:style-name="ce14">
            <text:p>3.157,00</text:p>
          </table:table-cell>
          <table:table-cell office:value-type="float" office:value="9992.2900000000009" table:style-name="ce14">
            <text:p>9.992,2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13" table:style-name="ce13">
            <text:p>13</text:p>
          </table:table-cell>
          <table:table-cell office:value-type="float" office:value="241331" table:style-name="ce14">
            <text:p>241.331,00</text:p>
          </table:table-cell>
          <table:table-cell office:value-type="float" office:value="1375478.22" table:style-name="ce14">
            <text:p>1.375.478,2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-6.5 mayor o igual a 145 kV</text:p>
          </table:table-cell>
          <table:table-cell office:value-type="float" office:value="6" table:style-name="ce13">
            <text:p>6</text:p>
          </table:table-cell>
          <table:table-cell office:value-type="float" office:value="510200" table:style-name="ce14">
            <text:p>510.200,00</text:p>
          </table:table-cell>
          <table:table-cell office:value-type="float" office:value="1291784.3" table:style-name="ce14">
            <text:p>1.291.784,3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663077" table:style-name="ce13">
            <text:p>663.077</text:p>
          </table:table-cell>
          <table:table-cell office:value-type="float" office:value="5229933.3099999996" table:style-name="ce14">
            <text:p>5.229.933,31</text:p>
          </table:table-cell>
          <table:table-cell office:value-type="float" office:value="7400580.4699999997" table:style-name="ce14">
            <text:p>7.400.580,47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6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ZAMORA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80" table:default-cell-style-name="ce15"/>
        <table:table-row table:style-name="ro2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12">
            <text:p>Bono Social</text:p>
          </table:table-cell>
          <table:table-cell office:value-type="float" office:value="17640" table:style-name="ce13">
            <text:p>17.640</text:p>
          </table:table-cell>
          <table:table-cell office:value-type="float" office:value="43463.11" table:style-name="ce14">
            <text:p>43.463,11</text:p>
          </table:table-cell>
          <table:table-cell office:value-type="float" office:value="21664.04" table:style-name="ce14">
            <text:p>21.664,0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/Sin D.H.A hasta 10 kW</text:p>
          </table:table-cell>
          <table:table-cell office:value-type="float" office:value="39773" table:style-name="ce13">
            <text:p>39.773</text:p>
          </table:table-cell>
          <table:table-cell office:value-type="float" office:value="147176.49" table:style-name="ce14">
            <text:p>147.176,49</text:p>
          </table:table-cell>
          <table:table-cell office:value-type="float" office:value="72058.210000000006" table:style-name="ce14">
            <text:p>72.058,2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/Sin D.H.A superior a 10 kW</text:p>
          </table:table-cell>
          <table:table-cell office:value-type="float" office:value="12" table:style-name="ce13">
            <text:p>12</text:p>
          </table:table-cell>
          <table:table-cell office:value-type="float" office:value="222" table:style-name="ce14">
            <text:p>222,00</text:p>
          </table:table-cell>
          <table:table-cell office:value-type="float" office:value="278.87" table:style-name="ce14">
            <text:p>278,8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103974" table:style-name="ce13">
            <text:p>103.974</text:p>
          </table:table-cell>
          <table:table-cell office:value-type="float" office:value="397117.98" table:style-name="ce14">
            <text:p>397.117,98</text:p>
          </table:table-cell>
          <table:table-cell office:value-type="float" office:value="191147.73" table:style-name="ce14">
            <text:p>191.147,7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6304" table:style-name="ce13">
            <text:p>6.304</text:p>
          </table:table-cell>
          <table:table-cell office:value-type="float" office:value="131982.25" table:style-name="ce14">
            <text:p>131.982,25</text:p>
          </table:table-cell>
          <table:table-cell office:value-type="float" office:value="139241.35999999999" table:style-name="ce14">
            <text:p>139.241,3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1018" table:style-name="ce13">
            <text:p>1.018</text:p>
          </table:table-cell>
          <table:table-cell office:value-type="float" office:value="50441.68" table:style-name="ce14">
            <text:p>50.441,68</text:p>
          </table:table-cell>
          <table:table-cell office:value-type="float" office:value="69688.56" table:style-name="ce14">
            <text:p>69.688,5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57" table:style-name="ce13">
            <text:p>57</text:p>
          </table:table-cell>
          <table:table-cell office:value-type="float" office:value="61268" table:style-name="ce14">
            <text:p>61.268,00</text:p>
          </table:table-cell>
          <table:table-cell office:value-type="float" office:value="76318.820000000007" table:style-name="ce14">
            <text:p>76.318,8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6 kV a 72,5 kV</text:p>
          </table:table-cell>
          <table:table-cell office:value-type="float" office:value="43" table:style-name="ce13">
            <text:p>43</text:p>
          </table:table-cell>
          <table:table-cell office:value-type="float" office:value="29214.5" table:style-name="ce14">
            <text:p>29.214,50</text:p>
          </table:table-cell>
          <table:table-cell office:value-type="float" office:value="68071.289999999994" table:style-name="ce14">
            <text:p>68.071,2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1" table:style-name="ce13">
            <text:p>1</text:p>
          </table:table-cell>
          <table:table-cell office:value-type="float" office:value="5400" table:style-name="ce14">
            <text:p>5.400,00</text:p>
          </table:table-cell>
          <table:table-cell office:value-type="float" office:value="951" table:style-name="ce14">
            <text:p>951,0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-6.5 mayor o igual a 145 kV</text:p>
          </table:table-cell>
          <table:table-cell office:value-type="float" office:value="19" table:style-name="ce13">
            <text:p>19</text:p>
          </table:table-cell>
          <table:table-cell office:value-type="float" office:value="32795" table:style-name="ce14">
            <text:p>32.795,00</text:p>
          </table:table-cell>
          <table:table-cell office:value-type="float" office:value="8054.13" table:style-name="ce14">
            <text:p>8.054,1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168841" table:style-name="ce13">
            <text:p>168.841</text:p>
          </table:table-cell>
          <table:table-cell office:value-type="float" office:value="899081.01" table:style-name="ce14">
            <text:p>899.081,01</text:p>
          </table:table-cell>
          <table:table-cell office:value-type="float" office:value="647474.01" table:style-name="ce14">
            <text:p>647.474,01</text:p>
          </table:table-cell>
          <table:table-cell table:number-columns-repeated="16380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6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ZARAGOZA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80" table:default-cell-style-name="ce15"/>
        <table:table-row table:style-name="ro2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12">
            <text:p>Bono Social</text:p>
          </table:table-cell>
          <table:table-cell office:value-type="float" office:value="33834" table:style-name="ce13">
            <text:p>33.834</text:p>
          </table:table-cell>
          <table:table-cell office:value-type="float" office:value="98681.31" table:style-name="ce14">
            <text:p>98.681,31</text:p>
          </table:table-cell>
          <table:table-cell office:value-type="float" office:value="54349.599999999999" table:style-name="ce14">
            <text:p>54.349,6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/Sin D.H.A hasta 10 kW</text:p>
          </table:table-cell>
          <table:table-cell office:value-type="float" office:value="183506" table:style-name="ce13">
            <text:p>183.506</text:p>
          </table:table-cell>
          <table:table-cell office:value-type="float" office:value="796998.03" table:style-name="ce14">
            <text:p>796.998,03</text:p>
          </table:table-cell>
          <table:table-cell office:value-type="float" office:value="391652.22" table:style-name="ce14">
            <text:p>391.652,2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/Sin D.H.A superior a 10 kW</text:p>
          </table:table-cell>
          <table:table-cell office:value-type="float" office:value="1779" table:style-name="ce13">
            <text:p>1.779</text:p>
          </table:table-cell>
          <table:table-cell office:value-type="float" office:value="31500.45" table:style-name="ce14">
            <text:p>31.500,45</text:p>
          </table:table-cell>
          <table:table-cell office:value-type="float" office:value="17050.05" table:style-name="ce14">
            <text:p>17.050,0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338950" table:style-name="ce13">
            <text:p>338.950</text:p>
          </table:table-cell>
          <table:table-cell office:value-type="float" office:value="1578654.69" table:style-name="ce14">
            <text:p>1.578.654,69</text:p>
          </table:table-cell>
          <table:table-cell office:value-type="float" office:value="775294.69" table:style-name="ce14">
            <text:p>775.294,6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35134" table:style-name="ce13">
            <text:p>35.134</text:p>
          </table:table-cell>
          <table:table-cell office:value-type="float" office:value="1128604.3700000001" table:style-name="ce14">
            <text:p>1.128.604,37</text:p>
          </table:table-cell>
          <table:table-cell office:value-type="float" office:value="917530.93" table:style-name="ce14">
            <text:p>917.530,9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2727" table:style-name="ce13">
            <text:p>2.727</text:p>
          </table:table-cell>
          <table:table-cell office:value-type="float" office:value="281726.61" table:style-name="ce14">
            <text:p>281.726,61</text:p>
          </table:table-cell>
          <table:table-cell office:value-type="float" office:value="441241.19" table:style-name="ce14">
            <text:p>441.241,1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639" table:style-name="ce13">
            <text:p>639</text:p>
          </table:table-cell>
          <table:table-cell office:value-type="float" office:value="581422.07999999996" table:style-name="ce14">
            <text:p>581.422,08</text:p>
          </table:table-cell>
          <table:table-cell office:value-type="float" office:value="1357329.75" table:style-name="ce14">
            <text:p>1.357.329,7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2" table:style-name="ce13">
            <text:p>2</text:p>
          </table:table-cell>
          <table:table-cell office:value-type="float" office:value="6600" table:style-name="ce14">
            <text:p>6.600,00</text:p>
          </table:table-cell>
          <table:table-cell office:value-type="float" office:value="41838.120000000003" table:style-name="ce14">
            <text:p>41.838,1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6 kV a 72,5 kV</text:p>
          </table:table-cell>
          <table:table-cell office:value-type="float" office:value="80" table:style-name="ce13">
            <text:p>80</text:p>
          </table:table-cell>
          <table:table-cell office:value-type="float" office:value="230433.06" table:style-name="ce14">
            <text:p>230.433,06</text:p>
          </table:table-cell>
          <table:table-cell office:value-type="float" office:value="1187416.33" table:style-name="ce14">
            <text:p>1.187.416,3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5" table:style-name="ce13">
            <text:p>5</text:p>
          </table:table-cell>
          <table:table-cell office:value-type="float" office:value="5688" table:style-name="ce14">
            <text:p>5.688,00</text:p>
          </table:table-cell>
          <table:table-cell office:value-type="float" office:value="1819.98" table:style-name="ce14">
            <text:p>1.819,9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-6.5 mayor o igual a 145 kV</text:p>
          </table:table-cell>
          <table:table-cell office:value-type="float" office:value="33" table:style-name="ce13">
            <text:p>33</text:p>
          </table:table-cell>
          <table:table-cell office:value-type="float" office:value="291371" table:style-name="ce14">
            <text:p>291.371,00</text:p>
          </table:table-cell>
          <table:table-cell office:value-type="float" office:value="1166878.51" table:style-name="ce14">
            <text:p>1.166.878,5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596689" table:style-name="ce13">
            <text:p>596.689</text:p>
          </table:table-cell>
          <table:table-cell office:value-type="float" office:value="5031679.5999999996" table:style-name="ce14">
            <text:p>5.031.679,60</text:p>
          </table:table-cell>
          <table:table-cell office:value-type="float" office:value="6352401.3700000001" table:style-name="ce14">
            <text:p>6.352.401,37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6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MELILLA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80" table:default-cell-style-name="ce15"/>
        <table:table-row table:style-name="ro2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12">
            <text:p>Bono Social</text:p>
          </table:table-cell>
          <table:table-cell office:value-type="float" office:value="59" table:style-name="ce13">
            <text:p>59</text:p>
          </table:table-cell>
          <table:table-cell office:value-type="float" office:value="242.4" table:style-name="ce14">
            <text:p>242,40</text:p>
          </table:table-cell>
          <table:table-cell office:value-type="float" office:value="160.19" table:style-name="ce14">
            <text:p>160,1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/Sin D.H.A hasta 10 kW</text:p>
          </table:table-cell>
          <table:table-cell office:value-type="float" office:value="81" table:style-name="ce13">
            <text:p>81</text:p>
          </table:table-cell>
          <table:table-cell office:value-type="float" office:value="350.13" table:style-name="ce14">
            <text:p>350,13</text:p>
          </table:table-cell>
          <table:table-cell office:value-type="float" office:value="210.56" table:style-name="ce14">
            <text:p>210,5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/Sin D.H.A superior a 10 kW</text:p>
          </table:table-cell>
          <table:table-cell office:value-type="float" office:value="5" table:style-name="ce13">
            <text:p>5</text:p>
          </table:table-cell>
          <table:table-cell office:value-type="float" office:value="70.760000000000005" table:style-name="ce14">
            <text:p>70,76</text:p>
          </table:table-cell>
          <table:table-cell office:value-type="float" office:value="18.059999999999999" table:style-name="ce14">
            <text:p>18,0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30201" table:style-name="ce13">
            <text:p>30.201</text:p>
          </table:table-cell>
          <table:table-cell office:value-type="float" office:value="5758.03" table:style-name="ce14">
            <text:p>5.758,03</text:p>
          </table:table-cell>
          <table:table-cell office:value-type="float" office:value="71961.58" table:style-name="ce14">
            <text:p>71.961,5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2787" table:style-name="ce13">
            <text:p>2.787</text:p>
          </table:table-cell>
          <table:table-cell office:value-type="float" office:value="7839.25" table:style-name="ce14">
            <text:p>7.839,25</text:p>
          </table:table-cell>
          <table:table-cell office:value-type="float" office:value="62676.08" table:style-name="ce14">
            <text:p>62.676,0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53" table:style-name="ce13">
            <text:p>53</text:p>
          </table:table-cell>
          <table:table-cell office:value-type="float" office:value="1844.31" table:style-name="ce14">
            <text:p>1.844,31</text:p>
          </table:table-cell>
          <table:table-cell office:value-type="float" office:value="17426.88" table:style-name="ce14">
            <text:p>17.426,8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13" table:style-name="ce13">
            <text:p>13</text:p>
          </table:table-cell>
          <table:table-cell office:value-type="float" office:value="3518.63" table:style-name="ce14">
            <text:p>3.518,63</text:p>
          </table:table-cell>
          <table:table-cell office:value-type="float" office:value="52677.36" table:style-name="ce14">
            <text:p>52.677,3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6 kV a 72,5 kV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,00</text:p>
          </table:table-cell>
          <table:table-cell office:value-type="float" office:value="0" table:style-name="ce14">
            <text:p>0,0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,00</text:p>
          </table:table-cell>
          <table:table-cell office:value-type="float" office:value="0" table:style-name="ce14">
            <text:p>0,0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33199" table:style-name="ce13">
            <text:p>33.199</text:p>
          </table:table-cell>
          <table:table-cell office:value-type="float" office:value="19623.509999999998" table:style-name="ce14">
            <text:p>19.623,51</text:p>
          </table:table-cell>
          <table:table-cell office:value-type="float" office:value="205130.71" table:style-name="ce14">
            <text:p>205.130,71</text:p>
          </table:table-cell>
          <table:table-cell table:number-columns-repeated="16380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16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CEUTA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80" table:default-cell-style-name="ce15"/>
        <table:table-row table:style-name="ro2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12">
            <text:p>PVPC Con/Sin D.H.A hasta 10 kW</text:p>
          </table:table-cell>
          <table:table-cell office:value-type="float" office:value="26711" table:style-name="ce13">
            <text:p>26.711</text:p>
          </table:table-cell>
          <table:table-cell office:value-type="float" office:value="112477.45" table:style-name="ce14">
            <text:p>112.477,45</text:p>
          </table:table-cell>
          <table:table-cell office:value-type="float" office:value="70363.039999999994" table:style-name="ce14">
            <text:p>70.363,0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/Sin D.H.A superior a 10 kW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,00</text:p>
          </table:table-cell>
          <table:table-cell office:value-type="float" office:value="94.96" table:style-name="ce14">
            <text:p>94,9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226" table:style-name="ce13">
            <text:p>226</text:p>
          </table:table-cell>
          <table:table-cell office:value-type="float" office:value="1301.8800000000001" table:style-name="ce14">
            <text:p>1.301,88</text:p>
          </table:table-cell>
          <table:table-cell office:value-type="float" office:value="1164.51" table:style-name="ce14">
            <text:p>1.164,5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2122" table:style-name="ce13">
            <text:p>2.122</text:p>
          </table:table-cell>
          <table:table-cell office:value-type="float" office:value="51966.76" table:style-name="ce14">
            <text:p>51.966,76</text:p>
          </table:table-cell>
          <table:table-cell office:value-type="float" office:value="75346.960000000006" table:style-name="ce14">
            <text:p>75.346,9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45" table:style-name="ce13">
            <text:p>45</text:p>
          </table:table-cell>
          <table:table-cell office:value-type="float" office:value="6842" table:style-name="ce14">
            <text:p>6.842,00</text:p>
          </table:table-cell>
          <table:table-cell office:value-type="float" office:value="16321.48" table:style-name="ce14">
            <text:p>16.321,4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11" table:style-name="ce13">
            <text:p>11</text:p>
          </table:table-cell>
          <table:table-cell office:value-type="float" office:value="10995" table:style-name="ce14">
            <text:p>10.995,00</text:p>
          </table:table-cell>
          <table:table-cell office:value-type="float" office:value="48730.61" table:style-name="ce14">
            <text:p>48.730,6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6 kV a 72,5 kV</text:p>
          </table:table-cell>
          <table:table-cell office:value-type="float" office:value="1" table:style-name="ce13">
            <text:p>1</text:p>
          </table:table-cell>
          <table:table-cell office:value-type="float" office:value="50" table:style-name="ce14">
            <text:p>50,00</text:p>
          </table:table-cell>
          <table:table-cell office:value-type="float" office:value="11.43" table:style-name="ce14">
            <text:p>11,4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,00</text:p>
          </table:table-cell>
          <table:table-cell office:value-type="float" office:value="0" table:style-name="ce14">
            <text:p>0,0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29116" table:style-name="ce13">
            <text:p>29.116</text:p>
          </table:table-cell>
          <table:table-cell office:value-type="float" office:value="183633.09" table:style-name="ce14">
            <text:p>183.633,09</text:p>
          </table:table-cell>
          <table:table-cell office:value-type="float" office:value="212032.99" table:style-name="ce14">
            <text:p>212.032,99</text:p>
          </table:table-cell>
          <table:table-cell table:number-columns-repeated="16380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office:value-type="string" table:style-name="ce16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5in" fo:margin-left="0.75in" fo:margin-right="0.75in" fo:margin-bottom="0in"/>
      </style:header-style>
      <style:footer-style>
        <style:header-footer-properties fo:min-height="0in" fo:margin-left="0.75in" fo:margin-right="0.75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19-02-28T13:04:45Z</meta:creation-date>
    <dc:date>2019-02-28T13:04:51Z</dc:date>
  </office:meta>
</office:document-meta>
</file>